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1.085cm"/>
    </style:style>
    <style:style style:name="co4" style:family="table-column">
      <style:table-column-properties fo:break-before="auto" style:column-width="8.705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5.66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4.92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517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0.423cm" fo:break-before="auto" style:use-optimal-row-height="tru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 style:data-style-name="N100">
      <style:table-cell-properties fo:border-bottom="0.035cm solid #000000" style:diagonal-bl-tr="none" style:diagonal-tl-br="none" fo:wrap-option="wrap" fo:border-left="none" fo:border-right="none" fo:border-top="0.035cm solid #000000" style:vertical-align="bottom"/>
    </style:style>
    <style:style style:name="ce6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</style:style>
    <style:style style:name="ce9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</style:style>
    <style:style style:name="ce10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 style:vertical-align="bottom"/>
    </style:style>
    <style:style style:name="ce16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/>
    </style:style>
    <style:style style:name="ce19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</style:style>
    <style:style style:name="ce25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</style:style>
    <style:style style:name="ce27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</style:style>
    <style:style style:name="ce28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1" style:family="table-cell" style:parent-style-name="Defaul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</office:automatic-styles>
  <office:body>
    <office:spreadsheet>
      <table:table table:name="Chyby LH _SSV 2009_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23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trana</text:p>
          </table:table-cell>
          <table:table-cell table:style-name="ce11" office:value-type="string">
            <text:p>riadok</text:p>
          </table:table-cell>
          <table:table-cell table:style-name="ce20" office:value-type="string">
            <text:p>typ chyby</text:p>
          </table:table-cell>
          <table:table-cell table:style-name="ce11" office:value-type="string">
            <text:p>popis chyby</text:p>
          </table:table-cell>
          <table:table-cell table:style-name="ce11" office:value-type="string">
            <text:p>je uvedené</text:p>
          </table:table-cell>
          <table:table-cell table:style-name="ce11" office:value-type="string">
            <text:p>má byť</text:p>
          </table:table-cell>
          <table:table-cell table:style-name="ce11" office:value-type="string">
            <text:p>pozn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elá LH</text:p>
          </table:table-cell>
          <table:table-cell table:style-name="ce12"/>
          <table:table-cell table:style-name="ce21" office:value-type="string">
            <text:p>3</text:p>
          </table:table-cell>
          <table:table-cell table:style-name="ce12" office:value-type="string">
            <text:p>chybné (nespisovné) slovo ("tohoto"; niekde správne uvádzané "tohto") - navrhujem nahradiť "strojovo" v celom vydaní LH</text:p>
          </table:table-cell>
          <table:table-cell table:style-name="ce12" office:value-type="string">
            <text:p>tohoto</text:p>
          </table:table-cell>
          <table:table-cell table:style-name="ce12" office:value-type="string">
            <text:p>tohto</text:p>
          </table:table-cell>
          <table:table-cell table:style-name="ce12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2"/>
          <table:table-cell table:style-name="ce21"/>
          <table:table-cell table:style-name="ce12" table:number-columns-repeated="4"/>
          <table:table-cell table:number-columns-repeated="1017"/>
        </table:table-row>
        <table:table-row table:style-name="ro3">
          <table:table-cell table:style-name="ce3"/>
          <table:table-cell table:style-name="ce13"/>
          <table:table-cell table:style-name="ce22"/>
          <table:table-cell table:style-name="ce13" table:number-columns-repeated="4"/>
          <table:table-cell table:number-columns-repeated="1017"/>
        </table:table-row>
        <table:table-row table:style-name="ro4">
          <table:table-cell office:value-type="string">
            <text:p>ST-SS, 1</text:p>
          </table:table-cell>
          <table:table-cell office:value-type="string">
            <text:p>1. žalmu</text:p>
          </table:table-cell>
          <table:table-cell office:value-type="string">
            <text:p>3</text:p>
          </table:table-cell>
          <table:table-cell office:value-type="string">
            <text:p>chýba čiarka za slovom „Bože“</text:p>
          </table:table-cell>
          <table:table-cell office:value-type="string">
            <text:p>Bože ty...</text:p>
          </table:table-cell>
          <table:table-cell office:value-type="string">
            <text:p>Bože, ty</text:p>
          </table:table-cell>
          <table:table-cell table:number-columns-repeated="1018"/>
        </table:table-row>
        <table:table-row table:style-name="ro4">
          <table:table-cell office:value-type="string">
            <text:p>ST-SS, 2</text:p>
          </table:table-cell>
          <table:table-cell office:value-type="string">
            <text:p>8. zdola</text:p>
          </table:table-cell>
          <table:table-cell office:value-type="string">
            <text:p>1</text:p>
          </table:table-cell>
          <table:table-cell office:value-type="string">
            <text:p>na -&gt; vo</text:p>
          </table:table-cell>
          <table:table-cell table:number-columns-repeated="2" office:value-type="string">
            <text:p>čo sa hýbe na vodách; *</text:p>
          </table:table-cell>
          <table:table-cell table:number-columns-repeated="1018"/>
        </table:table-row>
        <table:table-row table:style-name="ro4">
          <table:table-cell office:value-type="string">
            <text:p>ST-SS, 3</text:p>
          </table:table-cell>
          <table:table-cell office:value-type="string">
            <text:p>5. zhora</text:p>
          </table:table-cell>
          <table:table-cell office:value-type="string">
            <text:p>2</text:p>
          </table:table-cell>
          <table:table-cell office:value-type="string">
            <text:p>svätým -&gt; Svätým (veľké S)</text:p>
          </table:table-cell>
          <table:table-cell table:number-columns-repeated="2" office:value-type="string">
            <text:p>so svätým Duchom</text:p>
          </table:table-cell>
          <table:table-cell table:number-columns-repeated="1018"/>
        </table:table-row>
        <table:table-row table:style-name="ro4">
          <table:table-cell office:value-type="string">
            <text:p>ST-SS, 3</text:p>
          </table:table-cell>
          <table:table-cell office:value-type="string">
            <text:p>9. zhora</text:p>
          </table:table-cell>
          <table:table-cell office:value-type="string">
            <text:p>4</text:p>
          </table:table-cell>
          <table:table-cell office:value-type="string">
            <text:p>bodka na konci vety má byť červenou</text:p>
          </table:table-cell>
          <table:table-cell table:number-columns-repeated="1020"/>
        </table:table-row>
        <table:table-row table:style-name="ro4">
          <table:table-cell office:value-type="string">
            <text:p>ST-SS, 4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a naše kroky</text:p>
          </table:table-cell>
          <table:table-cell office:value-type="string">
            <text:p>a naše kroky *</text:p>
          </table:table-cell>
          <table:table-cell table:number-columns-repeated="1018"/>
        </table:table-row>
        <table:table-row table:style-name="ro4">
          <table:table-cell office:value-type="string">
            <text:p>ST-II, 1</text:p>
          </table:table-cell>
          <table:table-cell office:value-type="string">
            <text:p>6. chválospevu</text:p>
          </table:table-cell>
          <table:table-cell office:value-type="string">
            <text:p>1</text:p>
          </table:table-cell>
          <table:table-cell office:value-type="string">
            <text:p>vypadlo slovo „svätých“</text:p>
          </table:table-cell>
          <table:table-cell office:value-type="string">
            <text:p>ústami svojich prorokov,</text:p>
          </table:table-cell>
          <table:table-cell office:value-type="string">
            <text:p>ústami svojich svätých prorokov,</text:p>
          </table:table-cell>
          <table:table-cell table:number-columns-repeated="1018"/>
        </table:table-row>
        <table:table-row table:style-name="ro4">
          <table:table-cell office:value-type="string">
            <text:p>ST-II, 2</text:p>
          </table:table-cell>
          <table:table-cell office:value-type="string">
            <text:p>1. Te Deum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teba, Pane, velebíme, </text:p>
          </table:table-cell>
          <table:table-cell office:value-type="string">
            <text:p>teba, Pane, velebíme.</text:p>
          </table:table-cell>
          <table:table-cell table:number-columns-repeated="1018"/>
        </table:table-row>
        <table:table-row table:style-name="ro4">
          <table:table-cell office:value-type="string">
            <text:p>ST-II, 3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vypadlo písmeno „i“</text:p>
          </table:table-cell>
          <table:table-cell office:value-type="string">
            <text:p>nesmerne velebného,</text:p>
          </table:table-cell>
          <table:table-cell office:value-type="string">
            <text:p>nesmierne velebného,</text:p>
          </table:table-cell>
          <table:table-cell table:number-columns-repeated="1018"/>
        </table:table-row>
        <table:table-row table:style-name="ro4">
          <table:table-cell office:value-type="string">
            <text:p>X</text:p>
          </table:table-cell>
          <table:table-cell office:value-type="string">
            <text:p>2. v bode 11.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ludskú</text:p>
          </table:table-cell>
          <table:table-cell office:value-type="string">
            <text:p>ľudskú</text:p>
          </table:table-cell>
          <table:table-cell table:number-columns-repeated="1018"/>
        </table:table-row>
        <table:table-row table:style-name="ro4">
          <table:table-cell office:value-type="string">
            <text:p>XII</text:p>
          </table:table-cell>
          <table:table-cell office:value-type="string">
            <text:p>5. v bode 122.</text:p>
          </table:table-cell>
          <table:table-cell office:value-type="string">
            <text:p>1</text:p>
          </table:table-cell>
          <table:table-cell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XIV</text:p>
          </table:table-cell>
          <table:table-cell office:value-type="string">
            <text:p>9. zhora</text:p>
          </table:table-cell>
          <table:table-cell office:value-type="string">
            <text:p>4</text:p>
          </table:table-cell>
          <table:table-cell office:value-type="string">
            <text:p>bodka na konci vety má byť čiernou</text:p>
          </table:table-cell>
          <table:table-cell table:number-columns-repeated="1020"/>
        </table:table-row>
        <table:table-row table:style-name="ro1">
          <table:table-cell office:value-type="string">
            <text:p>XV</text:p>
          </table:table-cell>
          <table:table-cell office:value-type="string">
            <text:p>4. v bode 253.</text:p>
          </table:table-cell>
          <table:table-cell office:value-type="string">
            <text:p>3</text:p>
          </table:table-cell>
          <table:table-cell office:value-type="string">
            <text:p>v odkaze na SC vypadla čiarka (správne napr. v bode 201, str. XIII)</text:p>
          </table:table-cell>
          <table:table-cell table:style-name="ce29" office:value-type="string">
            <text:p>(SC 28)</text:p>
          </table:table-cell>
          <table:table-cell table:style-name="ce29" office:value-type="string">
            <text:p>(SC, 28)</text:p>
          </table:table-cell>
          <table:table-cell table:number-columns-repeated="1018"/>
        </table:table-row>
        <table:table-row table:style-name="ro1">
          <table:table-cell office:value-type="string">
            <text:p>XVIII-XIX</text:p>
          </table:table-cell>
          <table:table-cell office:value-type="string">
            <text:p>tabuľka</text:p>
          </table:table-cell>
          <table:table-cell office:value-type="string">
            <text:p>1</text:p>
          </table:table-cell>
          <table:table-cell office:value-type="string">
            <text:p>stĺpec „nedeľný cyklus“ má obsahovať 2 litery (ako uvádza aj str. XX)</text:p>
          </table:table-cell>
          <table:table-cell table:number-columns-repeated="1020"/>
        </table:table-row>
        <table:table-row table:style-name="ro4">
          <table:table-cell office:value-type="string">
            <text:p>XX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bodka na konci vety (za „g“) má byť čiernou</text:p>
          </table:table-cell>
          <table:table-cell table:number-columns-repeated="1020"/>
        </table:table-row>
        <table:table-row table:style-name="ro4">
          <table:table-cell office:value-type="string">
            <text:p>6</text:p>
          </table:table-cell>
          <table:table-cell office:value-type="string">
            <text:p>3. v 1. strofe</text:p>
          </table:table-cell>
          <table:table-cell office:value-type="string">
            <text:p>3</text:p>
          </table:table-cell>
          <table:table-cell office:value-type="string">
            <text:p>na konci verša má byť čiarka</text:p>
          </table:table-cell>
          <table:table-cell office:value-type="string">
            <text:p>svitom zdobíš zore ranné</text:p>
          </table:table-cell>
          <table:table-cell office:value-type="string">
            <text:p>svitom zdobíš zore ranné,</text:p>
          </table:table-cell>
          <table:table-cell table:number-columns-repeated="1018"/>
        </table:table-row>
        <table:table-row table:style-name="ro4">
          <table:table-cell office:value-type="string">
            <text:p>10</text:p>
          </table:table-cell>
          <table:table-cell office:value-type="string">
            <text:p>1./2. v Ant. 2</text:p>
          </table:table-cell>
          <table:table-cell office:value-type="string">
            <text:p>7</text:p>
          </table:table-cell>
          <table:table-cell office:value-type="string">
            <text:p>delenie slova „chválospev“</text:p>
          </table:table-cell>
          <table:table-cell office:value-type="string">
            <text:p>chválos-pev</text:p>
          </table:table-cell>
          <table:table-cell office:value-type="string">
            <text:p>chválo-spev</text:p>
          </table:table-cell>
          <table:table-cell table:number-columns-repeated="1018"/>
        </table:table-row>
        <table:table-row table:style-name="ro4">
          <table:table-cell office:value-type="string">
            <text:p>10</text:p>
          </table:table-cell>
          <table:table-cell office:value-type="string">
            <text:p>2. zdola</text:p>
          </table:table-cell>
          <table:table-cell office:value-type="string">
            <text:p>2</text:p>
          </table:table-cell>
          <table:table-cell office:value-type="string">
            <text:p>chýba mäkčeň na „ď“</text:p>
          </table:table-cell>
          <table:table-cell office:value-type="string">
            <text:p>Zhodme</text:p>
          </table:table-cell>
          <table:table-cell office:value-type="string">
            <text:p>Zhoďme</text:p>
          </table:table-cell>
          <table:table-cell table:number-columns-repeated="1018"/>
        </table:table-row>
        <table:table-row table:style-name="ro4">
          <table:table-cell office:value-type="string">
            <text:p>14</text:p>
          </table:table-cell>
          <table:table-cell office:value-type="string">
            <text:p>krátke čít.</text:p>
          </table:table-cell>
          <table:table-cell office:value-type="string">
            <text:p>2</text:p>
          </table:table-cell>
          <table:table-cell office:value-type="string">
            <text:p>biblický odkaz má mať čiarku (nie bodku)</text:p>
          </table:table-cell>
          <table:table-cell table:style-name="ce29" office:value-type="string">
            <text:p>Flp 4. 4-5</text:p>
          </table:table-cell>
          <table:table-cell table:style-name="ce29" office:value-type="string">
            <text:p>Flp 4, 4-5</text:p>
          </table:table-cell>
          <table:table-cell table:number-columns-repeated="1018"/>
        </table:table-row>
        <table:table-row table:style-name="ro4">
          <table:table-cell office:value-type="string">
            <text:p>1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začiatok 3. prosby má byť zarovnaný na ľavý okraj strany</text:p>
          </table:table-cell>
          <table:table-cell table:number-columns-repeated="1020"/>
        </table:table-row>
        <table:table-row table:style-name="ro1">
          <table:table-cell office:value-type="string">
            <text:p>15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v poslednej prosbe skomolené slovo (posledné písmeno a -&gt; š)</text:p>
          </table:table-cell>
          <table:table-cell office:value-type="string">
            <text:p>navštívia</text:p>
          </table:table-cell>
          <table:table-cell office:value-type="string">
            <text:p>navštíviš</text:p>
          </table:table-cell>
          <table:table-cell table:number-columns-repeated="1018"/>
        </table:table-row>
        <table:table-row table:style-name="ro4">
          <table:table-cell office:value-type="string">
            <text:p>17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na konci vety má byť bodka, nie čiarka</text:p>
          </table:table-cell>
          <table:table-cell office:value-type="string">
            <text:p>čo bývaš na Sione, V ten</text:p>
          </table:table-cell>
          <table:table-cell office:value-type="string">
            <text:p>čo bývaš na Sione. V ten</text:p>
          </table:table-cell>
          <table:table-cell table:number-columns-repeated="1018"/>
        </table:table-row>
        <table:table-row table:style-name="ro4">
          <table:table-cell office:value-type="string">
            <text:p>18</text:p>
          </table:table-cell>
          <table:table-cell office:value-type="string">
            <text:p>3. zdola</text:p>
          </table:table-cell>
          <table:table-cell office:value-type="string">
            <text:p>2</text:p>
          </table:table-cell>
          <table:table-cell office:value-type="string">
            <text:p>chýba mäkčeň na „ď“</text:p>
          </table:table-cell>
          <table:table-cell office:value-type="string">
            <text:p>Príd.</text:p>
          </table:table-cell>
          <table:table-cell office:value-type="string">
            <text:p>Príď.</text:p>
          </table:table-cell>
          <table:table-cell table:number-columns-repeated="1018"/>
        </table:table-row>
        <table:table-row table:style-name="ro4">
          <table:table-cell office:value-type="string">
            <text:p>20</text:p>
          </table:table-cell>
          <table:table-cell office:value-type="string">
            <text:p>10. zdola</text:p>
          </table:table-cell>
          <table:table-cell office:value-type="string">
            <text:p>2</text:p>
          </table:table-cell>
          <table:table-cell office:value-type="string">
            <text:p>chýba dĺžeň na „í“ v zvolaniu k prosbám</text:p>
          </table:table-cell>
          <table:table-cell office:value-type="string">
            <text:p>Priď tvoje</text:p>
          </table:table-cell>
          <table:table-cell office:value-type="string">
            <text:p>Príď tvoje</text:p>
          </table:table-cell>
          <table:table-cell table:number-columns-repeated="1018"/>
        </table:table-row>
        <table:table-row table:style-name="ro4">
          <table:table-cell office:value-type="string">
            <text:p>22</text:p>
          </table:table-cell>
          <table:table-cell office:value-type="string">
            <text:p>2. v čít. z Ez 34</text:p>
          </table:table-cell>
          <table:table-cell office:value-type="string">
            <text:p>2</text:p>
          </table:table-cell>
          <table:table-cell office:value-type="string">
            <text:p>chýba mäkčeň na „ľ“ (delené slovo na konci riadka)</text:p>
          </table:table-cell>
          <table:table-cell office:value-type="string">
            <text:p>vyhla-dám</text:p>
          </table:table-cell>
          <table:table-cell office:value-type="string">
            <text:p>vyhľa-dám</text:p>
          </table:table-cell>
          <table:table-cell table:number-columns-repeated="1018"/>
        </table:table-row>
        <table:table-row table:style-name="ro1">
          <table:table-cell office:value-type="string">
            <text:p>23</text:p>
          </table:table-cell>
          <table:table-cell office:value-type="string">
            <text:p>12. a 10. zdola</text:p>
          </table:table-cell>
          <table:table-cell office:value-type="string">
            <text:p>3</text:p>
          </table:table-cell>
          <table:table-cell office:value-type="string">
            <text:p>začiatok 3. („Otec“) a 4. prosby („Ty“) majú byť zalomené na začiatku riadka</text:p>
          </table:table-cell>
          <table:table-cell table:number-columns-repeated="1020"/>
        </table:table-row>
        <table:table-row table:style-name="ro4">
          <table:table-cell office:value-type="string">
            <text:p>24</text:p>
          </table:table-cell>
          <table:table-cell office:value-type="string">
            <text:p>odkaz na Iz 7</text:p>
          </table:table-cell>
          <table:table-cell office:value-type="string">
            <text:p>8</text:p>
          </table:table-cell>
          <table:table-cell office:value-type="string">
            <text:p>príliš veľká medzera v odkaze Iz 7, 14b-15 za čiarkou</text:p>
          </table:table-cell>
          <table:table-cell table:number-columns-repeated="1020"/>
        </table:table-row>
        <table:table-row table:style-name="ro4">
          <table:table-cell office:value-type="string">
            <text:p>25</text:p>
          </table:table-cell>
          <table:table-cell office:value-type="string">
            <text:p>odkaz na Iz 2</text:p>
          </table:table-cell>
          <table:table-cell office:value-type="string">
            <text:p>8</text:p>
          </table:table-cell>
          <table:table-cell office:value-type="string">
            <text:p>príliš veľká medzera v odkaze Iz 2, 11 za čiarkou</text:p>
          </table:table-cell>
          <table:table-cell table:number-columns-repeated="1020"/>
        </table:table-row>
        <table:table-row table:style-name="ro4">
          <table:table-cell office:value-type="string">
            <text:p>27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7</text:p>
          </table:table-cell>
          <table:table-cell office:value-type="string">
            <text:p>krátke resp.</text:p>
          </table:table-cell>
          <table:table-cell office:value-type="string">
            <text:p>3</text:p>
          </table:table-cell>
          <table:table-cell office:value-type="string">
            <text:p>2x chýba medzera za červenou hviezdičkou (alebo je veľmi malá)</text:p>
          </table:table-cell>
          <table:table-cell table:number-columns-repeated="2"/>
          <table:table-cell office:value-type="string">
            <text:p>POSUN?</text:p>
          </table:table-cell>
          <table:table-cell table:number-columns-repeated="1017"/>
        </table:table-row>
        <table:table-row table:style-name="ro4">
          <table:table-cell office:value-type="string">
            <text:p>27</text:p>
          </table:table-cell>
          <table:table-cell office:value-type="string">
            <text:p>5. zdola</text:p>
          </table:table-cell>
          <table:table-cell office:value-type="string">
            <text:p>2</text:p>
          </table:table-cell>
          <table:table-cell office:value-type="string">
            <text:p>chýba mäkčeň na „ň“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number-columns-repeated="1018"/>
        </table:table-row>
        <table:table-row table:style-name="ro4">
          <table:table-cell office:value-type="string">
            <text:p>28</text:p>
          </table:table-cell>
          <table:table-cell office:value-type="string">
            <text:p>1. modlitby</text:p>
          </table:table-cell>
          <table:table-cell office:value-type="string">
            <text:p>3</text:p>
          </table:table-cell>
          <table:table-cell office:value-type="string">
            <text:p>chýba čiarka za slovom „ťa“</text:p>
          </table:table-cell>
          <table:table-cell office:value-type="string">
            <text:p>Prosíme ťa Pane</text:p>
          </table:table-cell>
          <table:table-cell office:value-type="string">
            <text:p>Prosíme ťa, Pane</text:p>
          </table:table-cell>
          <table:table-cell table:number-columns-repeated="1018"/>
        </table:table-row>
        <table:table-row table:style-name="ro4">
          <table:table-cell office:value-type="string">
            <text:p>28</text:p>
          </table:table-cell>
          <table:table-cell office:value-type="string">
            <text:p>2. krátkeho čít.</text:p>
          </table:table-cell>
          <table:table-cell office:value-type="string">
            <text:p>1</text:p>
          </table:table-cell>
          <table:table-cell office:value-type="string">
            <text:p>skomolené slovo „spravodlivosť“ (l -&gt; i)</text:p>
          </table:table-cell>
          <table:table-cell office:value-type="string">
            <text:p>spravodllvosť</text:p>
          </table:table-cell>
          <table:table-cell office:value-type="string">
            <text:p>spravodlivosť</text:p>
          </table:table-cell>
          <table:table-cell table:number-columns-repeated="1018"/>
        </table:table-row>
        <table:table-row table:style-name="ro4">
          <table:table-cell office:value-type="string">
            <text:p>28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9</text:p>
          </table:table-cell>
          <table:table-cell office:value-type="string">
            <text:p>1. prosba</text:p>
          </table:table-cell>
          <table:table-cell office:value-type="string">
            <text:p>3</text:p>
          </table:table-cell>
          <table:table-cell office:value-type="string">
            <text:p>chýbajú 2 čiarky (porov. liturgický preklad Kol 1, 10; Biblia SSV)</text:p>
          </table:table-cell>
          <table:table-cell office:value-type="string">
            <text:p>žili ako sa patrí vzhľadom na Pána a páčili</text:p>
          </table:table-cell>
          <table:table-cell office:value-type="string">
            <text:p>žili, ako sa patrí vzhľadom na Pána, a páčili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1">
          <table:table-cell office:value-type="string">
            <text:p>29</text:p>
          </table:table-cell>
          <table:table-cell office:value-type="string">
            <text:p>4. a 5. zhora</text:p>
          </table:table-cell>
          <table:table-cell office:value-type="string">
            <text:p>3</text:p>
          </table:table-cell>
          <table:table-cell office:value-type="string">
            <text:p>chybne zarovnaná prvá prosba (1. riadok má byť úplne vľavo, 2. odsadený)</text:p>
          </table:table-cell>
          <table:table-cell table:number-columns-repeated="1020"/>
        </table:table-row>
        <table:table-row table:style-name="ro1">
          <table:table-cell office:value-type="string">
            <text:p>3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edzera naviac v biblickom odkaze za spojovníkom</text:p>
          </table:table-cell>
          <table:table-cell table:style-name="ce29" office:value-type="string">
            <text:p>Mich 5, 3- 4a</text:p>
          </table:table-cell>
          <table:table-cell table:style-name="ce29" office:value-type="string">
            <text:p>Mich 5, 3-4a</text:p>
          </table:table-cell>
          <table:table-cell office:value-type="string">
            <text:p>správne str. 61</text:p>
          </table:table-cell>
          <table:table-cell table:number-columns-repeated="1017"/>
        </table:table-row>
        <table:table-row table:style-name="ro1">
          <table:table-cell office:value-type="string">
            <text:p>33</text:p>
          </table:table-cell>
          <table:table-cell office:value-type="string">
            <text:p>1. prosieb</text:p>
          </table:table-cell>
          <table:table-cell office:value-type="string">
            <text:p>2</text:p>
          </table:table-cell>
          <table:table-cell office:value-type="string">
            <text:p>chýba mäkčeň na „ď“ (na konci 1. riadka uvedenia do prosieb)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33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za slovom „nás“</text:p>
          </table:table-cell>
          <table:table-cell office:value-type="string">
            <text:p>pozdvihni nás hriešnikov,</text:p>
          </table:table-cell>
          <table:table-cell office:value-type="string">
            <text:p>pozdvihni nás, hriešnikov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37</text:p>
          </table:table-cell>
          <table:table-cell office:value-type="string">
            <text:p>4. prosieb</text:p>
          </table:table-cell>
          <table:table-cell office:value-type="string">
            <text:p>2</text:p>
          </table:table-cell>
          <table:table-cell office:value-type="string">
            <text:p>chýba mäkčeň na „ľ“</text:p>
          </table:table-cell>
          <table:table-cell office:value-type="string">
            <text:p>prislúbil</text:p>
          </table:table-cell>
          <table:table-cell office:value-type="string">
            <text:p>prisľúbil</text:p>
          </table:table-cell>
          <table:table-cell table:number-columns-repeated="1018"/>
        </table:table-row>
        <table:table-row table:style-name="ro1">
          <table:table-cell office:value-type="string">
            <text:p>37</text:p>
          </table:table-cell>
          <table:table-cell office:value-type="string">
            <text:p>5. prosieb</text:p>
          </table:table-cell>
          <table:table-cell office:value-type="string">
            <text:p>3</text:p>
          </table:table-cell>
          <table:table-cell office:value-type="string">
            <text:p>medzera naviac pred bodkočiarkou na konci prvej časti 1. prosby</text:p>
          </table:table-cell>
          <table:table-cell office:value-type="string">
            <text:p>spra-vodlivosti ;</text:p>
          </table:table-cell>
          <table:table-cell office:value-type="string">
            <text:p>spra-vodlivosti;</text:p>
          </table:table-cell>
          <table:table-cell table:number-columns-repeated="1018"/>
        </table:table-row>
        <table:table-row table:style-name="ro1">
          <table:table-cell office:value-type="string">
            <text:p>37</text:p>
          </table:table-cell>
          <table:table-cell office:value-type="string">
            <text:p>6. prosieb</text:p>
          </table:table-cell>
          <table:table-cell office:value-type="string">
            <text:p>3</text:p>
          </table:table-cell>
          <table:table-cell office:value-type="string">
            <text:p>začiatok 2. prosby („Bože, otvor srd-“) má byť zalomený na začiatku riadka</text:p>
          </table:table-cell>
          <table:table-cell table:number-columns-repeated="1020"/>
        </table:table-row>
        <table:table-row table:style-name="ro4">
          <table:table-cell office:value-type="string">
            <text:p>38</text:p>
          </table:table-cell>
          <table:table-cell office:value-type="string">
            <text:p>krátke čít.</text:p>
          </table:table-cell>
          <table:table-cell office:value-type="string">
            <text:p>3</text:p>
          </table:table-cell>
          <table:table-cell office:value-type="string">
            <text:p>čítanie napoludnie, bodka namiesto čiarky</text:p>
          </table:table-cell>
          <table:table-cell table:style-name="ce29" office:value-type="string">
            <text:p>Iz 4. 3</text:p>
          </table:table-cell>
          <table:table-cell table:style-name="ce29" office:value-type="string">
            <text:p>Iz 4, 3</text:p>
          </table:table-cell>
          <table:table-cell table:number-columns-repeated="1018"/>
        </table:table-row>
        <table:table-row table:style-name="ro4">
          <table:table-cell office:value-type="string">
            <text:p>3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jú 2 čiarky (na str. 118 a 150 sú)</text:p>
          </table:table-cell>
          <table:table-cell office:value-type="string">
            <text:p>tak Pán Boh dá</text:p>
          </table:table-cell>
          <table:table-cell office:value-type="string">
            <text:p>tak Pán, Boh, dá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42</text:p>
          </table:table-cell>
          <table:table-cell office:value-type="string">
            <text:p>13. zhora</text:p>
          </table:table-cell>
          <table:table-cell office:value-type="string">
            <text:p>2</text:p>
          </table:table-cell>
          <table:table-cell office:value-type="string">
            <text:p>rubrika na konci modlitby cez deň, preklep</text:p>
          </table:table-cell>
          <table:table-cell office:value-type="string">
            <text:p>na ranná chvály</text:p>
          </table:table-cell>
          <table:table-cell office:value-type="string">
            <text:p>na ranné chvály</text:p>
          </table:table-cell>
          <table:table-cell table:number-columns-repeated="1018"/>
        </table:table-row>
        <table:table-row table:style-name="ro4">
          <table:table-cell office:value-type="string">
            <text:p>48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number-columns-repeated="1018"/>
        </table:table-row>
        <table:table-row table:style-name="ro1">
          <table:table-cell office:value-type="string">
            <text:p>50</text:p>
          </table:table-cell>
          <table:table-cell/>
          <table:table-cell office:value-type="string">
            <text:p>8</text:p>
          </table:table-cell>
          <table:table-cell office:value-type="string">
            <text:p>akoby bola časť čiary oddeľujúcej záhlavie od textu aj červenou farbou</text:p>
          </table:table-cell>
          <table:table-cell table:number-columns-repeated="1020"/>
        </table:table-row>
        <table:table-row table:style-name="ro4">
          <table:table-cell office:value-type="string">
            <text:p>50</text:p>
          </table:table-cell>
          <table:table-cell office:value-type="string">
            <text:p>krátke čít.</text:p>
          </table:table-cell>
          <table:table-cell office:value-type="string">
            <text:p>5</text:p>
          </table:table-cell>
          <table:table-cell office:value-type="string">
            <text:p>farba čítania akoby nebola čierna (vidno rastrovanie)</text:p>
          </table:table-cell>
          <table:table-cell table:number-columns-repeated="1020"/>
        </table:table-row>
        <table:table-row table:style-name="ro4">
          <table:table-cell office:value-type="string">
            <text:p>50</text:p>
          </table:table-cell>
          <table:table-cell office:value-type="string">
            <text:p>prosby</text:p>
          </table:table-cell>
          <table:table-cell office:value-type="string">
            <text:p>5</text:p>
          </table:table-cell>
          <table:table-cell office:value-type="string">
            <text:p>farba zvolania k prosbám je šedá (vidno rastrovanie)</text:p>
          </table:table-cell>
          <table:table-cell table:number-columns-repeated="1020"/>
        </table:table-row>
        <table:table-row table:style-name="ro4">
          <table:table-cell office:value-type="string">
            <text:p>54</text:p>
          </table:table-cell>
          <table:table-cell office:value-type="string">
            <text:p>4. zdola</text:p>
          </table:table-cell>
          <table:table-cell office:value-type="string">
            <text:p>2</text:p>
          </table:table-cell>
          <table:table-cell office:value-type="string">
            <text:p>chýba mäkčeň na ď</text:p>
          </table:table-cell>
          <table:table-cell office:value-type="string">
            <text:p>vyslobod</text:p>
          </table:table-cell>
          <table:table-cell office:value-type="string">
            <text:p>vysloboď</text:p>
          </table:table-cell>
          <table:table-cell table:number-columns-repeated="1018"/>
        </table:table-row>
        <table:table-row table:style-name="ro4">
          <table:table-cell office:value-type="string">
            <text:p>55</text:p>
          </table:table-cell>
          <table:table-cell office:value-type="string">
            <text:p>2. prosba</text:p>
          </table:table-cell>
          <table:table-cell office:value-type="string">
            <text:p>2</text:p>
          </table:table-cell>
          <table:table-cell office:value-type="string">
            <text:p>chybne rozpoznané slovo „očakávame“</text:p>
          </table:table-cell>
          <table:table-cell office:value-type="string">
            <text:p>čo ťa očakávanie</text:p>
          </table:table-cell>
          <table:table-cell office:value-type="string">
            <text:p>čo ťa očakávame</text:p>
          </table:table-cell>
          <table:table-cell table:number-columns-repeated="1018"/>
        </table:table-row>
        <table:table-row table:style-name="ro4">
          <table:table-cell office:value-type="string">
            <text:p>55</text:p>
          </table:table-cell>
          <table:table-cell office:value-type="string">
            <text:p>3. prosba</text:p>
          </table:table-cell>
          <table:table-cell office:value-type="string">
            <text:p>3</text:p>
          </table:table-cell>
          <table:table-cell office:value-type="string">
            <text:p>pravdepodobne chýba medzera medzi slovami v 3. prosbe</text:p>
          </table:table-cell>
          <table:table-cell office:value-type="string">
            <text:p>zapáľnaše</text:p>
          </table:table-cell>
          <table:table-cell office:value-type="string">
            <text:p>zapáľ naše</text:p>
          </table:table-cell>
          <table:table-cell table:number-columns-repeated="1018"/>
        </table:table-row>
        <table:table-row table:style-name="ro4">
          <table:table-cell office:value-type="string">
            <text:p>55</text:p>
          </table:table-cell>
          <table:table-cell office:value-type="string">
            <text:p>4. prosba</text:p>
          </table:table-cell>
          <table:table-cell office:value-type="string">
            <text:p>2</text:p>
          </table:table-cell>
          <table:table-cell office:value-type="string">
            <text:p>chybne rozpoznané slovo „uctievame“</text:p>
          </table:table-cell>
          <table:table-cell office:value-type="string">
            <text:p>ťa uctievanie</text:p>
          </table:table-cell>
          <table:table-cell office:value-type="string">
            <text:p>ťa uctievame</text:p>
          </table:table-cell>
          <table:table-cell table:number-columns-repeated="1018"/>
        </table:table-row>
        <table:table-row table:style-name="ro1">
          <table:table-cell office:value-type="string">
            <text:p>55</text:p>
          </table:table-cell>
          <table:table-cell office:value-type="string">
            <text:p>prosby</text:p>
          </table:table-cell>
          <table:table-cell office:value-type="string">
            <text:p>5</text:p>
          </table:table-cell>
          <table:table-cell office:value-type="string">
            <text:p>farba zvolania k prosbám a prvej prosby je šedá (vidno rastrovanie)</text:p>
          </table:table-cell>
          <table:table-cell table:number-columns-repeated="1020"/>
        </table:table-row>
        <table:table-row table:style-name="ro4">
          <table:table-cell office:value-type="string">
            <text:p>58</text:p>
          </table:table-cell>
          <table:table-cell office:value-type="string">
            <text:p>4. zdola</text:p>
          </table:table-cell>
          <table:table-cell office:value-type="string">
            <text:p>8</text:p>
          </table:table-cell>
          <table:table-cell office:value-type="string">
            <text:p>príliš veľká medzera v odkaze 1 Kor 4, 5 za číslovkou „1“</text:p>
          </table:table-cell>
          <table:table-cell table:number-columns-repeated="1020"/>
        </table:table-row>
        <table:table-row table:style-name="ro4">
          <table:table-cell office:value-type="string">
            <text:p>59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slovo „budeme“</text:p>
          </table:table-cell>
          <table:table-cell office:value-type="string">
            <text:p>budenie</text:p>
          </table:table-cell>
          <table:table-cell office:value-type="string">
            <text:p>budeme</text:p>
          </table:table-cell>
          <table:table-cell table:number-columns-repeated="1018"/>
        </table:table-row>
        <table:table-row table:style-name="ro4">
          <table:table-cell office:value-type="string">
            <text:p>66</text:p>
          </table:table-cell>
          <table:table-cell office:value-type="string">
            <text:p>4. krátkeho čít.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hladať</text:p>
          </table:table-cell>
          <table:table-cell office:value-type="string">
            <text:p>hľadať</text:p>
          </table:table-cell>
          <table:table-cell table:number-columns-repeated="1018"/>
        </table:table-row>
        <table:table-row table:style-name="ro4">
          <table:table-cell office:value-type="string">
            <text:p>6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zlutujem</text:p>
          </table:table-cell>
          <table:table-cell office:value-type="string">
            <text:p>zľutujem</text:p>
          </table:table-cell>
          <table:table-cell table:number-columns-repeated="1018"/>
        </table:table-row>
        <table:table-row table:style-name="ro4">
          <table:table-cell office:value-type="string">
            <text:p>71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jú 2 čiarky (na str. 118 a 150 sú)</text:p>
          </table:table-cell>
          <table:table-cell office:value-type="string">
            <text:p>tak Pán Boh dá</text:p>
          </table:table-cell>
          <table:table-cell office:value-type="string">
            <text:p>tak Pán, Boh, dá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72</text:p>
          </table:table-cell>
          <table:table-cell office:value-type="string">
            <text:p>7. zdola</text:p>
          </table:table-cell>
          <table:table-cell office:value-type="string">
            <text:p>2</text:p>
          </table:table-cell>
          <table:table-cell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73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dve slová spolu (chýba oddeľujúca medzera)</text:p>
          </table:table-cell>
          <table:table-cell office:value-type="string">
            <text:p>pomne</text:p>
          </table:table-cell>
          <table:table-cell office:value-type="string">
            <text:p>po mne</text:p>
          </table:table-cell>
          <table:table-cell table:number-columns-repeated="1018"/>
        </table:table-row>
        <table:table-row table:style-name="ro4">
          <table:table-cell office:value-type="string">
            <text:p>73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dve slová spolu (chýba oddeľujúca medzera)</text:p>
          </table:table-cell>
          <table:table-cell office:value-type="string">
            <text:p>predomnou</text:p>
          </table:table-cell>
          <table:table-cell office:value-type="string">
            <text:p>predo mnou</text:p>
          </table:table-cell>
          <table:table-cell table:number-columns-repeated="1018"/>
        </table:table-row>
        <table:table-row table:style-name="ro1">
          <table:table-cell office:value-type="string">
            <text:p>73</text:p>
          </table:table-cell>
          <table:table-cell office:value-type="string">
            <text:p>5. zdola</text:p>
          </table:table-cell>
          <table:table-cell office:value-type="string">
            <text:p>1</text:p>
          </table:table-cell>
          <table:table-cell office:value-type="string">
            <text:p>chybne rozpoznané slovo „ľudí“ (namiesto ľ obsahuje veľké I)</text:p>
          </table:table-cell>
          <table:table-cell office:value-type="string">
            <text:p>Iudí</text:p>
          </table:table-cell>
          <table:table-cell office:value-type="string">
            <text:p>ľudí</text:p>
          </table:table-cell>
          <table:table-cell table:number-columns-repeated="1018"/>
        </table:table-row>
        <table:table-row table:style-name="ro1">
          <table:table-cell office:value-type="string">
            <text:p>74</text:p>
          </table:table-cell>
          <table:table-cell office:value-type="string">
            <text:p>invitatórium</text:p>
          </table:table-cell>
          <table:table-cell office:value-type="string">
            <text:p>4</text:p>
          </table:table-cell>
          <table:table-cell office:value-type="string">
            <text:p>„Ant.“ pre antifónu na invitatórium pre 17. decembra má byť červenou</text:p>
          </table:table-cell>
          <table:table-cell table:number-columns-repeated="1020"/>
        </table:table-row>
        <table:table-row table:style-name="ro4">
          <table:table-cell office:value-type="string">
            <text:p>75</text:p>
          </table:table-cell>
          <table:table-cell office:value-type="string">
            <text:p>krátke čít.</text:p>
          </table:table-cell>
          <table:table-cell office:value-type="string">
            <text:p>5</text:p>
          </table:table-cell>
          <table:table-cell office:value-type="string">
            <text:p>farba čítania je šedá (vidno rastrovanie)</text:p>
          </table:table-cell>
          <table:table-cell table:number-columns-repeated="1020"/>
        </table:table-row>
        <table:table-row table:style-name="ro4">
          <table:table-cell office:value-type="string">
            <text:p>76</text:p>
          </table:table-cell>
          <table:table-cell office:value-type="string">
            <text:p>1. zhora</text:p>
          </table:table-cell>
          <table:table-cell office:value-type="string">
            <text:p>5</text:p>
          </table:table-cell>
          <table:table-cell office:value-type="string">
            <text:p>prvý riadok je šedý (hoci v podstate celá strana je bledá)</text:p>
          </table:table-cell>
          <table:table-cell table:number-columns-repeated="1020"/>
        </table:table-row>
        <table:table-row table:style-name="ro4">
          <table:table-cell office:value-type="string">
            <text:p>77</text:p>
          </table:table-cell>
          <table:table-cell office:value-type="string">
            <text:p>4. krátkeho čít.</text:p>
          </table:table-cell>
          <table:table-cell office:value-type="string">
            <text:p>3</text:p>
          </table:table-cell>
          <table:table-cell office:value-type="string">
            <text:p>za slovom „úhony“ je čiarka naviac</text:p>
          </table:table-cell>
          <table:table-cell table:number-columns-repeated="2" office:value-type="string">
            <text:p>úhony, vo svätosti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78</text:p>
          </table:table-cell>
          <table:table-cell office:value-type="string">
            <text:p>pred Ant. 2</text:p>
          </table:table-cell>
          <table:table-cell office:value-type="string">
            <text:p>2</text:p>
          </table:table-cell>
          <table:table-cell office:value-type="string">
            <text:p>na začiatku vety má byť veľké písmeno</text:p>
          </table:table-cell>
          <table:table-cell office:value-type="string">
            <text:p>žalmy</text:p>
          </table:table-cell>
          <table:table-cell office:value-type="string">
            <text:p>Žalmy</text:p>
          </table:table-cell>
          <table:table-cell table:number-columns-repeated="1018"/>
        </table:table-row>
        <table:table-row table:style-name="ro4">
          <table:table-cell office:value-type="string">
            <text:p>78</text:p>
          </table:table-cell>
          <table:table-cell office:value-type="string">
            <text:p>krátke čít.</text:p>
          </table:table-cell>
          <table:table-cell office:value-type="string">
            <text:p>3</text:p>
          </table:table-cell>
          <table:table-cell office:value-type="string">
            <text:p>biblický odkaz má mať čiarku (nie bodku)</text:p>
          </table:table-cell>
          <table:table-cell table:style-name="ce29" office:value-type="string">
            <text:p>Flp 4. 4-5</text:p>
          </table:table-cell>
          <table:table-cell table:style-name="ce29" office:value-type="string">
            <text:p>Flp 4, 4-5</text:p>
          </table:table-cell>
          <table:table-cell table:number-columns-repeated="1018"/>
        </table:table-row>
        <table:table-row table:style-name="ro4">
          <table:table-cell office:value-type="string">
            <text:p>78</text:p>
          </table:table-cell>
          <table:table-cell office:value-type="string">
            <text:p>3. zdola</text:p>
          </table:table-cell>
          <table:table-cell office:value-type="string">
            <text:p>2</text:p>
          </table:table-cell>
          <table:table-cell office:value-type="string">
            <text:p>v slove „Oznámite“ je „i“ naviac</text:p>
          </table:table-cell>
          <table:table-cell office:value-type="string">
            <text:p>Oznámite</text:p>
          </table:table-cell>
          <table:table-cell office:value-type="string">
            <text:p>Oznámte</text:p>
          </table:table-cell>
          <table:table-cell table:number-columns-repeated="1018"/>
        </table:table-row>
        <table:table-row table:style-name="ro4">
          <table:table-cell office:value-type="string">
            <text:p>79</text:p>
          </table:table-cell>
          <table:table-cell office:value-type="string">
            <text:p>6. zhora</text:p>
          </table:table-cell>
          <table:table-cell office:value-type="string">
            <text:p>2</text:p>
          </table:table-cell>
          <table:table-cell office:value-type="string">
            <text:p>chýba dĺžeň na „Ó“</text:p>
          </table:table-cell>
          <table:table-cell office:value-type="string">
            <text:p>O Múdrosť</text:p>
          </table:table-cell>
          <table:table-cell office:value-type="string">
            <text:p>Ó Múdrosť</text:p>
          </table:table-cell>
          <table:table-cell table:number-columns-repeated="1018"/>
        </table:table-row>
        <table:table-row table:style-name="ro4">
          <table:table-cell office:value-type="string">
            <text:p>79</text:p>
          </table:table-cell>
          <table:table-cell office:value-type="string">
            <text:p>3.-5. prosieb</text:p>
          </table:table-cell>
          <table:table-cell office:value-type="string">
            <text:p>5</text:p>
          </table:table-cell>
          <table:table-cell office:value-type="string">
            <text:p>3.-5. riadok sú šedé</text:p>
          </table:table-cell>
          <table:table-cell table:number-columns-repeated="1020"/>
        </table:table-row>
        <table:table-row table:style-name="ro1">
          <table:table-cell office:value-type="string">
            <text:p>79</text:p>
          </table:table-cell>
          <table:table-cell office:value-type="string">
            <text:p>13. a 14. zdola</text:p>
          </table:table-cell>
          <table:table-cell office:value-type="string">
            <text:p>3</text:p>
          </table:table-cell>
          <table:table-cell office:value-type="string">
            <text:p>chybne zarovnaná 3. prosba (1. riadok má byť úplne vľavo, 2. odsadený)</text:p>
          </table:table-cell>
          <table:table-cell table:number-columns-repeated="1020"/>
        </table:table-row>
        <table:table-row table:style-name="ro1">
          <table:table-cell office:value-type="string">
            <text:p>84</text:p>
          </table:table-cell>
          <table:table-cell office:value-type="string">
            <text:p>2. a 3. zdola</text:p>
          </table:table-cell>
          <table:table-cell office:value-type="string">
            <text:p>3</text:p>
          </table:table-cell>
          <table:table-cell office:value-type="string">
            <text:p>chybne zarovnaný úvod k prosbám (1. riadok má byť úplne vľavo, 2. odsadený)</text:p>
          </table:table-cell>
          <table:table-cell table:number-columns-repeated="1020"/>
        </table:table-row>
        <table:table-row table:style-name="ro4">
          <table:table-cell office:value-type="string">
            <text:p>86</text:p>
          </table:table-cell>
          <table:table-cell office:value-type="string">
            <text:p>odkaz na Ez 34</text:p>
          </table:table-cell>
          <table:table-cell office:value-type="string">
            <text:p>8</text:p>
          </table:table-cell>
          <table:table-cell office:value-type="string">
            <text:p>príliš veľká medzera v odkaze Ez 34, 15-16 za čiarkou</text:p>
          </table:table-cell>
          <table:table-cell table:number-columns-repeated="1020"/>
        </table:table-row>
        <table:table-row table:style-name="ro4">
          <table:table-cell office:value-type="string">
            <text:p>87</text:p>
          </table:table-cell>
          <table:table-cell office:value-type="string">
            <text:p>krátke resp.</text:p>
          </table:table-cell>
          <table:table-cell office:value-type="string">
            <text:p>1</text:p>
          </table:table-cell>
          <table:table-cell office:value-type="string">
            <text:p>chybne rozpoznané slovo „budeme“</text:p>
          </table:table-cell>
          <table:table-cell office:value-type="string">
            <text:p>budenie</text:p>
          </table:table-cell>
          <table:table-cell office:value-type="string">
            <text:p>budeme</text:p>
          </table:table-cell>
          <table:table-cell table:number-columns-repeated="1018"/>
        </table:table-row>
        <table:table-row table:style-name="ro1">
          <table:table-cell office:value-type="string">
            <text:p>92</text:p>
          </table:table-cell>
          <table:table-cell office:value-type="string">
            <text:p>2. a 3. zdola</text:p>
          </table:table-cell>
          <table:table-cell office:value-type="string">
            <text:p>3</text:p>
          </table:table-cell>
          <table:table-cell office:value-type="string">
            <text:p>chybne zarovnaný úvod k prosbám (1. riadok má byť úplne vľavo, 2. odsadený)</text:p>
          </table:table-cell>
          <table:table-cell table:number-columns-repeated="1020"/>
        </table:table-row>
        <table:table-row table:style-name="ro1">
          <table:table-cell office:value-type="string">
            <text:p>93</text:p>
          </table:table-cell>
          <table:table-cell office:value-type="string">
            <text:p>3. a 4. zhora</text:p>
          </table:table-cell>
          <table:table-cell office:value-type="string">
            <text:p>3</text:p>
          </table:table-cell>
          <table:table-cell office:value-type="string">
            <text:p>chýbajú 2 čiarky (porov. liturgický preklad Kol 1, 10; Biblia SSV)</text:p>
          </table:table-cell>
          <table:table-cell office:value-type="string">
            <text:p>žili ako sa patrí vzhľadom na Pána a páčili</text:p>
          </table:table-cell>
          <table:table-cell office:value-type="string">
            <text:p>žili, ako sa patrí vzhľadom na Pána, a páčili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1">
          <table:table-cell office:value-type="string">
            <text:p>94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ybne odsadené pokračovanie čítania (má byť zarovnané na ľavý okraj strany)</text:p>
          </table:table-cell>
          <table:table-cell table:number-columns-repeated="1020"/>
        </table:table-row>
        <table:table-row table:style-name="ro4">
          <table:table-cell office:value-type="string">
            <text:p>95</text:p>
          </table:table-cell>
          <table:table-cell office:value-type="string">
            <text:p>2.-5. zdola</text:p>
          </table:table-cell>
          <table:table-cell office:value-type="string">
            <text:p>5</text:p>
          </table:table-cell>
          <table:table-cell office:value-type="string">
            <text:p>tieto riadky sú šedé</text:p>
          </table:table-cell>
          <table:table-cell table:number-columns-repeated="1020"/>
        </table:table-row>
        <table:table-row table:style-name="ro4">
          <table:table-cell office:value-type="string">
            <text:p>104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koniec riadka má mať bodkočiarku (ako str. 43. 121)</text:p>
          </table:table-cell>
          <table:table-cell office:value-type="string">
            <text:p>hriešnikov:</text:p>
          </table:table-cell>
          <table:table-cell office:value-type="string">
            <text:p>hriešnikov;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05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„ľ“ (rubrika pre Modlitbu cez deň)</text:p>
          </table:table-cell>
          <table:table-cell office:value-type="string">
            <text:p>táto nedela</text:p>
          </table:table-cell>
          <table:table-cell office:value-type="string">
            <text:p>táto nedeľa</text:p>
          </table:table-cell>
          <table:table-cell table:number-columns-repeated="1018"/>
        </table:table-row>
        <table:table-row table:style-name="ro4">
          <table:table-cell office:value-type="string">
            <text:p>10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dĺžeň na „í“ v slove „ofíciu“</text:p>
          </table:table-cell>
          <table:table-cell office:value-type="string">
            <text:p>oficiu</text:p>
          </table:table-cell>
          <table:table-cell office:value-type="string">
            <text:p>ofíciu</text:p>
          </table:table-cell>
          <table:table-cell table:number-columns-repeated="1018"/>
        </table:table-row>
        <table:table-row table:style-name="ro4">
          <table:table-cell office:value-type="string">
            <text:p>11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ybne rozpoznané slovo „ti“ (dĺžeň naviac)</text:p>
          </table:table-cell>
          <table:table-cell office:value-type="string">
            <text:p>tí</text:p>
          </table:table-cell>
          <table:table-cell office:value-type="string">
            <text:p>ti</text:p>
          </table:table-cell>
          <table:table-cell table:number-columns-repeated="1018"/>
        </table:table-row>
        <table:table-row table:style-name="ro4">
          <table:table-cell office:value-type="string">
            <text:p>111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ybne zalomený 1.-2. verš („hľa,“ má byť v 2. verši)</text:p>
          </table:table-cell>
          <table:table-cell table:number-columns-repeated="1020"/>
        </table:table-row>
        <table:table-row table:style-name="ro4">
          <table:table-cell office:value-type="string">
            <text:p>111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královstve</text:p>
          </table:table-cell>
          <table:table-cell office:value-type="string">
            <text:p>kráľovstve</text:p>
          </table:table-cell>
          <table:table-cell table:number-columns-repeated="1018"/>
        </table:table-row>
        <table:table-row table:style-name="ro1">
          <table:table-cell office:value-type="string">
            <text:p>116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medzera naviac pred bodkočiarkou na konci prvej časti 1. prosby</text:p>
          </table:table-cell>
          <table:table-cell office:value-type="string">
            <text:p>spra-vodlivosti ;</text:p>
          </table:table-cell>
          <table:table-cell office:value-type="string">
            <text:p>spra-vodlivosti;</text:p>
          </table:table-cell>
          <table:table-cell table:number-columns-repeated="1018"/>
        </table:table-row>
        <table:table-row table:style-name="ro1">
          <table:table-cell office:value-type="string">
            <text:p>11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začiatok 2. prosby („Bože, otvor srd-“) má byť zalomený na začiatku ďalšieho riadka</text:p>
          </table:table-cell>
          <table:table-cell table:number-columns-repeated="1020"/>
        </table:table-row>
        <table:table-row table:style-name="ro4">
          <table:table-cell office:value-type="string">
            <text:p>11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bodka naviac za slovom „nám“</text:p>
          </table:table-cell>
          <table:table-cell office:value-type="string">
            <text:p>A daj nám. svoju spásu.</text:p>
          </table:table-cell>
          <table:table-cell office:value-type="string">
            <text:p>A daj nám svoju spásu.</text:p>
          </table:table-cell>
          <table:table-cell table:number-columns-repeated="1018"/>
        </table:table-row>
        <table:table-row table:style-name="ro1">
          <table:table-cell office:value-type="string">
            <text:p>119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medzera naviac pred bodkočiarkou na konci prvej časti poslednej prosby (delené slovo)</text:p>
          </table:table-cell>
          <table:table-cell office:value-type="string">
            <text:p>krá-ľovstve ;</text:p>
          </table:table-cell>
          <table:table-cell office:value-type="string">
            <text:p>krá-ľovstve;</text:p>
          </table:table-cell>
          <table:table-cell table:number-columns-repeated="1018"/>
        </table:table-row>
        <table:table-row table:style-name="ro4">
          <table:table-cell office:value-type="string">
            <text:p>123</text:p>
          </table:table-cell>
          <table:table-cell office:value-type="string">
            <text:p>8. zhora</text:p>
          </table:table-cell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26</text:p>
          </table:table-cell>
          <table:table-cell office:value-type="string">
            <text:p>nadpis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MODLITBA CEZ DEN</text:p>
          </table:table-cell>
          <table:table-cell office:value-type="string">
            <text:p>MODLITBA CEZ DEŇ</text:p>
          </table:table-cell>
          <table:table-cell table:number-columns-repeated="1018"/>
        </table:table-row>
        <table:table-row table:style-name="ro4">
          <table:table-cell office:value-type="string">
            <text:p>127</text:p>
          </table:table-cell>
          <table:table-cell office:value-type="string">
            <text:p>krátke čít.</text:p>
          </table:table-cell>
          <table:table-cell office:value-type="string">
            <text:p>3</text:p>
          </table:table-cell>
          <table:table-cell office:value-type="string">
            <text:p>medzera chýba pred aj za pomlčkou v referencii</text:p>
          </table:table-cell>
          <table:table-cell table:style-name="ce29" office:value-type="string">
            <text:p>Iz 13, 22–14,1</text:p>
          </table:table-cell>
          <table:table-cell table:style-name="ce29" office:value-type="string">
            <text:p>Iz 13, 22 – 14,1</text:p>
          </table:table-cell>
          <table:table-cell table:number-columns-repeated="1018"/>
        </table:table-row>
        <table:table-row table:style-name="ro4">
          <table:table-cell office:value-type="string">
            <text:p>128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Výhonok</text:p>
          </table:table-cell>
          <table:table-cell office:value-type="string">
            <text:p>Ó, Výhonok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29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2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Kľúč Dávidov</text:p>
          </table:table-cell>
          <table:table-cell office:value-type="string">
            <text:p>Ó, Kľúč Dávidov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32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3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6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6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Hviezda</text:p>
          </table:table-cell>
          <table:table-cell office:value-type="string">
            <text:p>Ó, Hviezda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38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9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41</text:p>
          </table:table-cell>
          <table:table-cell office:value-type="string">
            <text:p>2. zhora</text:p>
          </table:table-cell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41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vytúžený Kráľ</text:p>
          </table:table-cell>
          <table:table-cell office:value-type="string">
            <text:p>Ó, vytúžený Kráľ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42</text:p>
          </table:table-cell>
          <table:table-cell office:value-type="string">
            <text:p>6. zdola</text:p>
          </table:table-cell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45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46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„ľ“ (1. riadok prosieb)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style-name="ce15"/>
          <table:table-cell table:number-columns-repeated="1017"/>
        </table:table-row>
        <table:table-row table:style-name="ro4">
          <table:table-cell office:value-type="string">
            <text:p>146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Emanuel</text:p>
          </table:table-cell>
          <table:table-cell office:value-type="string">
            <text:p>Ó, Emanuel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47-150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53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„ľ“ (1. riadok strofy hymnu)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number-columns-repeated="1018"/>
        </table:table-row>
        <table:table-row table:style-name="ro4">
          <table:table-cell office:value-type="string">
            <text:p>154</text:p>
          </table:table-cell>
          <table:table-cell office:value-type="string">
            <text:p>13. zhora</text:p>
          </table:table-cell>
          <table:table-cell office:value-type="string">
            <text:p>2</text:p>
          </table:table-cell>
          <table:table-cell office:value-type="string">
            <text:p>chybne rozpoznané slovo „milovať“ (3. strofa)</text:p>
          </table:table-cell>
          <table:table-cell office:value-type="string">
            <text:p>milovai;</text:p>
          </table:table-cell>
          <table:table-cell office:value-type="string">
            <text:p>milovať;</text:p>
          </table:table-cell>
          <table:table-cell table:number-columns-repeated="1018"/>
        </table:table-row>
        <table:table-row table:style-name="ro4">
          <table:table-cell office:value-type="string">
            <text:p>15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 za slovom „pravý“ (správne: str. 1055)</text:p>
          </table:table-cell>
          <table:table-cell office:value-type="string">
            <text:p>pravý</text:p>
          </table:table-cell>
          <table:table-cell office:value-type="string">
            <text:p>pravý,</text:p>
          </table:table-cell>
          <table:table-cell table:number-columns-repeated="1018"/>
        </table:table-row>
        <table:table-row table:style-name="ro1">
          <table:table-cell office:value-type="string">
            <text:p>158</text:p>
          </table:table-cell>
          <table:table-cell/>
          <table:table-cell office:value-type="string">
            <text:p>3</text:p>
          </table:table-cell>
          <table:table-cell office:value-type="string">
            <text:p>posledný verš („Neplodnej dáva bývať...“) má byť samostatná strofa (správne: str. 1029)</text:p>
          </table:table-cell>
          <table:table-cell table:number-columns-repeated="2"/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62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dĺžeň na „í“ v slove „tí“</text:p>
          </table:table-cell>
          <table:table-cell office:value-type="string">
            <text:p>len ti,</text:p>
          </table:table-cell>
          <table:table-cell office:value-type="string">
            <text:p>len tí,</text:p>
          </table:table-cell>
          <table:table-cell table:number-columns-repeated="1018"/>
        </table:table-row>
        <table:table-row table:style-name="ro4">
          <table:table-cell office:value-type="string">
            <text:p>162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dĺžeň na „í“ v slove „čítaní“</text:p>
          </table:table-cell>
          <table:table-cell office:value-type="string">
            <text:p>čitaní</text:p>
          </table:table-cell>
          <table:table-cell office:value-type="string">
            <text:p>čítaní</text:p>
          </table:table-cell>
          <table:table-cell table:number-columns-repeated="1018"/>
        </table:table-row>
        <table:table-row table:style-name="ro4">
          <table:table-cell office:value-type="string">
            <text:p>162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dĺžeň na „í“ po č v slove „hrudí“</text:p>
          </table:table-cell>
          <table:table-cell office:value-type="string">
            <text:p>hrudi</text:p>
          </table:table-cell>
          <table:table-cell office:value-type="string">
            <text:p>hrudí</text:p>
          </table:table-cell>
          <table:table-cell table:number-columns-repeated="1018"/>
        </table:table-row>
        <table:table-row table:style-name="ro4">
          <table:table-cell office:value-type="string">
            <text:p>162</text:p>
          </table:table-cell>
          <table:table-cell office:value-type="string">
            <text:p>4. zdola</text:p>
          </table:table-cell>
          <table:table-cell office:value-type="string">
            <text:p>2</text:p>
          </table:table-cell>
          <table:table-cell office:value-type="string">
            <text:p>namiesto apostrofu je hviezdička</text:p>
          </table:table-cell>
          <table:table-cell office:value-type="string">
            <text:p>abys*</text:p>
          </table:table-cell>
          <table:table-cell office:value-type="string">
            <text:p>abys‘</text:p>
          </table:table-cell>
          <table:table-cell table:number-columns-repeated="1018"/>
        </table:table-row>
        <table:table-row table:style-name="ro4">
          <table:table-cell office:value-type="string">
            <text:p>163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veľké P chybne v slove „Pomazanému“</text:p>
          </table:table-cell>
          <table:table-cell office:value-type="string">
            <text:p>Pomazanému</text:p>
          </table:table-cell>
          <table:table-cell office:value-type="string">
            <text:p>pomazanému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63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smieva;*</text:p>
          </table:table-cell>
          <table:table-cell office:value-type="string">
            <text:p>vysmieva; *</text:p>
          </table:table-cell>
          <table:table-cell table:number-columns-repeated="1018"/>
        </table:table-row>
        <table:table-row table:style-name="ro4">
          <table:table-cell office:value-type="string">
            <text:p>163</text:p>
          </table:table-cell>
          <table:table-cell office:value-type="string">
            <text:p>1. zdola</text:p>
          </table:table-cell>
          <table:table-cell office:value-type="string">
            <text:p>2</text:p>
          </table:table-cell>
          <table:table-cell office:value-type="string">
            <text:p>chýba červená pomlčka na konci strofy</text:p>
          </table:table-cell>
          <table:table-cell office:value-type="string">
            <text:p>hlinené.“</text:p>
          </table:table-cell>
          <table:table-cell office:value-type="string">
            <text:p>hlinené.“ –</text:p>
          </table:table-cell>
          <table:table-cell table:number-columns-repeated="1018"/>
        </table:table-row>
        <table:table-row table:style-name="ro4">
          <table:table-cell office:value-type="string">
            <text:p>165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65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„ľ“ v slove „kráľovi“</text:p>
          </table:table-cell>
          <table:table-cell office:value-type="string">
            <text:p>královi</text:p>
          </table:table-cell>
          <table:table-cell office:value-type="string">
            <text:p>kráľovi</text:p>
          </table:table-cell>
          <table:table-cell table:number-columns-repeated="1018"/>
        </table:table-row>
        <table:table-row table:style-name="ro4">
          <table:table-cell office:value-type="string">
            <text:p>16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number-columns-repeated="1018"/>
        </table:table-row>
        <table:table-row table:style-name="ro4">
          <table:table-cell office:value-type="string">
            <text:p>165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number-columns-repeated="1018"/>
        </table:table-row>
        <table:table-row table:style-name="ro4">
          <table:table-cell office:value-type="string">
            <text:p>166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volenými;*</text:p>
          </table:table-cell>
          <table:table-cell office:value-type="string">
            <text:p>vyvolenými; *</text:p>
          </table:table-cell>
          <table:table-cell table:number-columns-repeated="1018"/>
        </table:table-row>
        <table:table-row table:style-name="ro4">
          <table:table-cell office:value-type="string">
            <text:p>166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odsadiť riadok ešte o jedno odsadenie, ako str. 1234</text:p>
          </table:table-cell>
          <table:table-cell table:number-columns-repeated="1020"/>
        </table:table-row>
        <table:table-row table:style-name="ro4">
          <table:table-cell office:value-type="string">
            <text:p>167</text:p>
          </table:table-cell>
          <table:table-cell office:value-type="string">
            <text:p>2. zhora</text:p>
          </table:table-cell>
          <table:table-cell office:value-type="string">
            <text:p>5</text:p>
          </table:table-cell>
          <table:table-cell office:value-type="string">
            <text:p>nadpis („Z Knihy...“) je šedou, vidno textúru</text:p>
          </table:table-cell>
          <table:table-cell table:number-columns-repeated="1020"/>
        </table:table-row>
        <table:table-row table:style-name="ro4">
          <table:table-cell office:value-type="string">
            <text:p>16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 za slovom „Pán“</text:p>
          </table:table-cell>
          <table:table-cell office:value-type="string">
            <text:p>Pán Boh:</text:p>
          </table:table-cell>
          <table:table-cell office:value-type="string">
            <text:p>Pán, Boh:</text:p>
          </table:table-cell>
          <table:table-cell table:number-columns-repeated="1018"/>
        </table:table-row>
        <table:table-row table:style-name="ro4">
          <table:table-cell office:value-type="string">
            <text:p>167</text:p>
          </table:table-cell>
          <table:table-cell office:value-type="string">
            <text:p>10. zdola</text:p>
          </table:table-cell>
          <table:table-cell office:value-type="string">
            <text:p>2</text:p>
          </table:table-cell>
          <table:table-cell office:value-type="string">
            <text:p>chybne rozpoznané slovo „vedľa“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number-columns-repeated="1018"/>
        </table:table-row>
        <table:table-row table:style-name="ro4">
          <table:table-cell office:value-type="string">
            <text:p>168</text:p>
          </table:table-cell>
          <table:table-cell office:value-type="string">
            <text:p>12. zdola</text:p>
          </table:table-cell>
          <table:table-cell office:value-type="string">
            <text:p>2</text:p>
          </table:table-cell>
          <table:table-cell office:value-type="string">
            <text:p>chybne rozpoznaná číslovka „1“ (je tam veľké I)</text:p>
          </table:table-cell>
          <table:table-cell office:value-type="string">
            <text:p>Sermo I</text:p>
          </table:table-cell>
          <table:table-cell office:value-type="string">
            <text:p>Sermo 1</text:p>
          </table:table-cell>
          <table:table-cell table:number-columns-repeated="1018"/>
        </table:table-row>
        <table:table-row table:style-name="ro4">
          <table:table-cell office:value-type="string">
            <text:p>170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možno chýba medzera pred „Dnes“; POSUN?</text:p>
          </table:table-cell>
          <table:table-cell table:number-columns-repeated="1020"/>
        </table:table-row>
        <table:table-row table:style-name="ro4">
          <table:table-cell office:value-type="string">
            <text:p>170</text:p>
          </table:table-cell>
          <table:table-cell office:value-type="string">
            <text:p>12. zhora</text:p>
          </table:table-cell>
          <table:table-cell office:value-type="string">
            <text:p>4</text:p>
          </table:table-cell>
          <table:table-cell office:value-type="string">
            <text:p>bodka na konci vety (za „chválime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70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hned</text:p>
          </table:table-cell>
          <table:table-cell office:value-type="string">
            <text:p>hneď</text:p>
          </table:table-cell>
          <table:table-cell table:number-columns-repeated="1018"/>
        </table:table-row>
        <table:table-row table:style-name="ro4">
          <table:table-cell office:value-type="string">
            <text:p>170</text:p>
          </table:table-cell>
          <table:table-cell office:value-type="string">
            <text:p>5. zdola</text:p>
          </table:table-cell>
          <table:table-cell office:value-type="string">
            <text:p>4</text:p>
          </table:table-cell>
          <table:table-cell office:value-type="string">
            <text:p>bodka na konci vety (za „výsostiach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71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number-columns-repeated="1018"/>
        </table:table-row>
        <table:table-row table:style-name="ro4">
          <table:table-cell office:value-type="string">
            <text:p>173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number-columns-repeated="1018"/>
        </table:table-row>
        <table:table-row table:style-name="ro4">
          <table:table-cell office:value-type="string">
            <text:p>174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červená pomlčka na konci strofy</text:p>
          </table:table-cell>
          <table:table-cell office:value-type="string">
            <text:p>hriechu.</text:p>
          </table:table-cell>
          <table:table-cell office:value-type="string">
            <text:p>hriechu. –</text:p>
          </table:table-cell>
          <table:table-cell table:number-columns-repeated="1018"/>
        </table:table-row>
        <table:table-row table:style-name="ro4">
          <table:table-cell office:value-type="string">
            <text:p>177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malé „ž“</text:p>
          </table:table-cell>
          <table:table-cell office:value-type="string">
            <text:p>Že on</text:p>
          </table:table-cell>
          <table:table-cell office:value-type="string">
            <text:p>že on</text:p>
          </table:table-cell>
          <table:table-cell table:number-columns-repeated="1018"/>
        </table:table-row>
        <table:table-row table:style-name="ro4">
          <table:table-cell office:value-type="string">
            <text:p>178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number-columns-repeated="1018"/>
        </table:table-row>
        <table:table-row table:style-name="ro4">
          <table:table-cell office:value-type="string">
            <text:p>180</text:p>
          </table:table-cell>
          <table:table-cell office:value-type="string">
            <text:p>Žalm 110</text:p>
          </table:table-cell>
          <table:table-cell office:value-type="string">
            <text:p>5</text:p>
          </table:table-cell>
          <table:table-cell office:value-type="string">
            <text:p>text žalmu 110 je šedou, nie čiernou farbou</text:p>
          </table:table-cell>
          <table:table-cell table:number-columns-repeated="1020"/>
        </table:table-row>
        <table:table-row table:style-name="ro4">
          <table:table-cell office:value-type="string">
            <text:p>180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number-columns-repeated="1020"/>
        </table:table-row>
        <table:table-row table:style-name="ro4">
          <table:table-cell office:value-type="string">
            <text:p>18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verš nemá byť odsadený (má byť zarovnaný vľavo)</text:p>
          </table:table-cell>
          <table:table-cell table:number-columns-repeated="1020"/>
        </table:table-row>
        <table:table-row table:style-name="ro4">
          <table:table-cell office:value-type="string">
            <text:p>180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medzera pred červenou pomlčkou (POSUN?)</text:p>
          </table:table-cell>
          <table:table-cell table:number-columns-repeated="1020"/>
        </table:table-row>
        <table:table-row table:style-name="ro4">
          <table:table-cell office:value-type="string">
            <text:p>181</text:p>
          </table:table-cell>
          <table:table-cell office:value-type="string">
            <text:p>červený text</text:p>
          </table:table-cell>
          <table:table-cell office:value-type="string">
            <text:p>3</text:p>
          </table:table-cell>
          <table:table-cell office:value-type="string">
            <text:p>chýba medzera za čiarkou</text:p>
          </table:table-cell>
          <table:table-cell table:style-name="ce29" office:value-type="string">
            <text:p>Kol 1,12-20</text:p>
          </table:table-cell>
          <table:table-cell table:style-name="ce29" office:value-type="string">
            <text:p>Kol 1, 12-20</text:p>
          </table:table-cell>
          <table:table-cell table:number-columns-repeated="1018"/>
        </table:table-row>
        <table:table-row table:style-name="ro4">
          <table:table-cell office:value-type="string">
            <text:p>182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number-columns-repeated="1018"/>
        </table:table-row>
        <table:table-row table:style-name="ro4">
          <table:table-cell office:value-type="string">
            <text:p>182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string">
            <text:p>183</text:p>
          </table:table-cell>
          <table:table-cell office:value-type="string">
            <text:p>1. prosba</text:p>
          </table:table-cell>
          <table:table-cell office:value-type="string">
            <text:p>3</text:p>
          </table:table-cell>
          <table:table-cell office:value-type="string">
            <text:p>dve slová spolu (chýba oddeľujúca medzera)</text:p>
          </table:table-cell>
          <table:table-cell office:value-type="string">
            <text:p>svojuCirkev</text:p>
          </table:table-cell>
          <table:table-cell office:value-type="string">
            <text:p>svoju Cirkev</text:p>
          </table:table-cell>
          <table:table-cell table:number-columns-repeated="1018"/>
        </table:table-row>
        <table:table-row table:style-name="ro4">
          <table:table-cell office:value-type="string">
            <text:p>185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dĺžeň naviac v slove „prosebné“</text:p>
          </table:table-cell>
          <table:table-cell office:value-type="string">
            <text:p>prosebné</text:p>
          </table:table-cell>
          <table:table-cell office:value-type="string">
            <text:p>prosebne</text:p>
          </table:table-cell>
          <table:table-cell table:number-columns-repeated="1018"/>
        </table:table-row>
        <table:table-row table:style-name="ro4">
          <table:table-cell office:value-type="string">
            <text:p>189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dtial</text:p>
          </table:table-cell>
          <table:table-cell office:value-type="string">
            <text:p>odtiaľ</text:p>
          </table:table-cell>
          <table:table-cell table:number-columns-repeated="1018"/>
        </table:table-row>
        <table:table-row table:style-name="ro4">
          <table:table-cell office:value-type="string">
            <text:p>190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dĺžeň naviac v slove „stríehli“ (Ant. v roku A)</text:p>
          </table:table-cell>
          <table:table-cell office:value-type="string">
            <text:p>stríehli</text:p>
          </table:table-cell>
          <table:table-cell office:value-type="string">
            <text:p>striehli</text:p>
          </table:table-cell>
          <table:table-cell table:number-columns-repeated="1018"/>
        </table:table-row>
        <table:table-row table:style-name="ro1">
          <table:table-cell office:value-type="string">
            <text:p>190</text:p>
          </table:table-cell>
          <table:table-cell office:value-type="string">
            <text:p>prosby</text:p>
          </table:table-cell>
          <table:table-cell office:value-type="string">
            <text:p>3</text:p>
          </table:table-cell>
          <table:table-cell office:value-type="string">
            <text:p>záver 1. až 3. prosby (1. riadok záveru) za červenou pomlčkou má byť zarovnaný pod príslušný text</text:p>
          </table:table-cell>
          <table:table-cell table:number-columns-repeated="1020"/>
        </table:table-row>
        <table:table-row table:style-name="ro4">
          <table:table-cell office:value-type="string">
            <text:p>193</text:p>
          </table:table-cell>
          <table:table-cell office:value-type="string">
            <text:p>hymnus</text:p>
          </table:table-cell>
          <table:table-cell office:value-type="string">
            <text:p>5</text:p>
          </table:table-cell>
          <table:table-cell office:value-type="string">
            <text:p>farba textu hymnu je „šedá“, vyblednutá</text:p>
          </table:table-cell>
          <table:table-cell table:number-columns-repeated="1020"/>
        </table:table-row>
        <table:table-row table:style-name="ro4">
          <table:table-cell office:value-type="string">
            <text:p>194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dla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198</text:p>
          </table:table-cell>
          <table:table-cell office:value-type="string">
            <text:p>5./4. zdola</text:p>
          </table:table-cell>
          <table:table-cell office:value-type="string">
            <text:p>3</text:p>
          </table:table-cell>
          <table:table-cell office:value-type="string">
            <text:p>delenie slova „temnotách“</text:p>
          </table:table-cell>
          <table:table-cell office:value-type="string">
            <text:p>te-mnotách</text:p>
          </table:table-cell>
          <table:table-cell office:value-type="string">
            <text:p>tem-no-tách</text:p>
          </table:table-cell>
          <table:table-cell table:number-columns-repeated="1018"/>
        </table:table-row>
        <table:table-row table:style-name="ro4">
          <table:table-cell office:value-type="string">
            <text:p>200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pomlčka v krátkom čítaní má byť čiernym písmom</text:p>
          </table:table-cell>
          <table:table-cell table:number-columns-repeated="2" office:value-type="string">
            <text:p>– milosťou</text:p>
          </table:table-cell>
          <table:table-cell table:number-columns-repeated="1018"/>
        </table:table-row>
        <table:table-row table:style-name="ro4">
          <table:table-cell office:value-type="string">
            <text:p>200</text:p>
          </table:table-cell>
          <table:table-cell office:value-type="string">
            <text:p>19. zhora</text:p>
          </table:table-cell>
          <table:table-cell office:value-type="string">
            <text:p>3</text:p>
          </table:table-cell>
          <table:table-cell office:value-type="string">
            <text:p>chybné písmeno (a -&gt; s)</text:p>
          </table:table-cell>
          <table:table-cell office:value-type="string">
            <text:p>a a láskou</text:p>
          </table:table-cell>
          <table:table-cell office:value-type="string">
            <text:p>a s láskou</text:p>
          </table:table-cell>
          <table:table-cell table:number-columns-repeated="1018"/>
        </table:table-row>
        <table:table-row table:style-name="ro4">
          <table:table-cell office:value-type="string">
            <text:p>200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ybné písmeno</text:p>
          </table:table-cell>
          <table:table-cell office:value-type="string">
            <text:p>i dôverou</text:p>
          </table:table-cell>
          <table:table-cell office:value-type="string">
            <text:p>s dôverou</text:p>
          </table:table-cell>
          <table:table-cell table:number-columns-repeated="1018"/>
        </table:table-row>
        <table:table-row table:style-name="ro4">
          <table:table-cell office:value-type="string">
            <text:p>200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č</text:p>
          </table:table-cell>
          <table:table-cell office:value-type="string">
            <text:p>Otce</text:p>
          </table:table-cell>
          <table:table-cell office:value-type="string">
            <text:p>Otče</text:p>
          </table:table-cell>
          <table:table-cell table:number-columns-repeated="1018"/>
        </table:table-row>
        <table:table-row table:style-name="ro4">
          <table:table-cell office:value-type="string">
            <text:p>206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9" office:value-type="string">
            <text:p>nedela,</text:p>
          </table:table-cell>
          <table:table-cell table:style-name="ce29" office:value-type="string">
            <text:p>nedeľa,</text:p>
          </table:table-cell>
          <table:table-cell table:number-columns-repeated="1018"/>
        </table:table-row>
        <table:table-row table:style-name="ro4">
          <table:table-cell office:value-type="string">
            <text:p>208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number-columns-repeated="1018"/>
        </table:table-row>
        <table:table-row table:style-name="ro4">
          <table:table-cell office:value-type="string">
            <text:p>212</text:p>
          </table:table-cell>
          <table:table-cell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údel</text:p>
          </table:table-cell>
          <table:table-cell office:value-type="string">
            <text:p>udeľ</text:p>
          </table:table-cell>
          <table:table-cell table:number-columns-repeated="1018"/>
        </table:table-row>
        <table:table-row table:style-name="ro4">
          <table:table-cell office:value-type="string">
            <text:p>220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ybné písmeno (Ž -&gt; ž)</text:p>
          </table:table-cell>
          <table:table-cell table:style-name="ce29" office:value-type="string">
            <text:p>Namiesto Žal-</text:p>
          </table:table-cell>
          <table:table-cell table:style-name="ce29" office:value-type="string">
            <text:p>Namiesto žal-</text:p>
          </table:table-cell>
          <table:table-cell table:number-columns-repeated="1018"/>
        </table:table-row>
        <table:table-row table:style-name="ro4">
          <table:table-cell office:value-type="string">
            <text:p>220</text:p>
          </table:table-cell>
          <table:table-cell office:value-type="string">
            <text:p>2. zdola 2x</text:p>
          </table:table-cell>
          <table:table-cell office:value-type="string">
            <text:p>3</text:p>
          </table:table-cell>
          <table:table-cell office:value-type="string">
            <text:p>chybné písmeno (Ž -&gt; ž) 2x</text:p>
          </table:table-cell>
          <table:table-cell table:style-name="ce29" office:value-type="string">
            <text:p>brať Žalm 129... Žalmu 127</text:p>
          </table:table-cell>
          <table:table-cell table:style-name="ce29" office:value-type="string">
            <text:p>brať žalm 129... žalmu 127</text:p>
          </table:table-cell>
          <table:table-cell table:number-columns-repeated="1018"/>
        </table:table-row>
        <table:table-row table:style-name="ro4">
          <table:table-cell office:value-type="string">
            <text:p>220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ybné písmeno (Ž -&gt; ž)</text:p>
          </table:table-cell>
          <table:table-cell table:style-name="ce29" office:value-type="string">
            <text:p>Žalm 131</text:p>
          </table:table-cell>
          <table:table-cell table:style-name="ce29" office:value-type="string">
            <text:p>žalm 131</text:p>
          </table:table-cell>
          <table:table-cell table:number-columns-repeated="1018"/>
        </table:table-row>
        <table:table-row table:style-name="ro4">
          <table:table-cell office:value-type="string">
            <text:p>221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esel</text:p>
          </table:table-cell>
          <table:table-cell office:value-type="string">
            <text:p>veseľ</text:p>
          </table:table-cell>
          <table:table-cell table:number-columns-repeated="1018"/>
        </table:table-row>
        <table:table-row table:style-name="ro4">
          <table:table-cell office:value-type="string">
            <text:p>222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é slovo (y -&gt; v)</text:p>
          </table:table-cell>
          <table:table-cell office:value-type="string">
            <text:p>syet</text:p>
          </table:table-cell>
          <table:table-cell office:value-type="string">
            <text:p>svet</text:p>
          </table:table-cell>
          <table:table-cell table:number-columns-repeated="1018"/>
        </table:table-row>
        <table:table-row table:style-name="ro4">
          <table:table-cell office:value-type="string">
            <text:p>224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luď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225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bodka</text:p>
          </table:table-cell>
          <table:table-cell office:value-type="string">
            <text:p>259 n s</text:p>
          </table:table-cell>
          <table:table-cell office:value-type="string">
            <text:p>259 n. s</text:p>
          </table:table-cell>
          <table:table-cell table:number-columns-repeated="1018"/>
        </table:table-row>
        <table:table-row table:style-name="ro4">
          <table:table-cell office:value-type="string">
            <text:p>22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ybné písmeno (M -&gt; m)</text:p>
          </table:table-cell>
          <table:table-cell table:style-name="ce29" office:value-type="string">
            <text:p>Modlitbu cez</text:p>
          </table:table-cell>
          <table:table-cell table:style-name="ce29" office:value-type="string">
            <text:p>modlitbu cez</text:p>
          </table:table-cell>
          <table:table-cell table:number-columns-repeated="1018"/>
        </table:table-row>
        <table:table-row table:style-name="ro4">
          <table:table-cell office:value-type="string">
            <text:p>226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edzera za hviezdičkou (alebo posun č-č?)</text:p>
          </table:table-cell>
          <table:table-cell office:value-type="string">
            <text:p>*Aleluja,</text:p>
          </table:table-cell>
          <table:table-cell office:value-type="string">
            <text:p>* Aleluja,</text:p>
          </table:table-cell>
          <table:table-cell table:number-columns-repeated="1018"/>
        </table:table-row>
        <table:table-row table:style-name="ro4">
          <table:table-cell office:value-type="string">
            <text:p>22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ybné písmeno (a -&gt; e)</text:p>
          </table:table-cell>
          <table:table-cell office:value-type="string">
            <text:p>v teba</text:p>
          </table:table-cell>
          <table:table-cell office:value-type="string">
            <text:p>v tebe</text:p>
          </table:table-cell>
          <table:table-cell table:number-columns-repeated="1018"/>
        </table:table-row>
        <table:table-row table:style-name="ro4">
          <table:table-cell office:value-type="string">
            <text:p>23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biblický odkaz má mať čiarku (nie bodku)</text:p>
          </table:table-cell>
          <table:table-cell table:style-name="ce29" office:value-type="string">
            <text:p>1 Jn 4. 9</text:p>
          </table:table-cell>
          <table:table-cell table:style-name="ce29" office:value-type="string">
            <text:p>1 Jn 4, 9</text:p>
          </table:table-cell>
          <table:table-cell table:number-columns-repeated="1018"/>
        </table:table-row>
        <table:table-row table:style-name="ro4">
          <table:table-cell office:value-type="string">
            <text:p>232</text:p>
          </table:table-cell>
          <table:table-cell office:value-type="string">
            <text:p>16. zdola</text:p>
          </table:table-cell>
          <table:table-cell office:value-type="string">
            <text:p>3</text:p>
          </table:table-cell>
          <table:table-cell office:value-type="string">
            <text:p>chyba v slove (vypadlo písmeno „r“)</text:p>
          </table:table-cell>
          <table:table-cell office:value-type="string">
            <text:p>smteľným,</text:p>
          </table:table-cell>
          <table:table-cell office:value-type="string">
            <text:p>smrteľným,</text:p>
          </table:table-cell>
          <table:table-cell table:number-columns-repeated="1018"/>
        </table:table-row>
        <table:table-row table:style-name="ro4">
          <table:table-cell office:value-type="string">
            <text:p>233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23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office:value-type="string">
            <text:p>ani slnko ani mesiac</text:p>
          </table:table-cell>
          <table:table-cell office:value-type="string">
            <text:p>ani slnko, ani mesiac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48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ýba bodka</text:p>
          </table:table-cell>
          <table:table-cell table:style-name="ce29" office:value-type="string">
            <text:p>5 januára</text:p>
          </table:table-cell>
          <table:table-cell table:style-name="ce29" office:value-type="string">
            <text:p>5. januára</text:p>
          </table:table-cell>
          <table:table-cell table:number-columns-repeated="1018"/>
        </table:table-row>
        <table:table-row table:style-name="ro1">
          <table:table-cell office:value-type="string">
            <text:p>255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ybne zarovnané pokračovanie 2. prosby (má byť o kúsok vpravo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264</text:p>
          </table:table-cell>
          <table:table-cell table:style-name="ce15" office:value-type="string">
            <text:p>8. zdola</text:p>
          </table:table-cell>
          <table:table-cell table:style-name="ce24" office:value-type="string">
            <text:p>3</text:p>
          </table:table-cell>
          <table:table-cell table:style-name="ce15" office:value-type="string">
            <text:p>chýba dĺžeň na „ŕ“</text:p>
          </table:table-cell>
          <table:table-cell table:style-name="ce15" office:value-type="string">
            <text:p>trpne</text:p>
          </table:table-cell>
          <table:table-cell table:style-name="ce15" office:value-type="string">
            <text:p>tŕpne</text:p>
          </table:table-cell>
          <table:table-cell table:number-columns-repeated="1018"/>
        </table:table-row>
        <table:table-row table:style-name="ro4">
          <table:table-cell office:value-type="string">
            <text:p>265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ánovom*</text:p>
          </table:table-cell>
          <table:table-cell office:value-type="string">
            <text:p>Pánovom *</text:p>
          </table:table-cell>
          <table:table-cell table:number-columns-repeated="1018"/>
        </table:table-row>
        <table:table-row table:style-name="ro4">
          <table:table-cell office:value-type="string">
            <text:p>266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Bášanu,*</text:p>
          </table:table-cell>
          <table:table-cell office:value-type="string">
            <text:p>Bášanu, *</text:p>
          </table:table-cell>
          <table:table-cell table:number-columns-repeated="1018"/>
        </table:table-row>
        <table:table-row table:style-name="ro4">
          <table:table-cell office:value-type="string">
            <text:p>26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 1 Tim</text:p>
          </table:table-cell>
          <table:table-cell table:style-name="ce29" office:value-type="string">
            <text:p>Porov. 1 Tim</text:p>
          </table:table-cell>
          <table:table-cell table:number-columns-repeated="1018"/>
        </table:table-row>
        <table:table-row table:style-name="ro4">
          <table:table-cell office:value-type="string">
            <text:p>267</text:p>
          </table:table-cell>
          <table:table-cell office:value-type="string">
            <text:p>9. zhora</text:p>
          </table:table-cell>
          <table:table-cell office:value-type="string">
            <text:p>2</text:p>
          </table:table-cell>
          <table:table-cell office:value-type="string">
            <text:p>text má byť červeným písmom, nie kurzívou (str. 1885)</text:p>
          </table:table-cell>
          <table:table-cell table:style-name="ce30" office:value-type="string">
            <text:p>Kristovo tajomstvo a sláva</text:p>
          </table:table-cell>
          <table:table-cell table:style-name="ce29" office:value-type="string">
            <text:p>Kristovo tajomstvo a sláva</text:p>
          </table:table-cell>
          <table:table-cell table:number-columns-repeated="1018"/>
        </table:table-row>
        <table:table-row table:style-name="ro4">
          <table:table-cell office:value-type="string">
            <text:p>26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ybne malé začiatočné písmeno v slove</text:p>
          </table:table-cell>
          <table:table-cell office:value-type="string">
            <text:p>pána</text:p>
          </table:table-cell>
          <table:table-cell office:value-type="string">
            <text:p>Pána</text:p>
          </table:table-cell>
          <table:table-cell table:number-columns-repeated="1018"/>
        </table:table-row>
        <table:table-row table:style-name="ro4">
          <table:table-cell office:value-type="string">
            <text:p>271</text:p>
          </table:table-cell>
          <table:table-cell office:value-type="string">
            <text:p>krátke čítanie</text:p>
          </table:table-cell>
          <table:table-cell office:value-type="string">
            <text:p>7</text:p>
          </table:table-cell>
          <table:table-cell office:value-type="string">
            <text:p>text krátkeho čítania (prvých 8 riadkov) je šedou farbou</text:p>
          </table:table-cell>
          <table:table-cell table:number-columns-repeated="1020"/>
        </table:table-row>
        <table:table-row table:style-name="ro4">
          <table:table-cell office:value-type="string">
            <text:p>271</text:p>
          </table:table-cell>
          <table:table-cell office:value-type="string">
            <text:p>prosby</text:p>
          </table:table-cell>
          <table:table-cell office:value-type="string">
            <text:p>7</text:p>
          </table:table-cell>
          <table:table-cell office:value-type="string">
            <text:p>text zvolania a 1. riadok 1. prosby sú šedou farbou</text:p>
          </table:table-cell>
          <table:table-cell table:number-columns-repeated="1020"/>
        </table:table-row>
        <table:table-row table:style-name="ro4">
          <table:table-cell office:value-type="string">
            <text:p>276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královstvo</text:p>
          </table:table-cell>
          <table:table-cell office:value-type="string">
            <text:p>kráľovstvo</text:p>
          </table:table-cell>
          <table:table-cell table:number-columns-repeated="1018"/>
        </table:table-row>
        <table:table-row table:style-name="ro4">
          <table:table-cell office:value-type="string">
            <text:p>280</text:p>
          </table:table-cell>
          <table:table-cell office:value-type="string">
            <text:p>10. zdola</text:p>
          </table:table-cell>
          <table:table-cell office:value-type="string">
            <text:p>8</text:p>
          </table:table-cell>
          <table:table-cell office:value-type="string">
            <text:p>chybne odsadená prosba (má byť pod "ho")</text:p>
          </table:table-cell>
          <table:table-cell table:number-columns-repeated="1020"/>
        </table:table-row>
        <table:table-row table:style-name="ro4">
          <table:table-cell office:value-type="string">
            <text:p>280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má byť bodka, nie hviezdička</text:p>
          </table:table-cell>
          <table:table-cell office:value-type="string">
            <text:p>utláčaným*</text:p>
          </table:table-cell>
          <table:table-cell office:value-type="string">
            <text:p>utláčaným.</text:p>
          </table:table-cell>
          <table:table-cell table:number-columns-repeated="1018"/>
        </table:table-row>
        <table:table-row table:style-name="ro4">
          <table:table-cell office:value-type="string">
            <text:p>28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ybne veľké začiatočné písmeno v slove</text:p>
          </table:table-cell>
          <table:table-cell office:value-type="string">
            <text:p>Žije</text:p>
          </table:table-cell>
          <table:table-cell office:value-type="string">
            <text:p>žije</text:p>
          </table:table-cell>
          <table:table-cell table:number-columns-repeated="1018"/>
        </table:table-row>
        <table:table-row table:style-name="ro1">
          <table:table-cell office:value-type="string">
            <text:p>284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text je vysádzaný dvoma farbami (červená, čierna); má byť len čiernou</text:p>
          </table:table-cell>
          <table:table-cell table:number-columns-repeated="1020"/>
        </table:table-row>
        <table:table-row table:style-name="ro4">
          <table:table-cell office:value-type="string">
            <text:p>288</text:p>
          </table:table-cell>
          <table:table-cell office:value-type="string">
            <text:p>13. zhora</text:p>
          </table:table-cell>
          <table:table-cell office:value-type="string">
            <text:p>4</text:p>
          </table:table-cell>
          <table:table-cell office:value-type="string">
            <text:p>text má byť väčším čiernym písmom, nie červeným</text:p>
          </table:table-cell>
          <table:table-cell table:style-name="ce29" office:value-type="string">
            <text:p>PREDPOLUDNÍM</text:p>
          </table:table-cell>
          <table:table-cell office:value-type="string">
            <text:p>PREDPOLUDNÍM</text:p>
          </table:table-cell>
          <table:table-cell table:number-columns-repeated="1018"/>
        </table:table-row>
        <table:table-row table:style-name="ro4">
          <table:table-cell office:value-type="string">
            <text:p>289</text:p>
          </table:table-cell>
          <table:table-cell office:value-type="string">
            <text:p>7. zhora</text:p>
          </table:table-cell>
          <table:table-cell office:value-type="string">
            <text:p>5</text:p>
          </table:table-cell>
          <table:table-cell office:value-type="string">
            <text:p>text nemá byť tučným písmom; chybne zarovnaný</text:p>
          </table:table-cell>
          <table:table-cell table:style-name="ce31" office:value-type="string">
            <text:p>POPOLUDNÍ</text:p>
          </table:table-cell>
          <table:table-cell office:value-type="string">
            <text:p>POPOLUDNÍ</text:p>
          </table:table-cell>
          <table:table-cell table:number-columns-repeated="1018"/>
        </table:table-row>
        <table:table-row table:style-name="ro4">
          <table:table-cell office:value-type="string">
            <text:p>292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ta,</text:p>
          </table:table-cell>
          <table:table-cell office:value-type="string">
            <text:p>ťa,</text:p>
          </table:table-cell>
          <table:table-cell table:number-columns-repeated="1018"/>
        </table:table-row>
        <table:table-row table:style-name="ro4">
          <table:table-cell office:value-type="string">
            <text:p>29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office:value-type="string">
            <text:p>ani slnko ani mesiac</text:p>
          </table:table-cell>
          <table:table-cell office:value-type="string">
            <text:p>ani slnko, ani mesiac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300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šlapajam</text:p>
          </table:table-cell>
          <table:table-cell office:value-type="string">
            <text:p>šľapajam</text:p>
          </table:table-cell>
          <table:table-cell table:number-columns-repeated="1018"/>
        </table:table-row>
        <table:table-row table:style-name="ro4">
          <table:table-cell office:value-type="string">
            <text:p>302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ybné poradie slov (opravené podľa str. 1147)</text:p>
          </table:table-cell>
          <table:table-cell table:style-name="ce17" office:value-type="string">
            <text:p>hrnúť sa budú</text:p>
          </table:table-cell>
          <table:table-cell office:value-type="string">
            <text:p>budú sa hrnúť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303</text:p>
          </table:table-cell>
          <table:table-cell office:value-type="string">
            <text:p>13. zdola</text:p>
          </table:table-cell>
          <table:table-cell office:value-type="string">
            <text:p>5</text:p>
          </table:table-cell>
          <table:table-cell office:value-type="string">
            <text:p>čiarka za červenou zátvorkou má byť čierna</text:p>
          </table:table-cell>
          <table:table-cell table:style-name="ce29" office:value-type="string">
            <text:p>,</text:p>
          </table:table-cell>
          <table:table-cell office:value-type="string">
            <text:p>,</text:p>
          </table:table-cell>
          <table:table-cell table:number-columns-repeated="1018"/>
        </table:table-row>
        <table:table-row table:style-name="ro4">
          <table:table-cell table:style-name="ce6" office:value-type="float" office:value="304">
            <text:p>304</text:p>
          </table:table-cell>
          <table:table-cell table:style-name="ce4"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dĺžeň na í</text:p>
          </table:table-cell>
          <table:table-cell office:value-type="string">
            <text:p>účastí</text:p>
          </table:table-cell>
          <table:table-cell office:value-type="string">
            <text:p>účasti</text:p>
          </table:table-cell>
          <table:table-cell table:number-columns-repeated="1018"/>
        </table:table-row>
        <table:table-row table:style-name="ro4">
          <table:table-cell office:value-type="string">
            <text:p>310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čiarka za slovom „tme“</text:p>
          </table:table-cell>
          <table:table-cell office:value-type="string">
            <text:p>čo sedia vo tme</text:p>
          </table:table-cell>
          <table:table-cell office:value-type="string">
            <text:p>čo sedia vo tme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312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r"</text:p>
          </table:table-cell>
          <table:table-cell table:style-name="ce29" office:value-type="string">
            <text:p>Kista</text:p>
          </table:table-cell>
          <table:table-cell table:style-name="ce29" office:value-type="string">
            <text:p>Krista</text:p>
          </table:table-cell>
          <table:table-cell table:number-columns-repeated="1018"/>
        </table:table-row>
        <table:table-row table:style-name="ro4">
          <table:table-cell office:value-type="string">
            <text:p>317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alúbenie</text:p>
          </table:table-cell>
          <table:table-cell office:value-type="string">
            <text:p>zaľúbenie</text:p>
          </table:table-cell>
          <table:table-cell table:number-columns-repeated="1018"/>
        </table:table-row>
        <table:table-row table:style-name="ro4">
          <table:table-cell office:value-type="string">
            <text:p>317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čiarka za slovom „tme“</text:p>
          </table:table-cell>
          <table:table-cell office:value-type="string">
            <text:p>čo sedia vo tme</text:p>
          </table:table-cell>
          <table:table-cell office:value-type="string">
            <text:p>čo sedia vo tme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1">
          <table:table-cell office:value-type="string">
            <text:p>321</text:p>
          </table:table-cell>
          <table:table-cell office:value-type="string">
            <text:p>1. zhora</text:p>
          </table:table-cell>
          <table:table-cell office:value-type="string">
            <text:p>4</text:p>
          </table:table-cell>
          <table:table-cell office:value-type="string">
            <text:p>text je vysádzaný dvoma farbami (červená, čierna); má byť len čiernou</text:p>
          </table:table-cell>
          <table:table-cell table:number-columns-repeated="1020"/>
        </table:table-row>
        <table:table-row table:style-name="ro4">
          <table:table-cell office:value-type="string">
            <text:p>321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ybne veľké začiatočné písmeno v slove</text:p>
          </table:table-cell>
          <table:table-cell table:style-name="ce29" office:value-type="string">
            <text:p>Žalmu 95</text:p>
          </table:table-cell>
          <table:table-cell table:style-name="ce29" office:value-type="string">
            <text:p>žalmu 95</text:p>
          </table:table-cell>
          <table:table-cell table:number-columns-repeated="1018"/>
        </table:table-row>
        <table:table-row table:style-name="ro4">
          <table:table-cell office:value-type="string">
            <text:p>321</text:p>
          </table:table-cell>
          <table:table-cell office:value-type="string">
            <text:p>9. zhora</text:p>
          </table:table-cell>
          <table:table-cell office:value-type="string">
            <text:p>4</text:p>
          </table:table-cell>
          <table:table-cell office:value-type="string">
            <text:p>bodka na konci vety má byť červenou</text:p>
          </table:table-cell>
          <table:table-cell table:number-columns-repeated="1020"/>
        </table:table-row>
        <table:table-row table:style-name="ro4">
          <table:table-cell office:value-type="string">
            <text:p>324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álavu</text:p>
          </table:table-cell>
          <table:table-cell office:value-type="string">
            <text:p>páľavu</text:p>
          </table:table-cell>
          <table:table-cell table:number-columns-repeated="1018"/>
        </table:table-row>
        <table:table-row table:style-name="ro4">
          <table:table-cell office:value-type="string">
            <text:p>327</text:p>
          </table:table-cell>
          <table:table-cell office:value-type="string">
            <text:p>10. a 9. zdola</text:p>
          </table:table-cell>
          <table:table-cell office:value-type="string">
            <text:p>3</text:p>
          </table:table-cell>
          <table:table-cell office:value-type="string">
            <text:p>chybné delenie slova</text:p>
          </table:table-cell>
          <table:table-cell office:value-type="string">
            <text:p>pô-stom</text:p>
          </table:table-cell>
          <table:table-cell office:value-type="string">
            <text:p>pôs-tom</text:p>
          </table:table-cell>
          <table:table-cell table:number-columns-repeated="1018"/>
        </table:table-row>
        <table:table-row table:style-name="ro4">
          <table:table-cell office:value-type="string">
            <text:p>329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33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emá byť mäkčeň na l</text:p>
          </table:table-cell>
          <table:table-cell office:value-type="string">
            <text:p>Posiľňuj</text:p>
          </table:table-cell>
          <table:table-cell office:value-type="string">
            <text:p>Posilňuj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334</text:p>
          </table:table-cell>
          <table:table-cell table:style-name="ce16" office:value-type="string">
            <text:p>12. a 13. zhora</text:p>
          </table:table-cell>
          <table:table-cell table:style-name="ce25" office:value-type="string">
            <text:p>7</text:p>
          </table:table-cell>
          <table:table-cell table:style-name="ce16" office:value-type="string">
            <text:p>chybné delenie slova</text:p>
          </table:table-cell>
          <table:table-cell table:style-name="ce16" office:value-type="string">
            <text:p>prost-redníctvom</text:p>
          </table:table-cell>
          <table:table-cell table:number-columns-repeated="1019"/>
        </table:table-row>
        <table:table-row table:style-name="ro4">
          <table:table-cell table:style-name="ce8" office:value-type="string">
            <text:p>340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office:value-type="string">
            <text:p>chýba čiarka pred „ani“</text:p>
          </table:table-cell>
          <table:table-cell table:style-name="ce17" office:value-type="string">
            <text:p>ani moľ ani hrzda.</text:p>
          </table:table-cell>
          <table:table-cell table:style-name="ce17" office:value-type="string">
            <text:p>ani moľ, ani hrzda.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354</text:p>
          </table:table-cell>
          <table:table-cell table:style-name="ce17" office:value-type="string">
            <text:p>5. až 2. zdol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4 riadky sú šedou farbou</text:p>
          </table:table-cell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8" office:value-type="string">
            <text:p>363</text:p>
          </table:table-cell>
          <table:table-cell table:style-name="ce17"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365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 1 Kr</text:p>
          </table:table-cell>
          <table:table-cell table:style-name="ce29" office:value-type="string">
            <text:p>Porov. 1 Kr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67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ý znak (3 -&gt; a)</text:p>
          </table:table-cell>
          <table:table-cell table:style-name="ce29" office:value-type="string">
            <text:p>Dt 30, 2-33</text:p>
          </table:table-cell>
          <table:table-cell table:style-name="ce29" office:value-type="string">
            <text:p>Dt 30, 2-3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0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budem"</text:p>
          </table:table-cell>
          <table:table-cell table:style-name="ce17" office:value-type="string">
            <text:p>budem,</text:p>
          </table:table-cell>
          <table:table-cell table:style-name="ce17" office:value-type="string">
            <text:p>bude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0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spojovník v slove</text:p>
          </table:table-cell>
          <table:table-cell table:style-name="ce17" office:value-type="string">
            <text:p>sväto-pôst-</text:p>
          </table:table-cell>
          <table:table-cell table:style-name="ce17" office:value-type="string">
            <text:p>svätopôst-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e</text:p>
          </table:table-cell>
          <table:table-cell table:style-name="ce17" office:value-type="string">
            <text:p>náležité</text:p>
          </table:table-cell>
          <table:table-cell table:style-name="ce17" office:value-type="string">
            <text:p>náležit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4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e</text:p>
          </table:table-cell>
          <table:table-cell table:style-name="ce17" office:value-type="string">
            <text:p>náležité</text:p>
          </table:table-cell>
          <table:table-cell table:style-name="ce17" office:value-type="string">
            <text:p>náležit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4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17" office:value-type="string">
            <text:p>priďte,</text:p>
          </table:table-cell>
          <table:table-cell table:style-name="ce17" office:value-type="string">
            <text:p>príďte,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8</text:p>
          </table:table-cell>
          <table:table-cell table:style-name="ce17" office:value-type="string">
            <text:p>15. zhora/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table:style-name="ce17" office:value-type="string">
            <text:p>Ved</text:p>
          </table:table-cell>
          <table:table-cell table:style-name="ce17" office:value-type="string">
            <text:p>Veď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9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 table:number-columns-repeated="4"/>
          <table:table-cell table:number-columns-repeated="1017"/>
        </table:table-row>
        <table:table-row table:style-name="ro4">
          <table:table-cell table:style-name="ce8" office:value-type="string">
            <text:p>380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table:style-name="ce29" office:value-type="string">
            <text:p>),</text:p>
          </table:table-cell>
          <table:table-cell table:style-name="ce29" office:value-type="string">
            <text:p>).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85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pohladu</text:p>
          </table:table-cell>
          <table:table-cell table:style-name="ce17" office:value-type="string">
            <text:p>pohľadu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7" office:value-type="string">
            <text:p>392, 395</text:p>
          </table:table-cell>
          <table:table-cell table:style-name="ce16" office:value-type="string">
            <text:p>2. a 3. zhora</text:p>
          </table:table-cell>
          <table:table-cell table:style-name="ce25" office:value-type="string">
            <text:p>7</text:p>
          </table:table-cell>
          <table:table-cell table:style-name="ce16" office:value-type="string">
            <text:p>chybné delenie slova</text:p>
          </table:table-cell>
          <table:table-cell table:style-name="ce16" office:value-type="string">
            <text:p>sprevád-zaj</text:p>
          </table:table-cell>
          <table:table-cell table:style-name="ce17" table:number-columns-repeated="2"/>
          <table:table-cell table:number-columns-repeated="1017"/>
        </table:table-row>
        <table:table-row table:style-name="ro4">
          <table:table-cell table:style-name="ce8" office:value-type="string">
            <text:p>398</text:p>
          </table:table-cell>
          <table:table-cell table:style-name="ce17"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400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 1 Kr</text:p>
          </table:table-cell>
          <table:table-cell table:style-name="ce29" office:value-type="string">
            <text:p>Porov. 1 Kr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03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ý znak v slove (1 -&gt; I = veľké i)</text:p>
          </table:table-cell>
          <table:table-cell table:style-name="ce29" office:value-type="string">
            <text:p>RESPONZÓR1UM</text:p>
          </table:table-cell>
          <table:table-cell table:style-name="ce29" office:value-type="string">
            <text:p>RESPONZÓRIU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10</text:p>
          </table:table-cell>
          <table:table-cell office:value-type="string">
            <text:p>krátke čítanie</text:p>
          </table:table-cell>
          <table:table-cell office:value-type="string">
            <text:p>7</text:p>
          </table:table-cell>
          <table:table-cell office:value-type="string">
            <text:p>text krátkeho čítania (prvých 8 riadkov) je šedou farbou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8" office:value-type="string">
            <text:p>410</text:p>
          </table:table-cell>
          <table:table-cell office:value-type="string">
            <text:p>prosby (13. a 12. zdola)</text:p>
          </table:table-cell>
          <table:table-cell office:value-type="string">
            <text:p>7</text:p>
          </table:table-cell>
          <table:table-cell office:value-type="string">
            <text:p>text zvolania a 1. riadok 1. prosby sú šedou farbou</text:p>
          </table:table-cell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8" office:value-type="string">
            <text:p>414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vypadli slová! ("pokánie, všetci")</text:p>
          </table:table-cell>
          <table:table-cell table:style-name="ce17" office:value-type="string">
            <text:p>robiť podobne</text:p>
          </table:table-cell>
          <table:table-cell table:style-name="ce17" office:value-type="string">
            <text:p>robiť pokánie, všetci podobn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14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"(mod-)litba"</text:p>
          </table:table-cell>
          <table:table-cell table:style-name="ce17" office:value-type="string">
            <text:p>(mod-)litba, a</text:p>
          </table:table-cell>
          <table:table-cell table:style-name="ce17" office:value-type="string">
            <text:p>(mod-)litba 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18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table:style-name="ce17" office:value-type="string">
            <text:p>Ved</text:p>
          </table:table-cell>
          <table:table-cell table:style-name="ce17" office:value-type="string">
            <text:p>Veď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22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table:style-name="ce17" office:value-type="string">
            <text:p>vekov,</text:p>
          </table:table-cell>
          <table:table-cell table:style-name="ce17" office:value-type="string">
            <text:p>vekov.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33</text:p>
          </table:table-cell>
          <table:table-cell table:style-name="ce17"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435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 1 Kr</text:p>
          </table:table-cell>
          <table:table-cell table:style-name="ce29" office:value-type="string">
            <text:p>Porov. 1 Kr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35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medzera pred spojovníkom</text:p>
          </table:table-cell>
          <table:table-cell table:style-name="ce29" office:value-type="string">
            <text:p>51 -53a</text:p>
          </table:table-cell>
          <table:table-cell table:style-name="ce29" office:value-type="string">
            <text:p>51-53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3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čiarky má byť bodka</text:p>
          </table:table-cell>
          <table:table-cell table:style-name="ce17" office:value-type="string">
            <text:p>požíval, Ale Ježiš</text:p>
          </table:table-cell>
          <table:table-cell table:style-name="ce17" office:value-type="string">
            <text:p>požíval. Ale Ježiš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43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17" office:value-type="string">
            <text:p>svojim</text:p>
          </table:table-cell>
          <table:table-cell table:style-name="ce17" office:value-type="string">
            <text:p>svojí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45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<text:s/>nemá byť bodka za "A"</text:p>
          </table:table-cell>
          <table:table-cell table:style-name="ce17" office:value-type="string">
            <text:p>A. ja</text:p>
          </table:table-cell>
          <table:table-cell table:style-name="ce17" office:value-type="string">
            <text:p>A j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48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pred „ani“</text:p>
          </table:table-cell>
          <table:table-cell table:style-name="ce17" office:value-type="string">
            <text:p>ani on ani jeho</text:p>
          </table:table-cell>
          <table:table-cell table:style-name="ce17" office:value-type="string">
            <text:p>ani on, ani jeho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449</text:p>
          </table:table-cell>
          <table:table-cell table:style-name="ce17" office:value-type="string">
            <text:p>14. zdol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písmenko na konci slova (je tam naviac)</text:p>
          </table:table-cell>
          <table:table-cell table:style-name="ce17" office:value-type="string">
            <text:p>plnšius</text:p>
          </table:table-cell>
          <table:table-cell table:style-name="ce17" office:value-type="string">
            <text:p>plnšiu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57</text:p>
          </table:table-cell>
          <table:table-cell table:style-name="ce17"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0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table:style-name="ce17" office:value-type="string">
            <text:p>vzbud</text:p>
          </table:table-cell>
          <table:table-cell table:style-name="ce17" office:value-type="string">
            <text:p>vzbuď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 office:value-type="string">
            <text:p>460</text:p>
          </table:table-cell>
          <table:table-cell table:style-name="ce17" office:value-type="string">
            <text:p>11. a 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e zarovnaná prosba (1. riadok má byť na ľavý okraj; 2. riadok odsadený - je to presne opačne)</text:p>
          </table:table-cell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8" office:value-type="string">
            <text:p>462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17" office:value-type="string">
            <text:p>dní</text:p>
          </table:table-cell>
          <table:table-cell table:style-name="ce17" office:value-type="string">
            <text:p>dni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6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vypadlo písmeno "m" na konci slova</text:p>
          </table:table-cell>
          <table:table-cell table:style-name="ce17" office:value-type="string">
            <text:p>bude</text:p>
          </table:table-cell>
          <table:table-cell table:style-name="ce17" office:value-type="string">
            <text:p>bude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8</text:p>
          </table:table-cell>
          <table:table-cell table:style-name="ce17"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469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ý znak v slove (Ô -&gt; Ó)</text:p>
          </table:table-cell>
          <table:table-cell table:style-name="ce29" office:value-type="string">
            <text:p>RESPONZÔRIUM</text:p>
          </table:table-cell>
          <table:table-cell table:style-name="ce29" office:value-type="string">
            <text:p>RESPONZÓRIU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9</text:p>
          </table:table-cell>
          <table:table-cell table:style-name="ce17" office:value-type="string">
            <text:p>15. zhora/zdola</text:p>
          </table:table-cell>
          <table:table-cell office:value-type="string">
            <text:p>1</text:p>
          </table:table-cell>
          <table:table-cell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9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zvelaďuj</text:p>
          </table:table-cell>
          <table:table-cell table:style-name="ce17" office:value-type="string">
            <text:p>zveľaďuj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72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bodky má byť čiarka</text:p>
          </table:table-cell>
          <table:table-cell table:style-name="ce29" office:value-type="string">
            <text:p>Iz 55. 6-7</text:p>
          </table:table-cell>
          <table:table-cell table:style-name="ce29" office:value-type="string">
            <text:p>Iz 55, 6-7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75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odkial</text:p>
          </table:table-cell>
          <table:table-cell table:style-name="ce17" office:value-type="string">
            <text:p>odkiaľ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2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bodky má byť čiarka</text:p>
          </table:table-cell>
          <table:table-cell table:style-name="ce29" office:value-type="string">
            <text:p>Iz 44. 21-22</text:p>
          </table:table-cell>
          <table:table-cell table:style-name="ce29" office:value-type="string">
            <text:p>Iz 44, 21-22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3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(poru-)šitelným</text:p>
          </table:table-cell>
          <table:table-cell table:style-name="ce17" office:value-type="string">
            <text:p>(poru-)šiteľný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5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vypadlo písmeno "m" na konci slova (porov. str. 490)</text:p>
          </table:table-cell>
          <table:table-cell table:style-name="ce17" office:value-type="string">
            <text:p>pomôž ná nad-</text:p>
          </table:table-cell>
          <table:table-cell table:style-name="ce17" office:value-type="string">
            <text:p>pomôž nám nad-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7</text:p>
          </table:table-cell>
          <table:table-cell table:style-name="ce17" office:value-type="string">
            <text:p>2. a 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é delenie slova (porov. str. 485 a 490)</text:p>
          </table:table-cell>
          <table:table-cell table:style-name="ce17" office:value-type="string">
            <text:p>na-dšene</text:p>
          </table:table-cell>
          <table:table-cell table:style-name="ce17" office:value-type="string">
            <text:p>nad-šen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9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bodky má byť čiarka</text:p>
          </table:table-cell>
          <table:table-cell table:style-name="ce29" office:value-type="string">
            <text:p>Sk 13. 26-30</text:p>
          </table:table-cell>
          <table:table-cell table:style-name="ce29" office:value-type="string">
            <text:p>Sk 13, 26-30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2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4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4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u)</text:p>
          </table:table-cell>
          <table:table-cell table:style-name="ce17" office:value-type="string">
            <text:p>Ježiša,</text:p>
          </table:table-cell>
          <table:table-cell table:style-name="ce17" office:value-type="string">
            <text:p>Ježišu,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6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7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veľké začiatočné písmeno slova</text:p>
          </table:table-cell>
          <table:table-cell table:style-name="ce17" office:value-type="string">
            <text:p>pomáhaj</text:p>
          </table:table-cell>
          <table:table-cell table:style-name="ce17" office:value-type="string">
            <text:p>Pomáhaj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7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písmeno na začiatku slova (P -&gt; D)</text:p>
          </table:table-cell>
          <table:table-cell table:style-name="ce17" office:value-type="string">
            <text:p>Paj,</text:p>
          </table:table-cell>
          <table:table-cell table:style-name="ce17" office:value-type="string">
            <text:p>Daj,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7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17" office:value-type="string">
            <text:p>neprávostí</text:p>
          </table:table-cell>
          <table:table-cell table:style-name="ce17" office:value-type="string">
            <text:p>neprávosti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8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00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00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jú 2 čiarky (lekcionár pre tento text ich má)</text:p>
          </table:table-cell>
          <table:table-cell table:style-name="ce17" office:value-type="string">
            <text:p>Pán Boh mi</text:p>
          </table:table-cell>
          <table:table-cell table:style-name="ce17" office:value-type="string">
            <text:p>Pán, Boh, mi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50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jú 2 čiarky (lekcionár pre tento text ich má)</text:p>
          </table:table-cell>
          <table:table-cell table:style-name="ce17" office:value-type="string">
            <text:p>Pán Boh mi</text:p>
          </table:table-cell>
          <table:table-cell table:style-name="ce17" office:value-type="string">
            <text:p>Pán, Boh, mi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504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11</text:p>
          </table:table-cell>
          <table:table-cell table:style-name="ce17" office:value-type="string">
            <text:p>7./8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vypadlo slovo! ("ma")</text:p>
          </table:table-cell>
          <table:table-cell table:style-name="ce17" office:value-type="string">
            <text:p>skutok / chcete</text:p>
          </table:table-cell>
          <table:table-cell table:style-name="ce17" office:value-type="string">
            <text:p>skutok ma chcet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14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17" office:value-type="string">
            <text:p>svojim</text:p>
          </table:table-cell>
          <table:table-cell table:style-name="ce17" office:value-type="string">
            <text:p>svojí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20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HYMNUS</text:p>
          </table:table-cell>
          <table:table-cell table:style-name="ce29" office:value-type="string">
            <text:p>HYMNUS,</text:p>
          </table:table-cell>
          <table:table-cell table:style-name="ce29" office:value-type="string">
            <text:p>HYMNUS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21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bôl</text:p>
          </table:table-cell>
          <table:table-cell table:style-name="ce17" office:value-type="string">
            <text:p>bôľ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31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u</text:p>
          </table:table-cell>
          <table:table-cell table:style-name="ce17" office:value-type="string">
            <text:p>Vykúpiteľ</text:p>
          </table:table-cell>
          <table:table-cell table:style-name="ce17" office:value-type="string">
            <text:p>Vykupiteľ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31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začiatočné písmeno slova</text:p>
          </table:table-cell>
          <table:table-cell table:style-name="ce17" office:value-type="string">
            <text:p>Že</text:p>
          </table:table-cell>
          <table:table-cell table:style-name="ce17" office:value-type="string">
            <text:p>ž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37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zmŕtvychvstaním</text:p>
          </table:table-cell>
          <table:table-cell table:style-name="ce17" office:value-type="string">
            <text:p>zmŕtvychvstaním,</text:p>
          </table:table-cell>
          <table:table-cell table:style-name="ce17" office:value-type="string">
            <text:p>zmŕtvychvstaní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40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pomlčka v krátkom čítaní má byť čierna, nie červená</text:p>
          </table:table-cell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8" office:value-type="string">
            <text:p>544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jú 2 čiarky (lekcionár pre tento text ich má)</text:p>
          </table:table-cell>
          <table:table-cell table:style-name="ce17" office:value-type="string">
            <text:p>Pán Boh mi</text:p>
          </table:table-cell>
          <table:table-cell table:style-name="ce17" office:value-type="string">
            <text:p>Pán, Boh, mi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544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jú 2 čiarky (lekcionár pre tento text ich má)</text:p>
          </table:table-cell>
          <table:table-cell table:style-name="ce17" office:value-type="string">
            <text:p>Pán Boh</text:p>
          </table:table-cell>
          <table:table-cell table:style-name="ce17" office:value-type="string">
            <text:p>Pán, Boh,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55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hladieť</text:p>
          </table:table-cell>
          <table:table-cell office:value-type="string">
            <text:p>hľadieť</text:p>
          </table:table-cell>
          <table:table-cell table:number-columns-repeated="1018"/>
        </table:table-row>
        <table:table-row table:style-name="ro4">
          <table:table-cell office:value-type="string">
            <text:p>558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ľ (posledný riadok hymnu)</text:p>
          </table:table-cell>
          <table:table-cell office:value-type="string">
            <text:p>bôl</text:p>
          </table:table-cell>
          <table:table-cell office:value-type="string">
            <text:p>bôľ</text:p>
          </table:table-cell>
          <table:table-cell table:number-columns-repeated="1018"/>
        </table:table-row>
        <table:table-row table:style-name="ro4">
          <table:table-cell office:value-type="string">
            <text:p>561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učuje</text:p>
          </table:table-cell>
          <table:table-cell office:value-type="string">
            <text:p>Obkľučuje</text:p>
          </table:table-cell>
          <table:table-cell table:number-columns-repeated="1018"/>
        </table:table-row>
        <table:table-row table:style-name="ro4">
          <table:table-cell office:value-type="string">
            <text:p>562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verš má byť odsadený („a jemu bude...“)</text:p>
          </table:table-cell>
          <table:table-cell table:number-columns-repeated="1020"/>
        </table:table-row>
        <table:table-row table:style-name="ro4">
          <table:table-cell office:value-type="string">
            <text:p>564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za „...sa trápim“ malo byť oddelenie ďalšej strofy</text:p>
          </table:table-cell>
          <table:table-cell table:number-columns-repeated="1020"/>
        </table:table-row>
        <table:table-row table:style-name="ro4">
          <table:table-cell office:value-type="string">
            <text:p>564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odkaz na biblické čítanie nemá byť tučným písmom</text:p>
          </table:table-cell>
          <table:table-cell table:style-name="ce32" office:value-type="string">
            <text:p>9, 11-28</text:p>
          </table:table-cell>
          <table:table-cell table:style-name="ce35" office:value-type="string">
            <text:p>9, 11-28</text:p>
          </table:table-cell>
          <table:table-cell table:number-columns-repeated="1018"/>
        </table:table-row>
        <table:table-row table:style-name="ro4">
          <table:table-cell office:value-type="string">
            <text:p>566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odkaz na čítanie nemá byť kurzívou</text:p>
          </table:table-cell>
          <table:table-cell table:style-name="ce33" office:value-type="string">
            <text:p>(Cat. 3, 13-19: SC 50...</text:p>
          </table:table-cell>
          <table:table-cell table:style-name="ce29" office:value-type="string">
            <text:p>(Cat. 3, 13-19: SC 50...</text:p>
          </table:table-cell>
          <table:table-cell table:number-columns-repeated="1018"/>
        </table:table-row>
        <table:table-row table:style-name="ro4">
          <table:table-cell office:value-type="string">
            <text:p>568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poraziteľným</text:p>
          </table:table-cell>
          <table:table-cell office:value-type="string">
            <text:p>porušiteľným</text:p>
          </table:table-cell>
          <table:table-cell table:number-columns-repeated="1018"/>
        </table:table-row>
        <table:table-row table:style-name="ro4">
          <table:table-cell office:value-type="string">
            <text:p>569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yba v slove (vypadlo písmeno „n“)</text:p>
          </table:table-cell>
          <table:table-cell table:style-name="ce29" office:value-type="string">
            <text:p>Rané</text:p>
          </table:table-cell>
          <table:table-cell table:style-name="ce29" office:value-type="string">
            <text:p>Ranné</text:p>
          </table:table-cell>
          <table:table-cell table:number-columns-repeated="1018"/>
        </table:table-row>
        <table:table-row table:style-name="ro4">
          <table:table-cell office:value-type="string">
            <text:p>570</text:p>
          </table:table-cell>
          <table:table-cell office:value-type="string">
            <text:p>1.-12. zhora</text:p>
          </table:table-cell>
          <table:table-cell office:value-type="string">
            <text:p>5</text:p>
          </table:table-cell>
          <table:table-cell office:value-type="string">
            <text:p>záver 51. žalmu má byť čiernym písmom (nie šedý)</text:p>
          </table:table-cell>
          <table:table-cell table:number-columns-repeated="1020"/>
        </table:table-row>
        <table:table-row table:style-name="ro4">
          <table:table-cell office:value-type="string">
            <text:p>570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edzera za bodkou pred č. 13a</text:p>
          </table:table-cell>
          <table:table-cell table:style-name="ce29" office:value-type="string">
            <text:p>Hab 3, 2-4.13a. 15-19</text:p>
          </table:table-cell>
          <table:table-cell table:style-name="ce29" office:value-type="string">
            <text:p>Hab 3, 2-4. 13a. 15-19</text:p>
          </table:table-cell>
          <table:table-cell table:number-columns-repeated="1018"/>
        </table:table-row>
        <table:table-row table:style-name="ro4">
          <table:table-cell office:value-type="string">
            <text:p>572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572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vypadlo písmeno „u“</text:p>
          </table:table-cell>
          <table:table-cell office:value-type="string">
            <text:p>Nerobil</text:p>
          </table:table-cell>
          <table:table-cell office:value-type="string">
            <text:p>Neurobil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574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dĺžeň naviac v slove „múky“</text:p>
          </table:table-cell>
          <table:table-cell office:value-type="string">
            <text:p>múky</text:p>
          </table:table-cell>
          <table:table-cell office:value-type="string">
            <text:p>muky</text:p>
          </table:table-cell>
          <table:table-cell table:number-columns-repeated="1018"/>
        </table:table-row>
        <table:table-row table:style-name="ro4">
          <table:table-cell office:value-type="string">
            <text:p>574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kraluje</text:p>
          </table:table-cell>
          <table:table-cell office:value-type="string">
            <text:p>kraľuje</text:p>
          </table:table-cell>
          <table:table-cell table:number-columns-repeated="1018"/>
        </table:table-row>
        <table:table-row table:style-name="ro4">
          <table:table-cell office:value-type="string">
            <text:p>57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stroji</text:p>
          </table:table-cell>
          <table:table-cell office:value-type="string">
            <text:p>strojí</text:p>
          </table:table-cell>
          <table:table-cell table:number-columns-repeated="1018"/>
        </table:table-row>
        <table:table-row table:style-name="ro4">
          <table:table-cell office:value-type="string">
            <text:p>57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Tešitelovi,</text:p>
          </table:table-cell>
          <table:table-cell office:value-type="string">
            <text:p>Tešiteľovi,</text:p>
          </table:table-cell>
          <table:table-cell table:number-columns-repeated="1018"/>
        </table:table-row>
        <table:table-row table:style-name="ro4">
          <table:table-cell office:value-type="string">
            <text:p>576</text:p>
          </table:table-cell>
          <table:table-cell office:value-type="string">
            <text:p>celá strana</text:p>
          </table:table-cell>
          <table:table-cell office:value-type="string">
            <text:p>5</text:p>
          </table:table-cell>
          <table:table-cell office:value-type="string">
            <text:p>namiesto čiernej je text šedou (raster)</text:p>
          </table:table-cell>
          <table:table-cell table:number-columns-repeated="1020"/>
        </table:table-row>
        <table:table-row table:style-name="ro4">
          <table:table-cell office:value-type="string">
            <text:p>576</text:p>
          </table:table-cell>
          <table:table-cell office:value-type="string">
            <text:p>4. zdola</text:p>
          </table:table-cell>
          <table:table-cell office:value-type="string">
            <text:p>4</text:p>
          </table:table-cell>
          <table:table-cell office:value-type="string">
            <text:p>prvé písmeno je aj červené, aj čierne („Tvoju“)</text:p>
          </table:table-cell>
          <table:table-cell table:number-columns-repeated="1020"/>
        </table:table-row>
        <table:table-row table:style-name="ro4">
          <table:table-cell office:value-type="string">
            <text:p>577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hľadajú, +</text:p>
          </table:table-cell>
          <table:table-cell office:value-type="string">
            <text:p>hľadajú. +</text:p>
          </table:table-cell>
          <table:table-cell table:number-columns-repeated="1018"/>
        </table:table-row>
        <table:table-row table:style-name="ro4">
          <table:table-cell office:value-type="string">
            <text:p>578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dĺžeň naviac v slove „tí“</text:p>
          </table:table-cell>
          <table:table-cell office:value-type="string">
            <text:p>tí</text:p>
          </table:table-cell>
          <table:table-cell office:value-type="string">
            <text:p>ti</text:p>
          </table:table-cell>
          <table:table-cell table:number-columns-repeated="1018"/>
        </table:table-row>
        <table:table-row table:style-name="ro4">
          <table:table-cell office:value-type="string">
            <text:p>579</text:p>
          </table:table-cell>
          <table:table-cell office:value-type="string">
            <text:p>6. zhora</text:p>
          </table:table-cell>
          <table:table-cell office:value-type="string">
            <text:p>8</text:p>
          </table:table-cell>
          <table:table-cell office:value-type="string">
            <text:p>príliš veľké medzery medzi slovami</text:p>
          </table:table-cell>
          <table:table-cell table:number-columns-repeated="1020"/>
        </table:table-row>
        <table:table-row table:style-name="ro4">
          <table:table-cell office:value-type="string">
            <text:p>579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pred „aby“</text:p>
          </table:table-cell>
          <table:table-cell office:value-type="string">
            <text:p>ani krásy aby</text:p>
          </table:table-cell>
          <table:table-cell office:value-type="string">
            <text:p>ani krásy, aby</text:p>
          </table:table-cell>
          <table:table-cell table:number-columns-repeated="1018"/>
        </table:table-row>
        <table:table-row table:style-name="ro4">
          <table:table-cell office:value-type="string">
            <text:p>580</text:p>
          </table:table-cell>
          <table:table-cell office:value-type="string">
            <text:p>2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holo</text:p>
          </table:table-cell>
          <table:table-cell office:value-type="string">
            <text:p>bolo</text:p>
          </table:table-cell>
          <table:table-cell table:number-columns-repeated="1018"/>
        </table:table-row>
        <table:table-row table:style-name="ro4">
          <table:table-cell office:value-type="string">
            <text:p>581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dĺžeň naviac v slove „múky“</text:p>
          </table:table-cell>
          <table:table-cell office:value-type="string">
            <text:p>múky</text:p>
          </table:table-cell>
          <table:table-cell office:value-type="string">
            <text:p>muky</text:p>
          </table:table-cell>
          <table:table-cell table:number-columns-repeated="1018"/>
        </table:table-row>
        <table:table-row table:style-name="ro4">
          <table:table-cell office:value-type="string">
            <text:p>581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Pánovo,</text:p>
          </table:table-cell>
          <table:table-cell office:value-type="string">
            <text:p>Pánovo.</text:p>
          </table:table-cell>
          <table:table-cell table:number-columns-repeated="1018"/>
        </table:table-row>
        <table:table-row table:style-name="ro4">
          <table:table-cell office:value-type="string">
            <text:p>583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nám</text:p>
          </table:table-cell>
          <table:table-cell office:value-type="string">
            <text:p>mám</text:p>
          </table:table-cell>
          <table:table-cell table:number-columns-repeated="1018"/>
        </table:table-row>
        <table:table-row table:style-name="ro4">
          <table:table-cell office:value-type="string">
            <text:p>583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luď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583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a konci riadka má byť bodka, nie dvojbodka</text:p>
          </table:table-cell>
          <table:table-cell office:value-type="string">
            <text:p>za človeka:</text:p>
          </table:table-cell>
          <table:table-cell office:value-type="string">
            <text:p>za človeka.</text:p>
          </table:table-cell>
          <table:table-cell table:number-columns-repeated="1018"/>
        </table:table-row>
        <table:table-row table:style-name="ro4">
          <table:table-cell office:value-type="string">
            <text:p>584</text:p>
          </table:table-cell>
          <table:table-cell office:value-type="string">
            <text:p>1.-8. zhora</text:p>
          </table:table-cell>
          <table:table-cell office:value-type="string">
            <text:p>5</text:p>
          </table:table-cell>
          <table:table-cell office:value-type="string">
            <text:p>záver chválospevu má byť čiernym písmom (nie šedý)</text:p>
          </table:table-cell>
          <table:table-cell table:number-columns-repeated="1020"/>
        </table:table-row>
        <table:table-row table:style-name="ro4">
          <table:table-cell office:value-type="string">
            <text:p>584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 konci riadka má byť krížik</text:p>
          </table:table-cell>
          <table:table-cell office:value-type="string">
            <text:p>povýšil</text:p>
          </table:table-cell>
          <table:table-cell office:value-type="string">
            <text:p>povýšil +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58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konci riadka má byť čiarka</text:p>
          </table:table-cell>
          <table:table-cell office:value-type="string">
            <text:p>meno *</text:p>
          </table:table-cell>
          <table:table-cell office:value-type="string">
            <text:p>meno, *</text:p>
          </table:table-cell>
          <table:table-cell table:number-columns-repeated="1018"/>
        </table:table-row>
        <table:table-row table:style-name="ro4">
          <table:table-cell office:value-type="string">
            <text:p>585</text:p>
          </table:table-cell>
          <table:table-cell office:value-type="string">
            <text:p>2./3. zhora</text:p>
          </table:table-cell>
          <table:table-cell office:value-type="string">
            <text:p>3</text:p>
          </table:table-cell>
          <table:table-cell office:value-type="string">
            <text:p>delenie slova „prosme“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number-columns-repeated="1018"/>
        </table:table-row>
        <table:table-row table:style-name="ro4">
          <table:table-cell office:value-type="string">
            <text:p>58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ybné písmeno (3. riadok hymnu)</text:p>
          </table:table-cell>
          <table:table-cell office:value-type="string">
            <text:p>Iuď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588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dĺžeň na „ú“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number-columns-repeated="1018"/>
        </table:table-row>
        <table:table-row table:style-name="ro4">
          <table:table-cell office:value-type="string">
            <text:p>588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number-columns-repeated="1018"/>
        </table:table-row>
        <table:table-row table:style-name="ro4">
          <table:table-cell office:value-type="string">
            <text:p>58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v slove „Žalm“ má byť malé „ž“</text:p>
          </table:table-cell>
          <table:table-cell table:style-name="ce29" office:value-type="string">
            <text:p>Žalm 95</text:p>
          </table:table-cell>
          <table:table-cell table:style-name="ce29" office:value-type="string">
            <text:p>žalm 95</text:p>
          </table:table-cell>
          <table:table-cell table:number-columns-repeated="1018"/>
        </table:table-row>
        <table:table-row table:style-name="ro4">
          <table:table-cell office:value-type="string">
            <text:p>589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nemá byť červená pomlčka</text:p>
          </table:table-cell>
          <table:table-cell office:value-type="string">
            <text:p>slávy. –</text:p>
          </table:table-cell>
          <table:table-cell office:value-type="string">
            <text:p>slávy.</text:p>
          </table:table-cell>
          <table:table-cell table:number-columns-repeated="1018"/>
        </table:table-row>
        <table:table-row table:style-name="ro4">
          <table:table-cell office:value-type="string">
            <text:p>591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namiesto spojovníka má byť bodka</text:p>
          </table:table-cell>
          <table:table-cell table:style-name="ce29" office:value-type="string">
            <text:p>451- 462-463</text:p>
          </table:table-cell>
          <table:table-cell table:style-name="ce29" office:value-type="string">
            <text:p>451. 462-463</text:p>
          </table:table-cell>
          <table:table-cell table:number-columns-repeated="1018"/>
        </table:table-row>
        <table:table-row table:style-name="ro4">
          <table:table-cell office:value-type="string">
            <text:p>596</text:p>
          </table:table-cell>
          <table:table-cell office:value-type="string">
            <text:p>odkaz na Iz 38</text:p>
          </table:table-cell>
          <table:table-cell office:value-type="string">
            <text:p>8</text:p>
          </table:table-cell>
          <table:table-cell office:value-type="string">
            <text:p>odkaz má byť menším písmom</text:p>
          </table:table-cell>
          <table:table-cell table:number-columns-repeated="1020"/>
        </table:table-row>
        <table:table-row table:style-name="ro4">
          <table:table-cell office:value-type="string">
            <text:p>596</text:p>
          </table:table-cell>
          <table:table-cell office:value-type="string">
            <text:p>odkaz na Iz 38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10-14d,</text:p>
          </table:table-cell>
          <table:table-cell table:style-name="ce29" office:value-type="string">
            <text:p>10-14d.</text:p>
          </table:table-cell>
          <table:table-cell table:number-columns-repeated="1018"/>
        </table:table-row>
        <table:table-row table:style-name="ro4">
          <table:table-cell office:value-type="string">
            <text:p>596</text:p>
          </table:table-cell>
          <table:table-cell office:value-type="string">
            <text:p>12. a 13. zdola</text:p>
          </table:table-cell>
          <table:table-cell office:value-type="string">
            <text:p>3</text:p>
          </table:table-cell>
          <table:table-cell office:value-type="string">
            <text:p>verš má byť odsadený („Povedal som... / v krajine...“)</text:p>
          </table:table-cell>
          <table:table-cell table:number-columns-repeated="1020"/>
        </table:table-row>
        <table:table-row table:style-name="ro4">
          <table:table-cell office:value-type="string">
            <text:p>60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za slovom „zajatí“ má byť čiarka</text:p>
          </table:table-cell>
          <table:table-cell office:value-type="string">
            <text:p>zajatí:</text:p>
          </table:table-cell>
          <table:table-cell office:value-type="string">
            <text:p>zajatí,</text:p>
          </table:table-cell>
          <table:table-cell table:style-name="ce15"/>
          <table:table-cell table:number-columns-repeated="1017"/>
        </table:table-row>
        <table:table-row table:style-name="ro4">
          <table:table-cell office:value-type="string">
            <text:p>600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stroji</text:p>
          </table:table-cell>
          <table:table-cell office:value-type="string">
            <text:p>strojí</text:p>
          </table:table-cell>
          <table:table-cell table:number-columns-repeated="1018"/>
        </table:table-row>
        <table:table-row table:style-name="ro4">
          <table:table-cell office:value-type="string">
            <text:p>602</text:p>
          </table:table-cell>
          <table:table-cell/>
          <table:table-cell office:value-type="string">
            <text:p>5</text:p>
          </table:table-cell>
          <table:table-cell office:value-type="string">
            <text:p>celý text Ž 27 je šedou farbou</text:p>
          </table:table-cell>
          <table:table-cell table:number-columns-repeated="1020"/>
        </table:table-row>
        <table:table-row table:style-name="ro4">
          <table:table-cell office:value-type="string">
            <text:p>602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nešťastia,+</text:p>
          </table:table-cell>
          <table:table-cell office:value-type="string">
            <text:p>nešťastia, +</text:p>
          </table:table-cell>
          <table:table-cell table:number-columns-repeated="1018"/>
        </table:table-row>
        <table:table-row table:style-name="ro4">
          <table:table-cell office:value-type="string">
            <text:p>604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605</text:p>
          </table:table-cell>
          <table:table-cell/>
          <table:table-cell office:value-type="string">
            <text:p>5</text:p>
          </table:table-cell>
          <table:table-cell office:value-type="string">
            <text:p>záver Ž 76 je šedou</text:p>
          </table:table-cell>
          <table:table-cell table:number-columns-repeated="1020"/>
        </table:table-row>
        <table:table-row table:style-name="ro4">
          <table:table-cell office:value-type="string">
            <text:p>60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number-columns-repeated="1018"/>
        </table:table-row>
        <table:table-row table:style-name="ro4">
          <table:table-cell office:value-type="string">
            <text:p>605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bodka (podľa LH, zv. II, str. 477)</text:p>
          </table:table-cell>
          <table:table-cell office:value-type="string">
            <text:p>podsvetí</text:p>
          </table:table-cell>
          <table:table-cell office:value-type="string">
            <text:p>podsvetí.</text:p>
          </table:table-cell>
          <table:table-cell table:number-columns-repeated="1018"/>
        </table:table-row>
        <table:table-row table:style-name="ro4">
          <table:table-cell office:value-type="string">
            <text:p>606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bodka</text:p>
          </table:table-cell>
          <table:table-cell office:value-type="string">
            <text:p>život</text:p>
          </table:table-cell>
          <table:table-cell office:value-type="string">
            <text:p>život.</text:p>
          </table:table-cell>
          <table:table-cell table:number-columns-repeated="1018"/>
        </table:table-row>
        <table:table-row table:style-name="ro4">
          <table:table-cell office:value-type="string">
            <text:p>606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bodka</text:p>
          </table:table-cell>
          <table:table-cell office:value-type="string">
            <text:p>zapečatili</text:p>
          </table:table-cell>
          <table:table-cell office:value-type="string">
            <text:p>zapečatili.</text:p>
          </table:table-cell>
          <table:table-cell table:number-columns-repeated="1018"/>
        </table:table-row>
        <table:table-row table:style-name="ro4">
          <table:table-cell office:value-type="string">
            <text:p>607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Tešitelovi,</text:p>
          </table:table-cell>
          <table:table-cell office:value-type="string">
            <text:p>Tešiteľovi,</text:p>
          </table:table-cell>
          <table:table-cell table:number-columns-repeated="1018"/>
        </table:table-row>
        <table:table-row table:style-name="ro4">
          <table:table-cell office:value-type="string">
            <text:p>608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má byť odsadené pokračovanie verša</text:p>
          </table:table-cell>
          <table:table-cell table:number-columns-repeated="1020"/>
        </table:table-row>
        <table:table-row table:style-name="ro4">
          <table:table-cell office:value-type="string">
            <text:p>613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rozdel</text:p>
          </table:table-cell>
          <table:table-cell office:value-type="string">
            <text:p>rozdeľ</text:p>
          </table:table-cell>
          <table:table-cell table:number-columns-repeated="1018"/>
        </table:table-row>
        <table:table-row table:style-name="ro4">
          <table:table-cell office:value-type="string">
            <text:p>617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koniec ant. má mať bodku</text:p>
          </table:table-cell>
          <table:table-cell office:value-type="string">
            <text:p>za tebou, +</text:p>
          </table:table-cell>
          <table:table-cell office:value-type="string">
            <text:p>za tebou. +</text:p>
          </table:table-cell>
          <table:table-cell table:number-columns-repeated="1018"/>
        </table:table-row>
        <table:table-row table:style-name="ro4">
          <table:table-cell office:value-type="string">
            <text:p>628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rútil,*</text:p>
          </table:table-cell>
          <table:table-cell office:value-type="string">
            <text:p>zrútil, *</text:p>
          </table:table-cell>
          <table:table-cell table:number-columns-repeated="1018"/>
        </table:table-row>
        <table:table-row table:style-name="ro4">
          <table:table-cell office:value-type="string">
            <text:p>631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pred „do“ (podľa str. 637)</text:p>
          </table:table-cell>
          <table:table-cell office:value-type="string">
            <text:p>Bohu do</text:p>
          </table:table-cell>
          <table:table-cell office:value-type="string">
            <text:p>Bohu, do</text:p>
          </table:table-cell>
          <table:table-cell table:number-columns-repeated="1018"/>
        </table:table-row>
        <table:table-row table:style-name="ro4">
          <table:table-cell office:value-type="string">
            <text:p>633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jú medzery v biblickom odkaze</text:p>
          </table:table-cell>
          <table:table-cell table:style-name="ce29" office:value-type="string">
            <text:p>19,1-2.5-7</text:p>
          </table:table-cell>
          <table:table-cell table:style-name="ce29" office:value-type="string">
            <text:p>19, 1-2. 5-7</text:p>
          </table:table-cell>
          <table:table-cell table:number-columns-repeated="1018"/>
        </table:table-row>
        <table:table-row table:style-name="ro4">
          <table:table-cell office:value-type="string">
            <text:p>633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čiarka za slovom „barance“</text:p>
          </table:table-cell>
          <table:table-cell office:value-type="string">
            <text:p>barance, *</text:p>
          </table:table-cell>
          <table:table-cell office:value-type="string">
            <text:p>barance *</text:p>
          </table:table-cell>
          <table:table-cell table:number-columns-repeated="1018"/>
        </table:table-row>
        <table:table-row table:style-name="ro4">
          <table:table-cell office:value-type="string">
            <text:p>63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 konci riadka má byť dvojbodka, nie bodka</text:p>
          </table:table-cell>
          <table:table-cell office:value-type="string">
            <text:p>Otca.</text:p>
          </table:table-cell>
          <table:table-cell office:value-type="string">
            <text:p>Otca:</text:p>
          </table:table-cell>
          <table:table-cell table:number-columns-repeated="1018"/>
        </table:table-row>
        <table:table-row table:style-name="ro4">
          <table:table-cell office:value-type="string">
            <text:p>638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 konci riadka má byť dvojbodka, nie bodkočiarka</text:p>
          </table:table-cell>
          <table:table-cell table:style-name="ce29" office:value-type="string">
            <text:p>oktáve;</text:p>
          </table:table-cell>
          <table:table-cell table:style-name="ce29" office:value-type="string">
            <text:p>oktáve:</text:p>
          </table:table-cell>
          <table:table-cell table:number-columns-repeated="1018"/>
        </table:table-row>
        <table:table-row table:style-name="ro4">
          <table:table-cell office:value-type="string">
            <text:p>638</text:p>
          </table:table-cell>
          <table:table-cell office:value-type="string">
            <text:p>6. a 5. zdola</text:p>
          </table:table-cell>
          <table:table-cell office:value-type="string">
            <text:p>3</text:p>
          </table:table-cell>
          <table:table-cell office:value-type="string">
            <text:p>chybné zalomenie veršov („si“ má byť na 5. riadku)</text:p>
          </table:table-cell>
          <table:table-cell office:value-type="string">
            <text:p>splatil / si za našu...</text:p>
          </table:table-cell>
          <table:table-cell office:value-type="string">
            <text:p>splatil si / za našu...</text:p>
          </table:table-cell>
          <table:table-cell table:number-columns-repeated="1018"/>
        </table:table-row>
        <table:table-row table:style-name="ro4">
          <table:table-cell office:value-type="string">
            <text:p>642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643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 na konci verša</text:p>
          </table:table-cell>
          <table:table-cell office:value-type="string">
            <text:p>aj Otca</text:p>
          </table:table-cell>
          <table:table-cell office:value-type="string">
            <text:p>aj Otca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647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anjelov,+</text:p>
          </table:table-cell>
          <table:table-cell office:value-type="string">
            <text:p>anjelov, +</text:p>
          </table:table-cell>
          <table:table-cell table:number-columns-repeated="1018"/>
        </table:table-row>
        <table:table-row table:style-name="ro4">
          <table:table-cell office:value-type="string">
            <text:p>652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table:style-name="ce29" office:value-type="string">
            <text:p>nedelu</text:p>
          </table:table-cell>
          <table:table-cell table:style-name="ce29" office:value-type="string">
            <text:p>nedeľu</text:p>
          </table:table-cell>
          <table:table-cell table:number-columns-repeated="1018"/>
        </table:table-row>
        <table:table-row table:style-name="ro4">
          <table:table-cell office:value-type="string">
            <text:p>652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dni</text:p>
          </table:table-cell>
          <table:table-cell office:value-type="string">
            <text:p>dní</text:p>
          </table:table-cell>
          <table:table-cell table:number-columns-repeated="1018"/>
        </table:table-row>
        <table:table-row table:style-name="ro1">
          <table:table-cell office:value-type="string">
            <text:p>653</text:p>
          </table:table-cell>
          <table:table-cell office:value-type="string">
            <text:p>2. a 1. zdola</text:p>
          </table:table-cell>
          <table:table-cell office:value-type="string">
            <text:p>3</text:p>
          </table:table-cell>
          <table:table-cell office:value-type="string">
            <text:p>chybne zarovnaná 4. prosba (1. riadok má byť úplne vľavo, 2. odsadený)</text:p>
          </table:table-cell>
          <table:table-cell table:number-columns-repeated="1020"/>
        </table:table-row>
        <table:table-row table:style-name="ro4">
          <table:table-cell office:value-type="string">
            <text:p>65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„Otče náš“ má byť na samostatnom riadku</text:p>
          </table:table-cell>
          <table:table-cell table:number-columns-repeated="1020"/>
        </table:table-row>
        <table:table-row table:style-name="ro4">
          <table:table-cell office:value-type="string">
            <text:p>654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text nemá byť tučným písmom (str. 1115)</text:p>
          </table:table-cell>
          <table:table-cell table:style-name="ce34" office:value-type="string">
            <text:p>I (Alef)</text:p>
          </table:table-cell>
          <table:table-cell table:style-name="ce29" office:value-type="string">
            <text:p>I (Alef)</text:p>
          </table:table-cell>
          <table:table-cell table:number-columns-repeated="1018"/>
        </table:table-row>
        <table:table-row table:style-name="ro4">
          <table:table-cell office:value-type="string">
            <text:p>655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dĺžeň na „ú“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number-columns-repeated="1018"/>
        </table:table-row>
        <table:table-row table:style-name="ro4">
          <table:table-cell office:value-type="string">
            <text:p>65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number-columns-repeated="1018"/>
        </table:table-row>
        <table:table-row table:style-name="ro4">
          <table:table-cell office:value-type="string">
            <text:p>662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text nemá byť tučným písmom</text:p>
          </table:table-cell>
          <table:table-cell table:style-name="ce34" office:value-type="string">
            <text:p>II (Bét)</text:p>
          </table:table-cell>
          <table:table-cell table:style-name="ce29" office:value-type="string">
            <text:p>II (Bét)</text:p>
          </table:table-cell>
          <table:table-cell table:number-columns-repeated="1018"/>
        </table:table-row>
        <table:table-row table:style-name="ro4">
          <table:table-cell office:value-type="string">
            <text:p>66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yba v slove (ž -&gt; z)</text:p>
          </table:table-cell>
          <table:table-cell office:value-type="string">
            <text:p>kňažstvo</text:p>
          </table:table-cell>
          <table:table-cell office:value-type="string">
            <text:p>kňazstvo</text:p>
          </table:table-cell>
          <table:table-cell table:number-columns-repeated="1018"/>
        </table:table-row>
        <table:table-row table:style-name="ro4">
          <table:table-cell office:value-type="string">
            <text:p>669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text nemá byť tučným písmom</text:p>
          </table:table-cell>
          <table:table-cell table:style-name="ce34" office:value-type="string">
            <text:p>III (Gimel)</text:p>
          </table:table-cell>
          <table:table-cell table:style-name="ce29" office:value-type="string">
            <text:p>III (Gimel)</text:p>
          </table:table-cell>
          <table:table-cell table:number-columns-repeated="1018"/>
        </table:table-row>
        <table:table-row table:style-name="ro4">
          <table:table-cell office:value-type="string">
            <text:p>67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majú byť použité typografické úvodzovky</text:p>
          </table:table-cell>
          <table:table-cell office:value-type="string">
            <text:p>nezakolíšem."</text:p>
          </table:table-cell>
          <table:table-cell office:value-type="string">
            <text:p>nezakolíšem.“</text:p>
          </table:table-cell>
          <table:table-cell table:number-columns-repeated="1018"/>
        </table:table-row>
        <table:table-row table:style-name="ro4">
          <table:table-cell office:value-type="string">
            <text:p>677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text nemá byť tučným písmom</text:p>
          </table:table-cell>
          <table:table-cell table:style-name="ce34" office:value-type="string">
            <text:p>IV (Dalet)</text:p>
          </table:table-cell>
          <table:table-cell table:style-name="ce29" office:value-type="string">
            <text:p>IV (Dalet)</text:p>
          </table:table-cell>
          <table:table-cell table:number-columns-repeated="1018"/>
        </table:table-row>
        <table:table-row table:style-name="ro4">
          <table:table-cell office:value-type="string">
            <text:p>67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678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number-columns-repeated="1018"/>
        </table:table-row>
        <table:table-row table:style-name="ro4">
          <table:table-cell office:value-type="string">
            <text:p>678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682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682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emá byť čiarka za slovom „(bra)tov“</text:p>
          </table:table-cell>
          <table:table-cell office:value-type="string">
            <text:p>tov, a sestry</text:p>
          </table:table-cell>
          <table:table-cell office:value-type="string">
            <text:p>tov a sestry</text:p>
          </table:table-cell>
          <table:table-cell table:number-columns-repeated="1018"/>
        </table:table-row>
        <table:table-row table:style-name="ro4">
          <table:table-cell office:value-type="string">
            <text:p>684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vypadli čísla veršov</text:p>
          </table:table-cell>
          <table:table-cell table:style-name="ce34" office:value-type="string">
            <text:p>Žalm 119</text:p>
          </table:table-cell>
          <table:table-cell table:style-name="ce34" office:value-type="string">
            <text:p>Žalm 119, 33-40</text:p>
          </table:table-cell>
          <table:table-cell table:number-columns-repeated="1018"/>
        </table:table-row>
        <table:table-row table:style-name="ro4">
          <table:table-cell office:value-type="string">
            <text:p>68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text nemá byť tučným písmom (str. 1190)</text:p>
          </table:table-cell>
          <table:table-cell table:style-name="ce34" office:value-type="string">
            <text:p>V (Hé)</text:p>
          </table:table-cell>
          <table:table-cell table:style-name="ce29" office:value-type="string">
            <text:p>V (Hé)</text:p>
          </table:table-cell>
          <table:table-cell table:number-columns-repeated="1018"/>
        </table:table-row>
        <table:table-row table:style-name="ro4">
          <table:table-cell office:value-type="string">
            <text:p>684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„ň“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number-columns-repeated="1018"/>
        </table:table-row>
        <table:table-row table:style-name="ro4">
          <table:table-cell office:value-type="string">
            <text:p>690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má byť veľké „V“</text:p>
          </table:table-cell>
          <table:table-cell table:style-name="ce34" office:value-type="string">
            <text:p>vo veľkonočnej</text:p>
          </table:table-cell>
          <table:table-cell table:style-name="ce34" office:value-type="string">
            <text:p>vo Veľkonočnej</text:p>
          </table:table-cell>
          <table:table-cell table:number-columns-repeated="1018"/>
        </table:table-row>
        <table:table-row table:style-name="ro4">
          <table:table-cell office:value-type="string">
            <text:p>690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yba v slove (nemá byť dĺžeň na úvodné „i“)</text:p>
          </table:table-cell>
          <table:table-cell table:style-name="ce29" office:value-type="string">
            <text:p>ínvitatórium</text:p>
          </table:table-cell>
          <table:table-cell table:style-name="ce29" office:value-type="string">
            <text:p>invitatórium</text:p>
          </table:table-cell>
          <table:table-cell table:number-columns-repeated="1018"/>
        </table:table-row>
        <table:table-row table:style-name="ro4">
          <table:table-cell office:value-type="string">
            <text:p>69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Spasitela,</text:p>
          </table:table-cell>
          <table:table-cell office:value-type="string">
            <text:p>Spasiteľa,</text:p>
          </table:table-cell>
          <table:table-cell table:number-columns-repeated="1018"/>
        </table:table-row>
        <table:table-row table:style-name="ro4">
          <table:table-cell office:value-type="string">
            <text:p>692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má byť veľké „V“</text:p>
          </table:table-cell>
          <table:table-cell table:style-name="ce34" office:value-type="string">
            <text:p>vo veľkonočnej</text:p>
          </table:table-cell>
          <table:table-cell table:style-name="ce34" office:value-type="string">
            <text:p>vo Veľkonočnej</text:p>
          </table:table-cell>
          <table:table-cell table:number-columns-repeated="1018"/>
        </table:table-row>
        <table:table-row table:style-name="ro4">
          <table:table-cell office:value-type="string">
            <text:p>694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má byť veľké „V“</text:p>
          </table:table-cell>
          <table:table-cell table:style-name="ce34" office:value-type="string">
            <text:p>vo veľkonočnej</text:p>
          </table:table-cell>
          <table:table-cell table:style-name="ce34" office:value-type="string">
            <text:p>vo Veľkonočnej</text:p>
          </table:table-cell>
          <table:table-cell table:number-columns-repeated="1018"/>
        </table:table-row>
        <table:table-row table:style-name="ro4">
          <table:table-cell office:value-type="string">
            <text:p>69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emá byť čiarka za slovom „srdcom“</text:p>
          </table:table-cell>
          <table:table-cell office:value-type="string">
            <text:p>srdcom, veríme</text:p>
          </table:table-cell>
          <table:table-cell office:value-type="string">
            <text:p>srdcom veríme</text:p>
          </table:table-cell>
          <table:table-cell table:number-columns-repeated="1018"/>
        </table:table-row>
        <table:table-row table:style-name="ro4">
          <table:table-cell office:value-type="string">
            <text:p>695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nemá byť medzera pred dvojbodkou</text:p>
          </table:table-cell>
          <table:table-cell office:value-type="string">
            <text:p>(vo)lajme :</text:p>
          </table:table-cell>
          <table:table-cell office:value-type="string">
            <text:p>(vo)lajme:</text:p>
          </table:table-cell>
          <table:table-cell table:number-columns-repeated="1018"/>
        </table:table-row>
        <table:table-row table:style-name="ro4">
          <table:table-cell office:value-type="string">
            <text:p>696</text:p>
          </table:table-cell>
          <table:table-cell office:value-type="string">
            <text:p>1. a 2. zhora</text:p>
          </table:table-cell>
          <table:table-cell office:value-type="string">
            <text:p>5</text:p>
          </table:table-cell>
          <table:table-cell office:value-type="string">
            <text:p>farba textu prvých dvoch riadkov je šedá</text:p>
          </table:table-cell>
          <table:table-cell table:number-columns-repeated="1020"/>
        </table:table-row>
        <table:table-row table:style-name="ro4">
          <table:table-cell office:value-type="string">
            <text:p>701</text:p>
          </table:table-cell>
          <table:table-cell office:value-type="string">
            <text:p>7. zhora</text:p>
          </table:table-cell>
          <table:table-cell office:value-type="string">
            <text:p>1</text:p>
          </table:table-cell>
          <table:table-cell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701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„ď“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706</text:p>
          </table:table-cell>
          <table:table-cell office:value-type="string">
            <text:p>10. a 9. zdola</text:p>
          </table:table-cell>
          <table:table-cell office:value-type="string">
            <text:p>3</text:p>
          </table:table-cell>
          <table:table-cell office:value-type="string">
            <text:p>chybné delenie slova (porov. LH, zv. II, str. 6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number-columns-repeated="1018"/>
        </table:table-row>
        <table:table-row table:style-name="ro4">
          <table:table-cell office:value-type="string">
            <text:p>70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našim</text:p>
          </table:table-cell>
          <table:table-cell office:value-type="string">
            <text:p>naším</text:p>
          </table:table-cell>
          <table:table-cell table:number-columns-repeated="1018"/>
        </table:table-row>
        <table:table-row table:style-name="ro4">
          <table:table-cell office:value-type="string">
            <text:p>710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konočných</text:p>
          </table:table-cell>
          <table:table-cell office:value-type="string">
            <text:p>veľkonočných</text:p>
          </table:table-cell>
          <table:table-cell table:number-columns-repeated="1018"/>
        </table:table-row>
        <table:table-row table:style-name="ro4">
          <table:table-cell office:value-type="string">
            <text:p>71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konočných</text:p>
          </table:table-cell>
          <table:table-cell office:value-type="string">
            <text:p>veľkonočných</text:p>
          </table:table-cell>
          <table:table-cell table:number-columns-repeated="1018"/>
        </table:table-row>
        <table:table-row table:style-name="ro4">
          <table:table-cell office:value-type="string">
            <text:p>714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svojim</text:p>
          </table:table-cell>
          <table:table-cell office:value-type="string">
            <text:p>svojím</text:p>
          </table:table-cell>
          <table:table-cell table:number-columns-repeated="1018"/>
        </table:table-row>
        <table:table-row table:style-name="ro4">
          <table:table-cell office:value-type="string">
            <text:p>71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18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19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nemá byť veľké písmeno v slove „už“</text:p>
          </table:table-cell>
          <table:table-cell office:value-type="string">
            <text:p>Už ako</text:p>
          </table:table-cell>
          <table:table-cell office:value-type="string">
            <text:p>už ako</text:p>
          </table:table-cell>
          <table:table-cell table:number-columns-repeated="1018"/>
        </table:table-row>
        <table:table-row table:style-name="ro4">
          <table:table-cell office:value-type="string">
            <text:p>725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</text:p>
          </table:table-cell>
          <table:table-cell table:style-name="ce29" office:value-type="string">
            <text:p>Porov.</text:p>
          </table:table-cell>
          <table:table-cell table:number-columns-repeated="1018"/>
        </table:table-row>
        <table:table-row table:style-name="ro4">
          <table:table-cell office:value-type="string">
            <text:p>73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</text:p>
          </table:table-cell>
          <table:table-cell table:style-name="ce29" office:value-type="string">
            <text:p>Porov.</text:p>
          </table:table-cell>
          <table:table-cell table:number-columns-repeated="1018"/>
        </table:table-row>
        <table:table-row table:style-name="ro4">
          <table:table-cell office:value-type="string">
            <text:p>735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chyba v slove (š -&gt; ň)</text:p>
          </table:table-cell>
          <table:table-cell office:value-type="string">
            <text:p>(odstra-)šuje</text:p>
          </table:table-cell>
          <table:table-cell office:value-type="string">
            <text:p>(odstra-)ňuje</text:p>
          </table:table-cell>
          <table:table-cell table:number-columns-repeated="1018"/>
        </table:table-row>
        <table:table-row table:style-name="ro4">
          <table:table-cell office:value-type="string">
            <text:p>739</text:p>
          </table:table-cell>
          <table:table-cell office:value-type="string">
            <text:p>6. a 5. zdola</text:p>
          </table:table-cell>
          <table:table-cell office:value-type="string">
            <text:p>7</text:p>
          </table:table-cell>
          <table:table-cell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number-columns-repeated="1018"/>
        </table:table-row>
        <table:table-row table:style-name="ro4">
          <table:table-cell office:value-type="string">
            <text:p>740</text:p>
          </table:table-cell>
          <table:table-cell office:value-type="string">
            <text:p>krátke čít.</text:p>
          </table:table-cell>
          <table:table-cell office:value-type="string">
            <text:p>5</text:p>
          </table:table-cell>
          <table:table-cell office:value-type="string">
            <text:p>farba textu krátkeho čítania (Hebr 7, 24-27) je šedá</text:p>
          </table:table-cell>
          <table:table-cell table:number-columns-repeated="1020"/>
        </table:table-row>
        <table:table-row table:style-name="ro4">
          <table:table-cell office:value-type="string">
            <text:p>740</text:p>
          </table:table-cell>
          <table:table-cell office:value-type="string">
            <text:p>2. a 1. zdola</text:p>
          </table:table-cell>
          <table:table-cell office:value-type="string">
            <text:p>5</text:p>
          </table:table-cell>
          <table:table-cell office:value-type="string">
            <text:p>farba textu prvej prosby je šedá</text:p>
          </table:table-cell>
          <table:table-cell table:number-columns-repeated="1020"/>
        </table:table-row>
        <table:table-row table:style-name="ro4">
          <table:table-cell office:value-type="string">
            <text:p>747</text:p>
          </table:table-cell>
          <table:table-cell office:value-type="string">
            <text:p>1. zhora</text:p>
          </table:table-cell>
          <table:table-cell office:value-type="string">
            <text:p>5</text:p>
          </table:table-cell>
          <table:table-cell office:value-type="string">
            <text:p>farba textu prvého riadka prosby je šedá</text:p>
          </table:table-cell>
          <table:table-cell table:number-columns-repeated="1020"/>
        </table:table-row>
        <table:table-row table:style-name="ro4">
          <table:table-cell office:value-type="string">
            <text:p>747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za spojovníkom nemá byť medzera</text:p>
          </table:table-cell>
          <table:table-cell table:style-name="ce29" office:value-type="string">
            <text:p>Sk 2, 32- 36</text:p>
          </table:table-cell>
          <table:table-cell table:style-name="ce29" office:value-type="string">
            <text:p>Sk 2, 32-36</text:p>
          </table:table-cell>
          <table:table-cell table:number-columns-repeated="1018"/>
        </table:table-row>
        <table:table-row table:style-name="ro4">
          <table:table-cell office:value-type="string">
            <text:p>74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48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za slovom „dokonalosť“</text:p>
          </table:table-cell>
          <table:table-cell office:value-type="string">
            <text:p>dokonalosť</text:p>
          </table:table-cell>
          <table:table-cell office:value-type="string">
            <text:p>dokonalosť,</text:p>
          </table:table-cell>
          <table:table-cell table:number-columns-repeated="1018"/>
        </table:table-row>
        <table:table-row table:style-name="ro4">
          <table:table-cell office:value-type="string">
            <text:p>75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51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dĺžeň na „ú“</text:p>
          </table:table-cell>
          <table:table-cell office:value-type="string">
            <text:p>zarmutených</text:p>
          </table:table-cell>
          <table:table-cell office:value-type="string">
            <text:p>zarmútených</text:p>
          </table:table-cell>
          <table:table-cell table:number-columns-repeated="1018"/>
        </table:table-row>
        <table:table-row table:style-name="ro4">
          <table:table-cell office:value-type="string">
            <text:p>752</text:p>
          </table:table-cell>
          <table:table-cell office:value-type="string">
            <text:p>7. a 6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number-columns-repeated="1018"/>
        </table:table-row>
        <table:table-row table:style-name="ro4">
          <table:table-cell office:value-type="string">
            <text:p>754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75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ybne zarovnaný riadok (má byť odsadený)</text:p>
          </table:table-cell>
          <table:table-cell office:value-type="string">
            <text:p>zem.</text:p>
          </table:table-cell>
          <table:table-cell office:value-type="string">
            <text:p>___zem.</text:p>
          </table:table-cell>
          <table:table-cell table:number-columns-repeated="1018"/>
        </table:table-row>
        <table:table-row table:style-name="ro4">
          <table:table-cell office:value-type="string">
            <text:p>762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number-columns-repeated="1018"/>
        </table:table-row>
        <table:table-row table:style-name="ro4">
          <table:table-cell office:value-type="string">
            <text:p>766</text:p>
          </table:table-cell>
          <table:table-cell office:value-type="string">
            <text:p>5. zdola</text:p>
          </table:table-cell>
          <table:table-cell office:value-type="string">
            <text:p>1</text:p>
          </table:table-cell>
          <table:table-cell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768</text:p>
          </table:table-cell>
          <table:table-cell office:value-type="string">
            <text:p>10. zdola</text:p>
          </table:table-cell>
          <table:table-cell office:value-type="string">
            <text:p>4</text:p>
          </table:table-cell>
          <table:table-cell office:value-type="string">
            <text:p>skratka má byť červenou</text:p>
          </table:table-cell>
          <table:table-cell office:value-type="string">
            <text:p>M.</text:p>
          </table:table-cell>
          <table:table-cell table:style-name="ce29" office:value-type="string">
            <text:p>M.</text:p>
          </table:table-cell>
          <table:table-cell table:number-columns-repeated="1018"/>
        </table:table-row>
        <table:table-row table:style-name="ro4">
          <table:table-cell office:value-type="string">
            <text:p>771</text:p>
          </table:table-cell>
          <table:table-cell office:value-type="string">
            <text:p>3. a 2. zdola</text:p>
          </table:table-cell>
          <table:table-cell office:value-type="string">
            <text:p>7</text:p>
          </table:table-cell>
          <table:table-cell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number-columns-repeated="1018"/>
        </table:table-row>
        <table:table-row table:style-name="ro4">
          <table:table-cell office:value-type="string">
            <text:p>772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kňazi</text:p>
          </table:table-cell>
          <table:table-cell office:value-type="string">
            <text:p>veľkňazi</text:p>
          </table:table-cell>
          <table:table-cell table:number-columns-repeated="1018"/>
        </table:table-row>
        <table:table-row table:style-name="ro4">
          <table:table-cell office:value-type="string">
            <text:p>776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table:style-name="ce29" office:value-type="string">
            <text:p>Tit</text:p>
          </table:table-cell>
          <table:table-cell table:style-name="ce29" office:value-type="string">
            <text:p>Tít</text:p>
          </table:table-cell>
          <table:table-cell table:number-columns-repeated="1018"/>
        </table:table-row>
        <table:table-row table:style-name="ro4">
          <table:table-cell office:value-type="string">
            <text:p>780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čiarka pred „aby“</text:p>
          </table:table-cell>
          <table:table-cell office:value-type="string">
            <text:p>(ži-)vota aby</text:p>
          </table:table-cell>
          <table:table-cell office:value-type="string">
            <text:p>(ži-)vota, aby</text:p>
          </table:table-cell>
          <table:table-cell table:number-columns-repeated="1018"/>
        </table:table-row>
        <table:table-row table:style-name="ro4">
          <table:table-cell office:value-type="string">
            <text:p>780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80</text:p>
          </table:table-cell>
          <table:table-cell office:value-type="string">
            <text:p>2. a 1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number-columns-repeated="1018"/>
        </table:table-row>
        <table:table-row table:style-name="ro4">
          <table:table-cell office:value-type="string">
            <text:p>781</text:p>
          </table:table-cell>
          <table:table-cell office:value-type="string">
            <text:p>2. zhora</text:p>
          </table:table-cell>
          <table:table-cell office:value-type="string">
            <text:p>1</text:p>
          </table:table-cell>
          <table:table-cell office:value-type="string">
            <text:p>vypadlo slovo „slávme“</text:p>
          </table:table-cell>
          <table:table-cell office:value-type="string">
            <text:p>Preto sviatky</text:p>
          </table:table-cell>
          <table:table-cell office:value-type="string">
            <text:p>Preto slávme sviatky</text:p>
          </table:table-cell>
          <table:table-cell table:number-columns-repeated="1018"/>
        </table:table-row>
        <table:table-row table:style-name="ro4">
          <table:table-cell office:value-type="string">
            <text:p>782</text:p>
          </table:table-cell>
          <table:table-cell office:value-type="string">
            <text:p>3. a 4. prosba</text:p>
          </table:table-cell>
          <table:table-cell office:value-type="string">
            <text:p>3</text:p>
          </table:table-cell>
          <table:table-cell office:value-type="string">
            <text:p>chybné zarovnanie druhej časti prosieb (po pomlčke)</text:p>
          </table:table-cell>
          <table:table-cell table:number-columns-repeated="1020"/>
        </table:table-row>
        <table:table-row table:style-name="ro4">
          <table:table-cell office:value-type="string">
            <text:p>783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84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emá byť dĺžeň na „a“</text:p>
          </table:table-cell>
          <table:table-cell office:value-type="string">
            <text:p>ibá</text:p>
          </table:table-cell>
          <table:table-cell office:value-type="string">
            <text:p>iba</text:p>
          </table:table-cell>
          <table:table-cell table:number-columns-repeated="1018"/>
        </table:table-row>
        <table:table-row table:style-name="ro2">
          <table:table-cell office:value-type="string">
            <text:p>784-785</text:p>
          </table:table-cell>
          <table:table-cell office:value-type="string">
            <text:p>krátke čít.</text:p>
          </table:table-cell>
          <table:table-cell office:value-type="string">
            <text:p>8</text:p>
          </table:table-cell>
          <table:table-cell office:value-type="string">
            <text:p>celé čítanie je jeden odstavec, nemá byť rozdelené na dva odstavce: odstrániť medzeru na konci str. 784 aj odsadenie na str. 785</text:p>
          </table:table-cell>
          <table:table-cell table:number-columns-repeated="1020"/>
        </table:table-row>
        <table:table-row table:style-name="ro4">
          <table:table-cell office:value-type="string">
            <text:p>792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za slovom „vami“</text:p>
          </table:table-cell>
          <table:table-cell office:value-type="string">
            <text:p>s vami</text:p>
          </table:table-cell>
          <table:table-cell office:value-type="string">
            <text:p>s vami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94</text:p>
          </table:table-cell>
          <table:table-cell office:value-type="string">
            <text:p>3. a 4. prosba</text:p>
          </table:table-cell>
          <table:table-cell office:value-type="string">
            <text:p>3</text:p>
          </table:table-cell>
          <table:table-cell office:value-type="string">
            <text:p>chybné zarovnanie druhej časti prosieb (po pomlčke)</text:p>
          </table:table-cell>
          <table:table-cell table:number-columns-repeated="1020"/>
        </table:table-row>
        <table:table-row table:style-name="ro4">
          <table:table-cell office:value-type="string">
            <text:p>799</text:p>
          </table:table-cell>
          <table:table-cell office:value-type="string">
            <text:p>11. zdola</text:p>
          </table:table-cell>
          <table:table-cell office:value-type="string">
            <text:p>1</text:p>
          </table:table-cell>
          <table:table-cell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79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slovosled odlišný ako v tej istej modlitbe na str. 810</text:p>
          </table:table-cell>
          <table:table-cell office:value-type="string">
            <text:p>život večný;</text:p>
          </table:table-cell>
          <table:table-cell office:value-type="string">
            <text:p>večný život;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805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na konci riadka má byť dvojbodka, nie bodka</text:p>
          </table:table-cell>
          <table:table-cell office:value-type="string">
            <text:p>Otca.</text:p>
          </table:table-cell>
          <table:table-cell office:value-type="string">
            <text:p>Otca:</text:p>
          </table:table-cell>
          <table:table-cell table:number-columns-repeated="1018"/>
        </table:table-row>
        <table:table-row table:style-name="ro4">
          <table:table-cell office:value-type="string">
            <text:p>812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13</text:p>
          </table:table-cell>
          <table:table-cell office:value-type="string">
            <text:p>3. a 4. zhor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number-columns-repeated="1018"/>
        </table:table-row>
        <table:table-row table:style-name="ro4">
          <table:table-cell office:value-type="string">
            <text:p>81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15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 živými.</text:p>
          </table:table-cell>
          <table:table-cell office:value-type="string">
            <text:p>aj nad mŕtvymi, aj nad nad živými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35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vypadlo slovo „aj“ (napr. str. 802)</text:p>
          </table:table-cell>
          <table:table-cell office:value-type="string">
            <text:p>o sebe vy:</text:p>
          </table:table-cell>
          <table:table-cell office:value-type="string">
            <text:p>o sebe aj vy:</text:p>
          </table:table-cell>
          <table:table-cell table:number-columns-repeated="1018"/>
        </table:table-row>
        <table:table-row table:style-name="ro4">
          <table:table-cell office:value-type="string">
            <text:p>841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table:style-name="ce29" office:value-type="string">
            <text:p>Tit</text:p>
          </table:table-cell>
          <table:table-cell table:style-name="ce29" office:value-type="string">
            <text:p>Tít</text:p>
          </table:table-cell>
          <table:table-cell table:number-columns-repeated="1018"/>
        </table:table-row>
        <table:table-row table:style-name="ro4">
          <table:table-cell office:value-type="string">
            <text:p>844/856</text:p>
          </table:table-cell>
          <table:table-cell office:value-type="string">
            <text:p>1. a 2. strofa</text:p>
          </table:table-cell>
          <table:table-cell office:value-type="string">
            <text:p>3</text:p>
          </table:table-cell>
          <table:table-cell office:value-type="string">
            <text:p>odlišná interpunkcia na konci 1. a 2. strofy hymnu</text:p>
          </table:table-cell>
          <table:table-cell table:style-name="ce29" table:number-columns-repeated="2"/>
          <table:table-cell table:number-columns-repeated="1018"/>
        </table:table-row>
        <table:table-row table:style-name="ro4">
          <table:table-cell office:value-type="string">
            <text:p>845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nemá byť červená pomlčka</text:p>
          </table:table-cell>
          <table:table-cell office:value-type="string">
            <text:p>naveky. –</text:p>
          </table:table-cell>
          <table:table-cell office:value-type="string">
            <text:p>naveky.</text:p>
          </table:table-cell>
          <table:table-cell table:number-columns-repeated="1018"/>
        </table:table-row>
        <table:table-row table:style-name="ro4">
          <table:table-cell office:value-type="string">
            <text:p>85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srdce.*</text:p>
          </table:table-cell>
          <table:table-cell office:value-type="string">
            <text:p>srdce. *</text:p>
          </table:table-cell>
          <table:table-cell table:number-columns-repeated="1018"/>
        </table:table-row>
        <table:table-row table:style-name="ro4">
          <table:table-cell office:value-type="string">
            <text:p>85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má byť veľké „P“</text:p>
          </table:table-cell>
          <table:table-cell office:value-type="string">
            <text:p>pán,</text:p>
          </table:table-cell>
          <table:table-cell office:value-type="string">
            <text:p>Pán,</text:p>
          </table:table-cell>
          <table:table-cell table:number-columns-repeated="1018"/>
        </table:table-row>
        <table:table-row table:style-name="ro4">
          <table:table-cell office:value-type="string">
            <text:p>85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emá byť čiarka za slovom „naším“</text:p>
          </table:table-cell>
          <table:table-cell office:value-type="string">
            <text:p>naším,</text:p>
          </table:table-cell>
          <table:table-cell office:value-type="string">
            <text:p>naším</text:p>
          </table:table-cell>
          <table:table-cell table:number-columns-repeated="1018"/>
        </table:table-row>
        <table:table-row table:style-name="ro4">
          <table:table-cell office:value-type="string">
            <text:p>862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čiarka za slovom „Ty“ (str. 910)</text:p>
          </table:table-cell>
          <table:table-cell office:value-type="string">
            <text:p>Ty darca</text:p>
          </table:table-cell>
          <table:table-cell office:value-type="string">
            <text:p>Ty, darca</text:p>
          </table:table-cell>
          <table:table-cell table:number-columns-repeated="1018"/>
        </table:table-row>
        <table:table-row table:style-name="ro4">
          <table:table-cell office:value-type="string">
            <text:p>86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86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 na konci riadka</text:p>
          </table:table-cell>
          <table:table-cell office:value-type="string">
            <text:p>aj Otca</text:p>
          </table:table-cell>
          <table:table-cell office:value-type="string">
            <text:p>aj Otca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867/644</text:p>
          </table:table-cell>
          <table:table-cell office:value-type="string">
            <text:p>2. strofa</text:p>
          </table:table-cell>
          <table:table-cell office:value-type="string">
            <text:p>3</text:p>
          </table:table-cell>
          <table:table-cell office:value-type="string">
            <text:p>odlišná interpunkcia v 3. riadku 2. strofy hymnu</text:p>
          </table:table-cell>
          <table:table-cell table:number-columns-repeated="1020"/>
        </table:table-row>
        <table:table-row table:style-name="ro4">
          <table:table-cell office:value-type="string">
            <text:p>869</text:p>
          </table:table-cell>
          <table:table-cell office:value-type="string">
            <text:p>3. a 2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number-columns-repeated="1018"/>
        </table:table-row>
        <table:table-row table:style-name="ro4">
          <table:table-cell office:value-type="string">
            <text:p>87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71</text:p>
          </table:table-cell>
          <table:table-cell office:value-type="string">
            <text:p>9. a 8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number-columns-repeated="1018"/>
        </table:table-row>
        <table:table-row table:style-name="ro4">
          <table:table-cell office:value-type="string">
            <text:p>872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emá byť čiarka za slovom „(kto)rí“</text:p>
          </table:table-cell>
          <table:table-cell office:value-type="string">
            <text:p>(kto)rí, ho</text:p>
          </table:table-cell>
          <table:table-cell office:value-type="string">
            <text:p>(kto)rí ho</text:p>
          </table:table-cell>
          <table:table-cell table:number-columns-repeated="1018"/>
        </table:table-row>
        <table:table-row table:style-name="ro4">
          <table:table-cell office:value-type="string">
            <text:p>874</text:p>
          </table:table-cell>
          <table:table-cell office:value-type="string">
            <text:p>1., 2. a 4. prosba</text:p>
          </table:table-cell>
          <table:table-cell office:value-type="string">
            <text:p>3</text:p>
          </table:table-cell>
          <table:table-cell office:value-type="string">
            <text:p>chybné zarovnanie druhej časti prosieb (po pomlčke)</text:p>
          </table:table-cell>
          <table:table-cell table:number-columns-repeated="1020"/>
        </table:table-row>
        <table:table-row table:style-name="ro4">
          <table:table-cell office:value-type="string">
            <text:p>87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78</text:p>
          </table:table-cell>
          <table:table-cell office:value-type="string">
            <text:p>7. a 6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number-columns-repeated="1018"/>
        </table:table-row>
        <table:table-row table:style-name="ro4">
          <table:table-cell office:value-type="string">
            <text:p>880</text:p>
          </table:table-cell>
          <table:table-cell office:value-type="string">
            <text:p>13. a 12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omlad-zovala</text:p>
          </table:table-cell>
          <table:table-cell office:value-type="string">
            <text:p>o-mla-dzo-va-la</text:p>
          </table:table-cell>
          <table:table-cell table:number-columns-repeated="1018"/>
        </table:table-row>
        <table:table-row table:style-name="ro4">
          <table:table-cell office:value-type="string">
            <text:p>881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(Alelu-)ja.+</text:p>
          </table:table-cell>
          <table:table-cell office:value-type="string">
            <text:p>(Alelu-)ja. +</text:p>
          </table:table-cell>
          <table:table-cell table:number-columns-repeated="1018"/>
        </table:table-row>
        <table:table-row table:style-name="ro4">
          <table:table-cell office:value-type="string">
            <text:p>881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s nim</text:p>
          </table:table-cell>
          <table:table-cell office:value-type="string">
            <text:p>s ním</text:p>
          </table:table-cell>
          <table:table-cell table:number-columns-repeated="1018"/>
        </table:table-row>
        <table:table-row table:style-name="ro4">
          <table:table-cell office:value-type="string">
            <text:p>886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emá byť dĺžeň na „i“</text:p>
          </table:table-cell>
          <table:table-cell office:value-type="string">
            <text:p>prípoja</text:p>
          </table:table-cell>
          <table:table-cell office:value-type="string">
            <text:p>pripoja</text:p>
          </table:table-cell>
          <table:table-cell table:number-columns-repeated="1018"/>
        </table:table-row>
        <table:table-row table:style-name="ro1">
          <table:table-cell office:value-type="string">
            <text:p>892 (2x), 895</text:p>
          </table:table-cell>
          <table:table-cell office:value-type="string">
            <text:p>2. zhora, 11. zdola, 7. zhora</text:p>
          </table:table-cell>
          <table:table-cell office:value-type="string">
            <text:p>7</text:p>
          </table:table-cell>
          <table:table-cell office:value-type="string">
            <text:p>chybné delenie slova (poš-li, zo-šli, zoš-li)</text:p>
          </table:table-cell>
          <table:table-cell table:number-columns-repeated="1020"/>
        </table:table-row>
        <table:table-row table:style-name="ro4">
          <table:table-cell office:value-type="string">
            <text:p>894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vypadli slová „za nás“</text:p>
          </table:table-cell>
          <table:table-cell office:value-type="string">
            <text:p>prihovára nevysloviteľnými</text:p>
          </table:table-cell>
          <table:table-cell office:value-type="string">
            <text:p>prihovára za nás nevysloviteľnými</text:p>
          </table:table-cell>
          <table:table-cell table:number-columns-repeated="1018"/>
        </table:table-row>
        <table:table-row table:style-name="ro4">
          <table:table-cell office:value-type="string">
            <text:p>894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nemá byť čiarka za slovom „verným“</text:p>
          </table:table-cell>
          <table:table-cell office:value-type="string">
            <text:p>verným,</text:p>
          </table:table-cell>
          <table:table-cell office:value-type="string">
            <text:p>verným</text:p>
          </table:table-cell>
          <table:table-cell table:number-columns-repeated="1018"/>
        </table:table-row>
        <table:table-row table:style-name="ro4">
          <table:table-cell office:value-type="string">
            <text:p>896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„ť“</text:p>
          </table:table-cell>
          <table:table-cell office:value-type="string">
            <text:p>viest</text:p>
          </table:table-cell>
          <table:table-cell office:value-type="string">
            <text:p>viesť</text:p>
          </table:table-cell>
          <table:table-cell table:number-columns-repeated="1018"/>
        </table:table-row>
        <table:table-row table:style-name="ro4">
          <table:table-cell office:value-type="string">
            <text:p>897</text:p>
          </table:table-cell>
          <table:table-cell office:value-type="string">
            <text:p>6. a 5. zdola</text:p>
          </table:table-cell>
          <table:table-cell office:value-type="string">
            <text:p>7</text:p>
          </table:table-cell>
          <table:table-cell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number-columns-repeated="1018"/>
        </table:table-row>
        <table:table-row table:style-name="ro4">
          <table:table-cell office:value-type="string">
            <text:p>898</text:p>
          </table:table-cell>
          <table:table-cell office:value-type="string">
            <text:p>1., 2. a 3. prosba</text:p>
          </table:table-cell>
          <table:table-cell office:value-type="string">
            <text:p>3</text:p>
          </table:table-cell>
          <table:table-cell office:value-type="string">
            <text:p>chybné zarovnanie druhej časti prosieb (po pomlčke)</text:p>
          </table:table-cell>
          <table:table-cell table:number-columns-repeated="1020"/>
        </table:table-row>
        <table:table-row table:style-name="ro4">
          <table:table-cell office:value-type="string">
            <text:p>900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jú 2 čiarky</text:p>
          </table:table-cell>
          <table:table-cell office:value-type="string">
            <text:p>súženia ani prenasledovania ani</text:p>
          </table:table-cell>
          <table:table-cell office:value-type="string">
            <text:p>súženia, ani prenasledovania, ani</text:p>
          </table:table-cell>
          <table:table-cell table:number-columns-repeated="1018"/>
        </table:table-row>
        <table:table-row table:style-name="ro4">
          <table:table-cell office:value-type="string">
            <text:p>900</text:p>
          </table:table-cell>
          <table:table-cell office:value-type="string">
            <text:p>10. a 9. zdola</text:p>
          </table:table-cell>
          <table:table-cell office:value-type="string">
            <text:p>3</text:p>
          </table:table-cell>
          <table:table-cell office:value-type="string">
            <text:p>chybné delenie slova (porov. str. 903)</text:p>
          </table:table-cell>
          <table:table-cell office:value-type="string">
            <text:p>zmý-šľali</text:p>
          </table:table-cell>
          <table:table-cell office:value-type="string">
            <text:p>zmýš-ľa-li</text:p>
          </table:table-cell>
          <table:table-cell table:number-columns-repeated="1018"/>
        </table:table-row>
        <table:table-row table:style-name="ro4">
          <table:table-cell office:value-type="string">
            <text:p>900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edzera</text:p>
          </table:table-cell>
          <table:table-cell table:style-name="ce29" office:value-type="string">
            <text:p>Kor12</text:p>
          </table:table-cell>
          <table:table-cell table:style-name="ce29" office:value-type="string">
            <text:p>Kor 12</text:p>
          </table:table-cell>
          <table:table-cell table:number-columns-repeated="1018"/>
        </table:table-row>
        <table:table-row table:style-name="ro4">
          <table:table-cell office:value-type="string">
            <text:p>904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lúdne.</text:p>
          </table:table-cell>
          <table:table-cell office:value-type="string">
            <text:p>vľúdne.</text:p>
          </table:table-cell>
          <table:table-cell table:number-columns-repeated="1018"/>
        </table:table-row>
        <table:table-row table:style-name="ro4">
          <table:table-cell office:value-type="string">
            <text:p>90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06</text:p>
          </table:table-cell>
          <table:table-cell office:value-type="string">
            <text:p>7. zdola</text:p>
          </table:table-cell>
          <table:table-cell office:value-type="string">
            <text:p>8</text:p>
          </table:table-cell>
          <table:table-cell office:value-type="string">
            <text:p>zvolanie k prosbám má byť odsadené</text:p>
          </table:table-cell>
          <table:table-cell table:number-columns-repeated="1020"/>
        </table:table-row>
        <table:table-row table:style-name="ro4">
          <table:table-cell office:value-type="string">
            <text:p>906</text:p>
          </table:table-cell>
          <table:table-cell office:value-type="string">
            <text:p>9. a 8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number-columns-repeated="1018"/>
        </table:table-row>
        <table:table-row table:style-name="ro4">
          <table:table-cell office:value-type="string">
            <text:p>907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 živými.</text:p>
          </table:table-cell>
          <table:table-cell office:value-type="string">
            <text:p>aj nad mŕtvymi, aj nad nad živými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08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zranené,</text:p>
          </table:table-cell>
          <table:table-cell office:value-type="string">
            <text:p>zranené.</text:p>
          </table:table-cell>
          <table:table-cell table:number-columns-repeated="1018"/>
        </table:table-row>
        <table:table-row table:style-name="ro4">
          <table:table-cell office:value-type="string">
            <text:p>909</text:p>
          </table:table-cell>
          <table:table-cell office:value-type="string">
            <text:p>7. a 6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number-columns-repeated="1018"/>
        </table:table-row>
        <table:table-row table:style-name="ro4">
          <table:table-cell office:value-type="string">
            <text:p>914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914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(roz)ptýl</text:p>
          </table:table-cell>
          <table:table-cell office:value-type="string">
            <text:p>(roz)ptýľ</text:p>
          </table:table-cell>
          <table:table-cell table:number-columns-repeated="1018"/>
        </table:table-row>
        <table:table-row table:style-name="ro4">
          <table:table-cell office:value-type="string">
            <text:p>914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dĺžeň na „á“</text:p>
          </table:table-cell>
          <table:table-cell office:value-type="string">
            <text:p>vovadzaš</text:p>
          </table:table-cell>
          <table:table-cell office:value-type="string">
            <text:p>vovádzaš</text:p>
          </table:table-cell>
          <table:table-cell table:number-columns-repeated="1018"/>
        </table:table-row>
        <table:table-row table:style-name="ro4">
          <table:table-cell office:value-type="string">
            <text:p>918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prislúbený</text:p>
          </table:table-cell>
          <table:table-cell office:value-type="string">
            <text:p>prisľúbený</text:p>
          </table:table-cell>
          <table:table-cell table:number-columns-repeated="1018"/>
        </table:table-row>
        <table:table-row table:style-name="ro4">
          <table:table-cell office:value-type="string">
            <text:p>919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emá byť dĺžeň na „e“</text:p>
          </table:table-cell>
          <table:table-cell office:value-type="string">
            <text:p>(nevi)diteľné</text:p>
          </table:table-cell>
          <table:table-cell office:value-type="string">
            <text:p>(nevi)diteľne</text:p>
          </table:table-cell>
          <table:table-cell table:number-columns-repeated="1018"/>
        </table:table-row>
        <table:table-row table:style-name="ro4">
          <table:table-cell office:value-type="string">
            <text:p>920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nemá byť slovo „jeho“</text:p>
          </table:table-cell>
          <table:table-cell office:value-type="string">
            <text:p>všetci jeho bohabojní</text:p>
          </table:table-cell>
          <table:table-cell office:value-type="string">
            <text:p>všetci bohabojní</text:p>
          </table:table-cell>
          <table:table-cell table:number-columns-repeated="1018"/>
        </table:table-row>
        <table:table-row table:style-name="ro4">
          <table:table-cell office:value-type="string">
            <text:p>902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bohabojní:*</text:p>
          </table:table-cell>
          <table:table-cell office:value-type="string">
            <text:p>bohabojní: *</text:p>
          </table:table-cell>
          <table:table-cell table:number-columns-repeated="1018"/>
        </table:table-row>
        <table:table-row table:style-name="ro4">
          <table:table-cell office:value-type="string">
            <text:p>920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a v slove (nemá byť na konci „i“, ale bodka)</text:p>
          </table:table-cell>
          <table:table-cell office:value-type="string">
            <text:p>vyslobodili</text:p>
          </table:table-cell>
          <table:table-cell office:value-type="string">
            <text:p>vyslobodil.</text:p>
          </table:table-cell>
          <table:table-cell table:number-columns-repeated="1018"/>
        </table:table-row>
        <table:table-row table:style-name="ro4">
          <table:table-cell office:value-type="string">
            <text:p>92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Pánove,</text:p>
          </table:table-cell>
          <table:table-cell office:value-type="string">
            <text:p>Pánove.</text:p>
          </table:table-cell>
          <table:table-cell table:number-columns-repeated="1018"/>
        </table:table-row>
        <table:table-row table:style-name="ro4">
          <table:table-cell office:value-type="string">
            <text:p>92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na začiatku vety má byť veľké písmeno</text:p>
          </table:table-cell>
          <table:table-cell office:value-type="string">
            <text:p>prísne</text:p>
          </table:table-cell>
          <table:table-cell office:value-type="string">
            <text:p>Prísne</text:p>
          </table:table-cell>
          <table:table-cell table:number-columns-repeated="1018"/>
        </table:table-row>
        <table:table-row table:style-name="ro4">
          <table:table-cell office:value-type="string">
            <text:p>921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má byť bodka (červenou farbou)</text:p>
          </table:table-cell>
          <table:table-cell office:value-type="string">
            <text:p>(str. 1626)</text:p>
          </table:table-cell>
          <table:table-cell office:value-type="string">
            <text:p>(str. 1626).</text:p>
          </table:table-cell>
          <table:table-cell table:number-columns-repeated="1018"/>
        </table:table-row>
        <table:table-row table:style-name="ro4">
          <table:table-cell office:value-type="string">
            <text:p>922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vypadla bodka (za slovom „Tešiteľ“)</text:p>
          </table:table-cell>
          <table:table-cell office:value-type="string">
            <text:p>Tešiteľ Aleluja.</text:p>
          </table:table-cell>
          <table:table-cell office:value-type="string">
            <text:p>Tešiteľ. Aleluja.</text:p>
          </table:table-cell>
          <table:table-cell table:number-columns-repeated="1018"/>
        </table:table-row>
        <table:table-row table:style-name="ro4">
          <table:table-cell office:value-type="string">
            <text:p>924</text:p>
          </table:table-cell>
          <table:table-cell office:value-type="string">
            <text:p>hymnus</text:p>
          </table:table-cell>
          <table:table-cell office:value-type="string">
            <text:p>5</text:p>
          </table:table-cell>
          <table:table-cell office:value-type="string">
            <text:p>farba textu hymnu je „šedá“, vyblednutá</text:p>
          </table:table-cell>
          <table:table-cell table:number-columns-repeated="1020"/>
        </table:table-row>
        <table:table-row table:style-name="ro4">
          <table:table-cell office:value-type="string">
            <text:p>924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majú byť použité typografické úvodzovky</text:p>
          </table:table-cell>
          <table:table-cell office:value-type="string">
            <text:p>nohám."</text:p>
          </table:table-cell>
          <table:table-cell office:value-type="string">
            <text:p>nohám.“</text:p>
          </table:table-cell>
          <table:table-cell table:number-columns-repeated="1018"/>
        </table:table-row>
        <table:table-row table:style-name="ro4">
          <table:table-cell office:value-type="string">
            <text:p>928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table:style-name="ce29" office:value-type="string">
            <text:p>hovori:</text:p>
          </table:table-cell>
          <table:table-cell table:style-name="ce29" office:value-type="string">
            <text:p>hovorí:</text:p>
          </table:table-cell>
          <table:table-cell table:number-columns-repeated="1018"/>
        </table:table-row>
        <table:table-row table:style-name="ro4">
          <table:table-cell office:value-type="string">
            <text:p>929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„ň“</text:p>
          </table:table-cell>
          <table:table-cell office:value-type="string">
            <text:p>priaznou</text:p>
          </table:table-cell>
          <table:table-cell office:value-type="string">
            <text:p>priazňou</text:p>
          </table:table-cell>
          <table:table-cell table:number-columns-repeated="1018"/>
        </table:table-row>
        <table:table-row table:style-name="ro4">
          <table:table-cell office:value-type="string">
            <text:p>933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odtial</text:p>
          </table:table-cell>
          <table:table-cell office:value-type="string">
            <text:p>odtiaľ</text:p>
          </table:table-cell>
          <table:table-cell table:number-columns-repeated="1018"/>
        </table:table-row>
        <table:table-row table:style-name="ro4">
          <table:table-cell office:value-type="string">
            <text:p>938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940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královstva,</text:p>
          </table:table-cell>
          <table:table-cell office:value-type="string">
            <text:p>kráľovstva,</text:p>
          </table:table-cell>
          <table:table-cell table:number-columns-repeated="1018"/>
        </table:table-row>
        <table:table-row table:style-name="ro4">
          <table:table-cell office:value-type="string">
            <text:p>940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number-columns-repeated="1018"/>
        </table:table-row>
        <table:table-row table:style-name="ro4">
          <table:table-cell office:value-type="string">
            <text:p>942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vyháňaní</text:p>
          </table:table-cell>
          <table:table-cell office:value-type="string">
            <text:p>vyháňam</text:p>
          </table:table-cell>
          <table:table-cell table:number-columns-repeated="1018"/>
        </table:table-row>
        <table:table-row table:style-name="ro4">
          <table:table-cell office:value-type="string">
            <text:p>943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čiarka za slovom „sestra“</text:p>
          </table:table-cell>
          <table:table-cell office:value-type="string">
            <text:p>sestra i matka,</text:p>
          </table:table-cell>
          <table:table-cell office:value-type="string">
            <text:p>sestra, i matka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4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za slovom „vietor“</text:p>
          </table:table-cell>
          <table:table-cell office:value-type="string">
            <text:p>i vietor i more</text:p>
          </table:table-cell>
          <table:table-cell office:value-type="string">
            <text:p>i vietor, i more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50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number-columns-repeated="1018"/>
        </table:table-row>
        <table:table-row table:style-name="ro4">
          <table:table-cell office:value-type="string">
            <text:p>95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mol</text:p>
          </table:table-cell>
          <table:table-cell office:value-type="string">
            <text:p>moľ</text:p>
          </table:table-cell>
          <table:table-cell table:number-columns-repeated="1018"/>
        </table:table-row>
        <table:table-row table:style-name="ro4">
          <table:table-cell office:value-type="string">
            <text:p>95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čiarka za slovom „moľ“</text:p>
          </table:table-cell>
          <table:table-cell office:value-type="string">
            <text:p>mol ani hrdza</text:p>
          </table:table-cell>
          <table:table-cell office:value-type="string">
            <text:p>moľ, ani hrdza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57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osmelujeme</text:p>
          </table:table-cell>
          <table:table-cell office:value-type="string">
            <text:p>osmeľujeme</text:p>
          </table:table-cell>
          <table:table-cell table:number-columns-repeated="1018"/>
        </table:table-row>
        <table:table-row table:style-name="ro4">
          <table:table-cell office:value-type="string">
            <text:p>95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„ť“</text:p>
          </table:table-cell>
          <table:table-cell office:value-type="string">
            <text:p>darovat</text:p>
          </table:table-cell>
          <table:table-cell office:value-type="string">
            <text:p>darovať</text:p>
          </table:table-cell>
          <table:table-cell table:number-columns-repeated="1018"/>
        </table:table-row>
        <table:table-row table:style-name="ro4">
          <table:table-cell office:value-type="string">
            <text:p>963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čiarka za slovom „sluch“</text:p>
          </table:table-cell>
          <table:table-cell office:value-type="string">
            <text:p>sluch aj nemým</text:p>
          </table:table-cell>
          <table:table-cell office:value-type="string">
            <text:p>sluch, aj nemým</text:p>
          </table:table-cell>
          <table:table-cell table:number-columns-repeated="1018"/>
        </table:table-row>
        <table:table-row table:style-name="ro4">
          <table:table-cell office:value-type="string">
            <text:p>963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emá byť dĺžeň na „i“</text:p>
          </table:table-cell>
          <table:table-cell office:value-type="string">
            <text:p>hovorím tí,</text:p>
          </table:table-cell>
          <table:table-cell office:value-type="string">
            <text:p>hovorím ti,</text:p>
          </table:table-cell>
          <table:table-cell table:number-columns-repeated="1018"/>
        </table:table-row>
        <table:table-row table:style-name="ro4">
          <table:table-cell office:value-type="string">
            <text:p>966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čiarka za slovom „Bohu“</text:p>
          </table:table-cell>
          <table:table-cell office:value-type="string">
            <text:p>aj Bohu aj mamone,</text:p>
          </table:table-cell>
          <table:table-cell office:value-type="string">
            <text:p>aj Bohu, aj mamon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66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text „V roku A“ má byť červenou farbou</text:p>
          </table:table-cell>
          <table:table-cell table:style-name="ce31" office:value-type="string">
            <text:p>V roku A</text:p>
          </table:table-cell>
          <table:table-cell table:style-name="ce34" office:value-type="string">
            <text:p>V roku A</text:p>
          </table:table-cell>
          <table:table-cell table:number-columns-repeated="1018"/>
        </table:table-row>
        <table:table-row table:style-name="ro4">
          <table:table-cell office:value-type="string">
            <text:p>967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začiatku slova má byť malé písmeno</text:p>
          </table:table-cell>
          <table:table-cell office:value-type="string">
            <text:p>Nemôže</text:p>
          </table:table-cell>
          <table:table-cell office:value-type="string">
            <text:p>nemôže</text:p>
          </table:table-cell>
          <table:table-cell table:number-columns-repeated="1018"/>
        </table:table-row>
        <table:table-row table:style-name="ro4">
          <table:table-cell office:value-type="string">
            <text:p>968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„ť“</text:p>
          </table:table-cell>
          <table:table-cell office:value-type="string">
            <text:p>smiat.</text:p>
          </table:table-cell>
          <table:table-cell office:value-type="string">
            <text:p>smiať.</text:p>
          </table:table-cell>
          <table:table-cell table:number-columns-repeated="1018"/>
        </table:table-row>
        <table:table-row table:style-name="ro4">
          <table:table-cell office:value-type="string">
            <text:p>96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prislúbenú</text:p>
          </table:table-cell>
          <table:table-cell office:value-type="string">
            <text:p>prisľúbenú</text:p>
          </table:table-cell>
          <table:table-cell table:number-columns-repeated="1018"/>
        </table:table-row>
        <table:table-row table:style-name="ro4">
          <table:table-cell office:value-type="string">
            <text:p>970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nemá byť čiarka za slovom „Potom“</text:p>
          </table:table-cell>
          <table:table-cell office:value-type="string">
            <text:p>Potom, príď</text:p>
          </table:table-cell>
          <table:table-cell office:value-type="string">
            <text:p>Potom príď</text:p>
          </table:table-cell>
          <table:table-cell table:number-columns-repeated="1018"/>
        </table:table-row>
        <table:table-row table:style-name="ro4">
          <table:table-cell office:value-type="string">
            <text:p>971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„i“ (Mt 22,8)</text:p>
          </table:table-cell>
          <table:table-cell office:value-type="string">
            <text:p>hodní</text:p>
          </table:table-cell>
          <table:table-cell office:value-type="string">
            <text:p>hodni</text:p>
          </table:table-cell>
          <table:table-cell table:number-columns-repeated="1018"/>
        </table:table-row>
        <table:table-row table:style-name="ro4">
          <table:table-cell office:value-type="string">
            <text:p>972</text:p>
          </table:table-cell>
          <table:table-cell office:value-type="string">
            <text:p>11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staf</text:p>
          </table:table-cell>
          <table:table-cell office:value-type="string">
            <text:p>stať</text:p>
          </table:table-cell>
          <table:table-cell table:number-columns-repeated="1018"/>
        </table:table-row>
        <table:table-row table:style-name="ro4">
          <table:table-cell office:value-type="string">
            <text:p>972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slovo „čo“ má začínať malým písmenom</text:p>
          </table:table-cell>
          <table:table-cell office:value-type="string">
            <text:p>, Čo</text:p>
          </table:table-cell>
          <table:table-cell office:value-type="string">
            <text:p>, čo</text:p>
          </table:table-cell>
          <table:table-cell table:number-columns-repeated="1018"/>
        </table:table-row>
        <table:table-row table:style-name="ro4">
          <table:table-cell office:value-type="string">
            <text:p>97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number-columns-repeated="1018"/>
        </table:table-row>
        <table:table-row table:style-name="ro4">
          <table:table-cell office:value-type="string">
            <text:p>976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hladať</text:p>
          </table:table-cell>
          <table:table-cell office:value-type="string">
            <text:p>hľadať</text:p>
          </table:table-cell>
          <table:table-cell table:number-columns-repeated="1018"/>
        </table:table-row>
        <table:table-row table:style-name="ro4">
          <table:table-cell office:value-type="string">
            <text:p>977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office:value-type="string">
            <text:p>ani dňa ani hodiny</text:p>
          </table:table-cell>
          <table:table-cell office:value-type="string">
            <text:p>ani dňa, ani hodiny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80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vyznávanie</text:p>
          </table:table-cell>
          <table:table-cell office:value-type="string">
            <text:p>vyznávame</text:p>
          </table:table-cell>
          <table:table-cell table:number-columns-repeated="1018"/>
        </table:table-row>
        <table:table-row table:style-name="ro4">
          <table:table-cell office:value-type="string">
            <text:p>983</text:p>
          </table:table-cell>
          <table:table-cell office:value-type="string">
            <text:p>3. zhora</text:p>
          </table:table-cell>
          <table:table-cell office:value-type="string">
            <text:p>1</text:p>
          </table:table-cell>
          <table:table-cell office:value-type="string">
            <text:p>vypadlo slovo „kmene“ (str. 982)</text:p>
          </table:table-cell>
          <table:table-cell office:value-type="string">
            <text:p>a jazyky.</text:p>
          </table:table-cell>
          <table:table-cell office:value-type="string">
            <text:p>kmene a jazyky.</text:p>
          </table:table-cell>
          <table:table-cell table:number-columns-repeated="1018"/>
        </table:table-row>
        <table:table-row table:style-name="ro4">
          <table:table-cell office:value-type="string">
            <text:p>98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„š“ (porov. Ž 23 alebo str. 983)</text:p>
          </table:table-cell>
          <table:table-cell office:value-type="string">
            <text:p>pasienky</text:p>
          </table:table-cell>
          <table:table-cell office:value-type="string">
            <text:p>pašienky</text:p>
          </table:table-cell>
          <table:table-cell table:number-columns-repeated="1018"/>
        </table:table-row>
        <table:table-row table:style-name="ro4">
          <table:table-cell office:value-type="string">
            <text:p>988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number-columns-repeated="1018"/>
        </table:table-row>
        <table:table-row table:style-name="ro4">
          <table:table-cell office:value-type="string">
            <text:p>989</text:p>
          </table:table-cell>
          <table:table-cell office:value-type="string">
            <text:p>krátke čít.</text:p>
          </table:table-cell>
          <table:table-cell office:value-type="string">
            <text:p>5</text:p>
          </table:table-cell>
          <table:table-cell office:value-type="string">
            <text:p>farba textu krátkeho čítania je „šedá“, vyblednutá</text:p>
          </table:table-cell>
          <table:table-cell table:number-columns-repeated="1020"/>
        </table:table-row>
        <table:table-row table:style-name="ro4">
          <table:table-cell office:value-type="string">
            <text:p>989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vypadlo slovo „Žalm“ (je tam len „Ž“)</text:p>
          </table:table-cell>
          <table:table-cell table:style-name="ce34" office:value-type="string">
            <text:p>Ž 110</text:p>
          </table:table-cell>
          <table:table-cell table:style-name="ce34" office:value-type="string">
            <text:p>Žalm 110</text:p>
          </table:table-cell>
          <table:table-cell table:number-columns-repeated="1018"/>
        </table:table-row>
        <table:table-row table:style-name="ro4">
          <table:table-cell office:value-type="string">
            <text:p>991</text:p>
          </table:table-cell>
          <table:table-cell office:value-type="string">
            <text:p>13. zhora</text:p>
          </table:table-cell>
          <table:table-cell office:value-type="string">
            <text:p>2</text:p>
          </table:table-cell>
          <table:table-cell office:value-type="string">
            <text:p>chybný znak (namiesto „a“ je hviezdička)</text:p>
          </table:table-cell>
          <table:table-cell office:value-type="string">
            <text:p>veky * tvoja</text:p>
          </table:table-cell>
          <table:table-cell office:value-type="string">
            <text:p>veky a tvoja</text:p>
          </table:table-cell>
          <table:table-cell table:number-columns-repeated="1018"/>
        </table:table-row>
        <table:table-row table:style-name="ro4">
          <table:table-cell office:value-type="string">
            <text:p>991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chybne uvedený biblický odkaz</text:p>
          </table:table-cell>
          <table:table-cell table:style-name="ce29" office:value-type="string">
            <text:p>Zjv 19, 1-7</text:p>
          </table:table-cell>
          <table:table-cell table:style-name="ce29" office:value-type="string">
            <text:p>Zjv 19, 1-2. 5-7</text:p>
          </table:table-cell>
          <table:table-cell table:number-columns-repeated="1018"/>
        </table:table-row>
        <table:table-row table:style-name="ro4">
          <table:table-cell office:value-type="string">
            <text:p>997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998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verš má byť odsadený („všetkým...“ ako „a Otec“)</text:p>
          </table:table-cell>
          <table:table-cell table:number-columns-repeated="1020"/>
        </table:table-row>
        <table:table-row table:style-name="ro4">
          <table:table-cell office:value-type="string">
            <text:p>1001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a konci riadka má byť čiarka</text:p>
          </table:table-cell>
          <table:table-cell office:value-type="string">
            <text:p>lásky</text:p>
          </table:table-cell>
          <table:table-cell office:value-type="string">
            <text:p>lásky,</text:p>
          </table:table-cell>
          <table:table-cell table:number-columns-repeated="1018"/>
        </table:table-row>
        <table:table-row table:style-name="ro4">
          <table:table-cell office:value-type="string">
            <text:p>1002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 (červenou)</text:p>
          </table:table-cell>
          <table:table-cell table:style-name="ce29" office:value-type="string">
            <text:p>),</text:p>
          </table:table-cell>
          <table:table-cell table:style-name="ce29" office:value-type="string">
            <text:p>).</text:p>
          </table:table-cell>
          <table:table-cell table:number-columns-repeated="1018"/>
        </table:table-row>
        <table:table-row table:style-name="ro4">
          <table:table-cell office:value-type="string">
            <text:p>100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 konci riadka má byť bodka (LH, zv. III, str. 592)</text:p>
          </table:table-cell>
          <table:table-cell office:value-type="string">
            <text:p>oblohe,</text:p>
          </table:table-cell>
          <table:table-cell office:value-type="string">
            <text:p>oblohe.</text:p>
          </table:table-cell>
          <table:table-cell table:number-columns-repeated="1018"/>
        </table:table-row>
        <table:table-row table:style-name="ro4">
          <table:table-cell office:value-type="string">
            <text:p>1006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pred „Boh“ (LH, zv. III, str. 594)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number-columns-repeated="1018"/>
        </table:table-row>
        <table:table-row table:style-name="ro4">
          <table:table-cell office:value-type="string">
            <text:p>1007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pred „Boh“ (LH, zv. III, str. 595)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number-columns-repeated="1018"/>
        </table:table-row>
        <table:table-row table:style-name="ro4">
          <table:table-cell office:value-type="string">
            <text:p>1014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edzera</text:p>
          </table:table-cell>
          <table:table-cell office:value-type="string">
            <text:p>keďzošle</text:p>
          </table:table-cell>
          <table:table-cell office:value-type="string">
            <text:p>keď zošle</text:p>
          </table:table-cell>
          <table:table-cell table:number-columns-repeated="1018"/>
        </table:table-row>
        <table:table-row table:style-name="ro4">
          <table:table-cell office:value-type="string">
            <text:p>1014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1017</text:p>
          </table:table-cell>
          <table:table-cell office:value-type="string">
            <text:p>7. zdola</text:p>
          </table:table-cell>
          <table:table-cell office:value-type="string">
            <text:p>1</text:p>
          </table:table-cell>
          <table:table-cell office:value-type="string">
            <text:p>v modlitbe vypadlo „si Boh a“ (LH, zv. II, str. 605)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number-columns-repeated="1018"/>
        </table:table-row>
        <table:table-row table:style-name="ro4">
          <table:table-cell office:value-type="string">
            <text:p>1018</text:p>
          </table:table-cell>
          <table:table-cell/>
          <table:table-cell office:value-type="string">
            <text:p>5</text:p>
          </table:table-cell>
          <table:table-cell office:value-type="string">
            <text:p>text hymnu je šedou farbou</text:p>
          </table:table-cell>
          <table:table-cell table:number-columns-repeated="1020"/>
        </table:table-row>
        <table:table-row table:style-name="ro4">
          <table:table-cell office:value-type="string">
            <text:p>101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a konci riadka má byť čiarka</text:p>
          </table:table-cell>
          <table:table-cell office:value-type="string">
            <text:p>dal</text:p>
          </table:table-cell>
          <table:table-cell office:value-type="string">
            <text:p>dal,</text:p>
          </table:table-cell>
          <table:table-cell table:number-columns-repeated="1018"/>
        </table:table-row>
        <table:table-row table:style-name="ro4">
          <table:table-cell office:value-type="string">
            <text:p>1021</text:p>
          </table:table-cell>
          <table:table-cell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v modlitbe vypadlo „si Boh a“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number-columns-repeated="1018"/>
        </table:table-row>
        <table:table-row table:style-name="ro4">
          <table:table-cell office:value-type="string">
            <text:p>1021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nemá byť čiarka za slovom „Otcom“</text:p>
          </table:table-cell>
          <table:table-cell office:value-type="string">
            <text:p>Otcom, v jednote</text:p>
          </table:table-cell>
          <table:table-cell office:value-type="string">
            <text:p>Otcom v jednote</text:p>
          </table:table-cell>
          <table:table-cell table:number-columns-repeated="1018"/>
        </table:table-row>
        <table:table-row table:style-name="ro4">
          <table:table-cell office:value-type="string">
            <text:p>1022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chuť,</text:p>
          </table:table-cell>
          <table:table-cell office:value-type="string">
            <text:p>chuť.</text:p>
          </table:table-cell>
          <table:table-cell table:number-columns-repeated="1018"/>
        </table:table-row>
        <table:table-row table:style-name="ro4">
          <table:table-cell office:value-type="string">
            <text:p>1024</text:p>
          </table:table-cell>
          <table:table-cell/>
          <table:table-cell office:value-type="string">
            <text:p>5</text:p>
          </table:table-cell>
          <table:table-cell office:value-type="string">
            <text:p>záver Ž 110 je šedou farbou</text:p>
          </table:table-cell>
          <table:table-cell table:number-columns-repeated="1020"/>
        </table:table-row>
        <table:table-row table:style-name="ro4">
          <table:table-cell office:value-type="string">
            <text:p>1024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mi</text:p>
          </table:table-cell>
          <table:table-cell office:value-type="string">
            <text:p>veľmi</text:p>
          </table:table-cell>
          <table:table-cell table:number-columns-repeated="1018"/>
        </table:table-row>
        <table:table-row table:style-name="ro4">
          <table:table-cell office:value-type="string">
            <text:p>102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sluby</text:p>
          </table:table-cell>
          <table:table-cell office:value-type="string">
            <text:p>sľuby</text:p>
          </table:table-cell>
          <table:table-cell table:number-columns-repeated="1018"/>
        </table:table-row>
        <table:table-row table:style-name="ro4">
          <table:table-cell office:value-type="string">
            <text:p>1027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v modlitbe vypadlo „si Boh a“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number-columns-repeated="1018"/>
        </table:table-row>
        <table:table-row table:style-name="ro4">
          <table:table-cell office:value-type="string">
            <text:p>1028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„ď“</text:p>
          </table:table-cell>
          <table:table-cell office:value-type="string">
            <text:p>Ved</text:p>
          </table:table-cell>
          <table:table-cell office:value-type="string">
            <text:p>Veď</text:p>
          </table:table-cell>
          <table:table-cell table:number-columns-repeated="1018"/>
        </table:table-row>
        <table:table-row table:style-name="ro4">
          <table:table-cell office:value-type="string">
            <text:p>1029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verša nemá byť červená pomlčka</text:p>
          </table:table-cell>
          <table:table-cell office:value-type="string">
            <text:p>detí. –</text:p>
          </table:table-cell>
          <table:table-cell office:value-type="string">
            <text:p>detí.</text:p>
          </table:table-cell>
          <table:table-cell table:number-columns-repeated="1018"/>
        </table:table-row>
        <table:table-row table:style-name="ro4">
          <table:table-cell office:value-type="string">
            <text:p>1032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office:value-type="string">
            <text:p>ani vrásky ani ničoho</text:p>
          </table:table-cell>
          <table:table-cell office:value-type="string">
            <text:p>ani vrásky, ani ničoho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034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za slovom „Ježišu“</text:p>
          </table:table-cell>
          <table:table-cell office:value-type="string">
            <text:p>Ježišu nádej</text:p>
          </table:table-cell>
          <table:table-cell office:value-type="string">
            <text:p>Ježišu, nádej</text:p>
          </table:table-cell>
          <table:table-cell table:number-columns-repeated="1018"/>
        </table:table-row>
        <table:table-row table:style-name="ro4">
          <table:table-cell office:value-type="string">
            <text:p>1038</text:p>
          </table:table-cell>
          <table:table-cell office:value-type="string">
            <text:p>1. zhora</text:p>
          </table:table-cell>
          <table:table-cell office:value-type="string">
            <text:p>4</text:p>
          </table:table-cell>
          <table:table-cell office:value-type="string">
            <text:p>text nemá byť červenou (bijú sa tam 2 farby)</text:p>
          </table:table-cell>
          <table:table-cell table:number-columns-repeated="1020"/>
        </table:table-row>
        <table:table-row table:style-name="ro4">
          <table:table-cell office:value-type="string">
            <text:p>1042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emá byť dĺžeň na „i“</text:p>
          </table:table-cell>
          <table:table-cell office:value-type="string">
            <text:p>zosnulí</text:p>
          </table:table-cell>
          <table:table-cell office:value-type="string">
            <text:p>zosnuli</text:p>
          </table:table-cell>
          <table:table-cell table:number-columns-repeated="1018"/>
        </table:table-row>
        <table:table-row table:style-name="ro4">
          <table:table-cell office:value-type="string">
            <text:p>1042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ké</text:p>
          </table:table-cell>
          <table:table-cell office:value-type="string">
            <text:p>veľké</text:p>
          </table:table-cell>
          <table:table-cell table:number-columns-repeated="1018"/>
        </table:table-row>
        <table:table-row table:style-name="ro4">
          <table:table-cell office:value-type="string">
            <text:p>104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table:style-name="ce29" office:value-type="string">
            <text:p>začina</text:p>
          </table:table-cell>
          <table:table-cell table:style-name="ce29" office:value-type="string">
            <text:p>začína</text:p>
          </table:table-cell>
          <table:table-cell table:style-name="ce15"/>
          <table:table-cell table:number-columns-repeated="1017"/>
        </table:table-row>
        <table:table-row table:style-name="ro4">
          <table:table-cell office:value-type="string">
            <text:p>1046</text:p>
          </table:table-cell>
          <table:table-cell office:value-type="string">
            <text:p>3. a 1. zdola</text:p>
          </table:table-cell>
          <table:table-cell office:value-type="string">
            <text:p>3</text:p>
          </table:table-cell>
          <table:table-cell office:value-type="string">
            <text:p>v slove „Žalm 95“ má byť malé „ž“</text:p>
          </table:table-cell>
          <table:table-cell table:style-name="ce29" office:value-type="string">
            <text:p>Žalmu 95 / Žalmom 95</text:p>
          </table:table-cell>
          <table:table-cell table:style-name="ce29" office:value-type="string">
            <text:p>Žalmu 95 / žalmom 95</text:p>
          </table:table-cell>
          <table:table-cell table:style-name="ce15"/>
          <table:table-cell table:number-columns-repeated="1017"/>
        </table:table-row>
        <table:table-row table:style-name="ro4">
          <table:table-cell office:value-type="string">
            <text:p>1047</text:p>
          </table:table-cell>
          <table:table-cell office:value-type="string">
            <text:p>12. zhora</text:p>
          </table:table-cell>
          <table:table-cell office:value-type="string">
            <text:p>2</text:p>
          </table:table-cell>
          <table:table-cell office:value-type="string">
            <text:p>chybné slovo</text:p>
          </table:table-cell>
          <table:table-cell table:style-name="ce29" office:value-type="string">
            <text:p>beriť</text:p>
          </table:table-cell>
          <table:table-cell table:style-name="ce29" office:value-type="string">
            <text:p>beri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48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začiatočné písmeno slova (čas)</text:p>
          </table:table-cell>
          <table:table-cell table:style-name="ce29" office:value-type="string">
            <text:p>Čas</text:p>
          </table:table-cell>
          <table:table-cell table:style-name="ce29" office:value-type="string">
            <text:p>čas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4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biblický odkaz má byť červenou (porov. str. 1059)</text:p>
          </table:table-cell>
          <table:table-cell office:value-type="string">
            <text:p>Lk 1, 68-79</text:p>
          </table:table-cell>
          <table:table-cell table:style-name="ce29" office:value-type="string">
            <text:p>Lk 1, 68-79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49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29" office:value-type="string">
            <text:p>častí</text:p>
          </table:table-cell>
          <table:table-cell table:style-name="ce29" office:value-type="string">
            <text:p>čast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1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text nemá byť čiernou farbou (porov. napr. zv. IV LH)</text:p>
          </table:table-cell>
          <table:table-cell office:value-type="string">
            <text:p>modlitbe Pána</text:p>
          </table:table-cell>
          <table:table-cell table:style-name="ce29" office:value-type="string">
            <text:p>modlitbe Pán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1</text:p>
          </table:table-cell>
          <table:table-cell table:style-name="ce17" office:value-type="string">
            <text:p>15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vypadla časť textu ("si Boh a"; porov. str. 149)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2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29" office:value-type="string">
            <text:p>zakonči</text:p>
          </table:table-cell>
          <table:table-cell table:style-name="ce29" office:value-type="string">
            <text:p>zakonč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3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na konci riadka (str. 154)</text:p>
          </table:table-cell>
          <table:table-cell office:value-type="string">
            <text:p>ranné</text:p>
          </table:table-cell>
          <table:table-cell office:value-type="string">
            <text:p>ranné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4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7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bodka na konci riadka má byť červen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7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kraluješ</text:p>
          </table:table-cell>
          <table:table-cell office:value-type="string">
            <text:p>kraľuješ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8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9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é slovo (i -&gt; l, malé L)</text:p>
          </table:table-cell>
          <table:table-cell table:style-name="ce29" office:value-type="string">
            <text:p>aiebo</text:p>
          </table:table-cell>
          <table:table-cell table:style-name="ce29" office:value-type="string">
            <text:p>alebo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0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"Sláva Otcu" má byť zarovnané na ľavý okraj strany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29" office:value-type="string">
            <text:p>oficia</text:p>
          </table:table-cell>
          <table:table-cell table:style-name="ce29" office:value-type="string">
            <text:p>ofíci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1</text:p>
          </table:table-cell>
          <table:table-cell table:style-name="ce17" office:value-type="string">
            <text:p>14. zdol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text nemá byť čiernou farbou (porov. napr. zv. IV LH)</text:p>
          </table:table-cell>
          <table:table-cell office:value-type="string">
            <text:p>modlitbe Pána</text:p>
          </table:table-cell>
          <table:table-cell table:style-name="ce29" office:value-type="string">
            <text:p>modlitbe Pán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2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chýba bodka (má byť červenou farbou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office:value-type="string">
            <text:p>1063</text:p>
          </table:table-cell>
          <table:table-cell office:value-type="string">
            <text:p>2. zdola</text:p>
          </table:table-cell>
          <table:table-cell office:value-type="string">
            <text:p>4</text:p>
          </table:table-cell>
          <table:table-cell office:value-type="string">
            <text:p>číslo strany "XIX" má byť čiernou farbou (porov. LH IV)</text:p>
          </table:table-cell>
          <table:table-cell table:style-name="ce29" office:value-type="string">
            <text:p>XIX</text:p>
          </table:table-cell>
          <table:table-cell office:value-type="string">
            <text:p>XIX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6</text:p>
          </table:table-cell>
          <table:table-cell table:style-name="ce17" office:value-type="string">
            <text:p>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omôcť,*</text:p>
          </table:table-cell>
          <table:table-cell office:value-type="string">
            <text:p>pomôcť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6</text:p>
          </table:table-cell>
          <table:table-cell table:style-name="ce17" office:value-type="string">
            <text:p>1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adidlo*</text:p>
          </table:table-cell>
          <table:table-cell office:value-type="string">
            <text:p>kadidlo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6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ľudmi</text:p>
          </table:table-cell>
          <table:table-cell office:value-type="string">
            <text:p>ľuďm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7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vždycky*</text:p>
          </table:table-cell>
          <table:table-cell office:value-type="string">
            <text:p>vždycky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8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</text:p>
          </table:table-cell>
          <table:table-cell office:value-type="string">
            <text:p>tni</text:p>
          </table:table-cell>
          <table:table-cell office:value-type="string">
            <text:p>m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9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chýba hviezdička (po medzere)</text:p>
          </table:table-cell>
          <table:table-cell office:value-type="string">
            <text:p>ľuďom;</text:p>
          </table:table-cell>
          <table:table-cell office:value-type="string">
            <text:p>ľuďom;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1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1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3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túžim"</text:p>
          </table:table-cell>
          <table:table-cell office:value-type="string">
            <text:p>túžim, uzrieť</text:p>
          </table:table-cell>
          <table:table-cell office:value-type="string">
            <text:p>túžim uzrie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3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é písmeno (i -&gt; a)</text:p>
          </table:table-cell>
          <table:table-cell office:value-type="string">
            <text:p>i túžim</text:p>
          </table:table-cell>
          <table:table-cell office:value-type="string">
            <text:p>a túži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4</text:p>
          </table:table-cell>
          <table:table-cell table:style-name="ce17"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álava;</text:p>
          </table:table-cell>
          <table:table-cell office:value-type="string">
            <text:p>páľava;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5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text "Sláva Otcu" má byť čiern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5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svojim</text:p>
          </table:table-cell>
          <table:table-cell office:value-type="string">
            <text:p>svojí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6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ý znak (veľké I -&gt; 1)</text:p>
          </table:table-cell>
          <table:table-cell table:style-name="ce29" office:value-type="string">
            <text:p>Zjv 7, 10. I2</text:p>
          </table:table-cell>
          <table:table-cell table:style-name="ce29" office:value-type="string">
            <text:p>Zjv 7, 10. 12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7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bodka za slovom "Aleluja" (čiernou farbou)</text:p>
          </table:table-cell>
          <table:table-cell office:value-type="string">
            <text:p>Aleluja</text:p>
          </table:table-cell>
          <table:table-cell office:value-type="string">
            <text:p>Aleluja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8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nepriatelov.</text:p>
          </table:table-cell>
          <table:table-cell office:value-type="string">
            <text:p>nepriateľov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é záhlavie</text:p>
          </table:table-cell>
          <table:table-cell table:style-name="ce29" office:value-type="string">
            <text:p>Nedeľa – ranné chvály</text:p>
          </table:table-cell>
          <table:table-cell table:style-name="ce29" office:value-type="string">
            <text:p>Nedeľa – modlitba cez deň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(í -&gt; ĺ; dlhé L namiesto í)</text:p>
          </table:table-cell>
          <table:table-cell office:value-type="string">
            <text:p>vzbíkli</text:p>
          </table:table-cell>
          <table:table-cell office:value-type="string">
            <text:p>vzbĺkl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1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dvojbodka, nie bodka</text:p>
          </table:table-cell>
          <table:table-cell office:value-type="string">
            <text:p>spravodlivých.</text:p>
          </table:table-cell>
          <table:table-cell office:value-type="string">
            <text:p>spravodlivých: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0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(r -&gt; t)</text:p>
          </table:table-cell>
          <table:table-cell office:value-type="string">
            <text:p>vervami</text:p>
          </table:table-cell>
          <table:table-cell office:value-type="string">
            <text:p>vetvam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1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náuke,</text:p>
          </table:table-cell>
          <table:table-cell office:value-type="string">
            <text:p>náuke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2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3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kraľovat,</text:p>
          </table:table-cell>
          <table:table-cell office:value-type="string">
            <text:p>kraľovať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3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nepriatelov *</text:p>
          </table:table-cell>
          <table:table-cell office:value-type="string">
            <text:p>nepriateľov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5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v" vo vete</text:p>
          </table:table-cell>
          <table:table-cell table:style-name="ce29" office:value-type="string">
            <text:p>V zá-</text:p>
          </table:table-cell>
          <table:table-cell table:style-name="ce29" office:value-type="string">
            <text:p>v zá-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7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087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zarovanané pokračovanie prosby (má byť pod "bou,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8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8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zarovananý verš (má byť pod "zo svetla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9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9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s" v slove (str. 1356)</text:p>
          </table:table-cell>
          <table:table-cell office:value-type="string">
            <text:p>so Svetlom</text:p>
          </table:table-cell>
          <table:table-cell office:value-type="string">
            <text:p>so svetlo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9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prídže</text:p>
          </table:table-cell>
          <table:table-cell office:value-type="string">
            <text:p>príďž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0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0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1</text:p>
          </table:table-cell>
          <table:table-cell table:style-name="ce17" office:value-type="string">
            <text:p>Ž 5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Ž 5 na tejto strane je š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1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text biblického odkazu nemá byť zarovnaný vpravo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3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riadok má byť odsadený (pod "zahrmel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094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zarovanané pokračovanie prosby (má byť pod "na naše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6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srdce.*</text:p>
          </table:table-cell>
          <table:table-cell office:value-type="string">
            <text:p>srdce.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7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dopustil,*</text:p>
          </table:table-cell>
          <table:table-cell office:value-type="string">
            <text:p>dopustil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7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hriešnikov, +</text:p>
          </table:table-cell>
          <table:table-cell office:value-type="string">
            <text:p>hriešnikov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8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spravodlivosť*</text:p>
          </table:table-cell>
          <table:table-cell office:value-type="string">
            <text:p>spravodlivosť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3</text:p>
          </table:table-cell>
          <table:table-cell table:style-name="ce17" office:value-type="string">
            <text:p>Ž 15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celého Ž 15 (vrátane Hebr 12, 22) je š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3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tvojom"</text:p>
          </table:table-cell>
          <table:table-cell office:value-type="string">
            <text:p>tvojom, svätom</text:p>
          </table:table-cell>
          <table:table-cell office:value-type="string">
            <text:p>tvojom sväto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3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škodu, +</text:p>
          </table:table-cell>
          <table:table-cell office:value-type="string">
            <text:p>škodu. +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104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ý znak (na konci riadka má byť spojovník, nie bodka)</text:p>
          </table:table-cell>
          <table:table-cell office:value-type="string">
            <text:p>vy.</text:p>
          </table:table-cell>
          <table:table-cell office:value-type="string">
            <text:p>vy-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5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5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é slovo</text:p>
          </table:table-cell>
          <table:table-cell office:value-type="string">
            <text:p>oko</text:p>
          </table:table-cell>
          <table:table-cell office:value-type="string">
            <text:p>ako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5</text:p>
          </table:table-cell>
          <table:table-cell table:style-name="ce17" office:value-type="string">
            <text:p>13. a 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é delenie slova</text:p>
          </table:table-cell>
          <table:table-cell office:value-type="string">
            <text:p>mú-drosti</text:p>
          </table:table-cell>
          <table:table-cell office:value-type="string">
            <text:p>múd-ro-st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8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Tešitelovi</text:p>
          </table:table-cell>
          <table:table-cell office:value-type="string">
            <text:p>Tešiteľov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8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ž" v slove "Žalm"</text:p>
          </table:table-cell>
          <table:table-cell table:style-name="ce29" office:value-type="string">
            <text:p>Žalm 95</text:p>
          </table:table-cell>
          <table:table-cell table:style-name="ce29" office:value-type="string">
            <text:p>žalm 95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109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text odkazu v zátvorke má byť bezprostredne za textom, nie zarovnaný na pravý okraj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1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ním.*</text:p>
          </table:table-cell>
          <table:table-cell office:value-type="string">
            <text:p>ním.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3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dedičstvo,</text:p>
          </table:table-cell>
          <table:table-cell office:value-type="string">
            <text:p>dedičstvo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5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ý znak v slove (Ô -&gt; Ó)</text:p>
          </table:table-cell>
          <table:table-cell table:style-name="ce29" office:value-type="string">
            <text:p>PSALMÔDIA</text:p>
          </table:table-cell>
          <table:table-cell table:style-name="ce29" office:value-type="string">
            <text:p>PSALMÓDI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6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Blažení ti,</text:p>
          </table:table-cell>
          <table:table-cell office:value-type="string">
            <text:p>Blažení tí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6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To sú ti,</text:p>
          </table:table-cell>
          <table:table-cell office:value-type="string">
            <text:p>To sú tí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6</text:p>
          </table:table-cell>
          <table:table-cell table:style-name="ce17" office:value-type="string">
            <text:p>14. zdola</text:p>
          </table:table-cell>
          <table:table-cell office:value-type="string">
            <text:p>1</text:p>
          </table:table-cell>
          <table:table-cell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6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a</text:p>
          </table:table-cell>
          <table:table-cell office:value-type="string">
            <text:p>náplní</text:p>
          </table:table-cell>
          <table:table-cell office:value-type="string">
            <text:p>napln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8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0</text:p>
          </table:table-cell>
          <table:table-cell table:style-name="ce17"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chybne rozpoznané slovo „spĺňa“ (ľ -&gt; ĺ)</text:p>
          </table:table-cell>
          <table:table-cell office:value-type="string">
            <text:p>spľňa</text:p>
          </table:table-cell>
          <table:table-cell office:value-type="string">
            <text:p>spĺň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one,*</text:p>
          </table:table-cell>
          <table:table-cell office:value-type="string">
            <text:p>kone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adnú,*</text:p>
          </table:table-cell>
          <table:table-cell office:value-type="string">
            <text:p>padnú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ráľovi*</text:p>
          </table:table-cell>
          <table:table-cell office:value-type="string">
            <text:p>kráľovi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raduje*</text:p>
          </table:table-cell>
          <table:table-cell office:value-type="string">
            <text:p>raduje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srdca*</text:p>
          </table:table-cell>
          <table:table-cell office:value-type="string">
            <text:p>srdca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ožehnaním,*</text:p>
          </table:table-cell>
          <table:table-cell office:value-type="string">
            <text:p>požehnaním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daroval,*</text:p>
          </table:table-cell>
          <table:table-cell office:value-type="string">
            <text:p>daroval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3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bodkočiarka na konci riadka</text:p>
          </table:table-cell>
          <table:table-cell table:style-name="ce29" office:value-type="string">
            <text:p>Zjv 4, 11</text:p>
          </table:table-cell>
          <table:table-cell table:style-name="ce29" office:value-type="string">
            <text:p>Zjv 4, 11;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4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9" office:value-type="string">
            <text:p>1125</text:p>
          </table:table-cell>
          <table:table-cell table:style-name="ce18" office:value-type="string">
            <text:p>3. a 4. zhora</text:p>
          </table:table-cell>
          <table:table-cell table:style-name="ce25" office:value-type="string">
            <text:p>7</text:p>
          </table:table-cell>
          <table:table-cell table:style-name="ce16" office:value-type="string">
            <text:p>chybné delenie slova</text:p>
          </table:table-cell>
          <table:table-cell table:style-name="ce16" office:value-type="string">
            <text:p>pro-sme</text:p>
          </table:table-cell>
          <table:table-cell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6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1</text:p>
          </table:table-cell>
          <table:table-cell office:value-type="string">
            <text:p>chybne rozpoznané slovo „invitatórium“ (á -&gt; ó)</text:p>
          </table:table-cell>
          <table:table-cell table:style-name="ce29" office:value-type="string">
            <text:p>invitatárium</text:p>
          </table:table-cell>
          <table:table-cell table:style-name="ce29" office:value-type="string">
            <text:p>invitatóriu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6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š</text:p>
          </table:table-cell>
          <table:table-cell office:value-type="string">
            <text:p>nás</text:p>
          </table:table-cell>
          <table:table-cell office:value-type="string">
            <text:p>náš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7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myslou</text:p>
          </table:table-cell>
          <table:table-cell office:value-type="string">
            <text:p>mysľo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7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table:style-name="ce30" office:value-type="string">
            <text:p>mat</text:p>
          </table:table-cell>
          <table:table-cell table:style-name="ce30" office:value-type="string">
            <text:p>ma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7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medzera a čiarka na konci riadka</text:p>
          </table:table-cell>
          <table:table-cell office:value-type="string">
            <text:p>hriešnikovi ,</text:p>
          </table:table-cell>
          <table:table-cell office:value-type="string">
            <text:p>hriešnikov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9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v biblickom odkaze nemá byť "a"</text:p>
          </table:table-cell>
          <table:table-cell table:style-name="ce29" office:value-type="string">
            <text:p>Jdt 16, 1-2a.</text:p>
          </table:table-cell>
          <table:table-cell table:style-name="ce29" office:value-type="string">
            <text:p>Jdt 16, 1-2.</text:p>
          </table:table-cell>
          <table:table-cell table:style-name="ce15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129</text:p>
          </table:table-cell>
          <table:table-cell table:style-name="ce17" office:value-type="string">
            <text:p>chválospev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farba chválospevu je šedá (vyblednutá) oproti ant.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1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čiarky má byť bodka za "15a"</text:p>
          </table:table-cell>
          <table:table-cell table:style-name="ce29" office:value-type="string">
            <text:p>Tob 4, 15a, 16ab. 19a</text:p>
          </table:table-cell>
          <table:table-cell table:style-name="ce29" office:value-type="string">
            <text:p>Tob 4, 15a. 16ab. 19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1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del</text:p>
          </table:table-cell>
          <table:table-cell office:value-type="string">
            <text:p>deľ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2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čistým"</text:p>
          </table:table-cell>
          <table:table-cell office:value-type="string">
            <text:p>čistým,</text:p>
          </table:table-cell>
          <table:table-cell office:value-type="string">
            <text:p>čistý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2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4</text:p>
          </table:table-cell>
          <table:table-cell table:style-name="ce17" office:value-type="string">
            <text:p>16. (14. zdola)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peri</text:p>
          </table:table-cell>
          <table:table-cell office:value-type="string">
            <text:p>per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5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levíča"</text:p>
          </table:table-cell>
          <table:table-cell office:value-type="string">
            <text:p>levica</text:p>
          </table:table-cell>
          <table:table-cell office:value-type="string">
            <text:p>levíč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8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začiatočné písmeno v slove "štvrtého"</text:p>
          </table:table-cell>
          <table:table-cell office:value-type="string">
            <text:p>Štvrtého</text:p>
          </table:table-cell>
          <table:table-cell office:value-type="string">
            <text:p>štvrtého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Boží"</text:p>
          </table:table-cell>
          <table:table-cell table:style-name="ce30" office:value-type="string">
            <text:p>Bosí</text:p>
          </table:table-cell>
          <table:table-cell table:style-name="ce30" office:value-type="string">
            <text:p>Bož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9</text:p>
          </table:table-cell>
          <table:table-cell table:style-name="ce17" office:value-type="string">
            <text:p>1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krížikom</text:p>
          </table:table-cell>
          <table:table-cell office:value-type="string">
            <text:p>nešťastia,+</text:p>
          </table:table-cell>
          <table:table-cell office:value-type="string">
            <text:p>nešťastia,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9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nepriateľov,*</text:p>
          </table:table-cell>
          <table:table-cell office:value-type="string">
            <text:p>nepriateľov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0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Hladajte</text:p>
          </table:table-cell>
          <table:table-cell office:value-type="string">
            <text:p>Hľadajt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1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súcimi"</text:p>
          </table:table-cell>
          <table:table-cell office:value-type="string">
            <text:p>súcitní</text:p>
          </table:table-cell>
          <table:table-cell office:value-type="string">
            <text:p>súcim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1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3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všetkom"</text:p>
          </table:table-cell>
          <table:table-cell office:value-type="string">
            <text:p>všetkom,</text:p>
          </table:table-cell>
          <table:table-cell office:value-type="string">
            <text:p>všetko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4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ó</text:p>
          </table:table-cell>
          <table:table-cell table:style-name="ce29" office:value-type="string">
            <text:p>invitatorium</text:p>
          </table:table-cell>
          <table:table-cell table:style-name="ce29" office:value-type="string">
            <text:p>invitatórium</text:p>
          </table:table-cell>
          <table:table-cell table:style-name="ce15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144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ó</text:p>
          </table:table-cell>
          <table:table-cell table:style-name="ce29" office:value-type="string">
            <text:p>invitatorium</text:p>
          </table:table-cell>
          <table:table-cell table:style-name="ce29" office:value-type="string">
            <text:p>invitatóriu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5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30" office:value-type="string">
            <text:p>utrpeni.</text:p>
          </table:table-cell>
          <table:table-cell table:style-name="ce30" office:value-type="string">
            <text:p>utrpení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6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zahanbi</text:p>
          </table:table-cell>
          <table:table-cell office:value-type="string">
            <text:p>zahanb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7</text:p>
          </table:table-cell>
          <table:table-cell table:style-name="ce17" office:value-type="string">
            <text:p>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30" office:value-type="string">
            <text:p>detí.</text:p>
          </table:table-cell>
          <table:table-cell table:style-name="ce30" office:value-type="string">
            <text:p>deti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7</text:p>
          </table:table-cell>
          <table:table-cell table:style-name="ce17"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majú byť použité typografické úvodzovky</text:p>
          </table:table-cell>
          <table:table-cell office:value-type="string">
            <text:p>stádo."</text:p>
          </table:table-cell>
          <table:table-cell office:value-type="string">
            <text:p>stádo.“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8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odsadený riadok (má byť pod "je mestom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9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začiatočné písmeno v slove "že"</text:p>
          </table:table-cell>
          <table:table-cell office:value-type="string">
            <text:p>Že</text:p>
          </table:table-cell>
          <table:table-cell office:value-type="string">
            <text:p>ž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0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table:style-name="ce30" office:value-type="string">
            <text:p>posvät</text:p>
          </table:table-cell>
          <table:table-cell table:style-name="ce30" office:value-type="string">
            <text:p>posvä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3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milosrdenstve,*</text:p>
          </table:table-cell>
          <table:table-cell office:value-type="string">
            <text:p>milosrdenstve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4</text:p>
          </table:table-cell>
          <table:table-cell table:style-name="ce17" office:value-type="string">
            <text:p>1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tiesni.</text:p>
          </table:table-cell>
          <table:table-cell office:value-type="string">
            <text:p>tiesní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6</text:p>
          </table:table-cell>
          <table:table-cell table:style-name="ce17" office:value-type="string">
            <text:p>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29" office:value-type="string">
            <text:p>ordínáriu.</text:p>
          </table:table-cell>
          <table:table-cell table:style-name="ce29" office:value-type="string">
            <text:p>ordináriu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7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table:style-name="ce30" office:value-type="string">
            <text:p>vdaky</text:p>
          </table:table-cell>
          <table:table-cell table:style-name="ce30" office:value-type="string">
            <text:p>vďaky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7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vyslobodil*</text:p>
          </table:table-cell>
          <table:table-cell office:value-type="string">
            <text:p>vyslobodil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2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hviezdička v krátkom resp. má byť červenou farbou</text:p>
          </table:table-cell>
          <table:table-cell office:value-type="string">
            <text:p>*</text:p>
          </table:table-cell>
          <table:table-cell table:style-name="ce29" office:value-type="string">
            <text:p>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4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počítačového apostrofu má byť typografický</text:p>
          </table:table-cell>
          <table:table-cell office:value-type="string">
            <text:p>tys'</text:p>
          </table:table-cell>
          <table:table-cell office:value-type="string">
            <text:p>tys’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5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si"</text:p>
          </table:table-cell>
          <table:table-cell office:value-type="string">
            <text:p>ti</text:p>
          </table:table-cell>
          <table:table-cell office:value-type="string">
            <text:p>s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7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svojho"</text:p>
          </table:table-cell>
          <table:table-cell office:value-type="string">
            <text:p>svojho,</text:p>
          </table:table-cell>
          <table:table-cell office:value-type="string">
            <text:p>svojho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8</text:p>
          </table:table-cell>
          <table:table-cell table:style-name="ce17" office:value-type="string">
            <text:p>3. a 4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odkaz v zátvorke nemá byť kurzívou</text:p>
          </table:table-cell>
          <table:table-cell table:style-name="ce30" office:value-type="string">
            <text:p>(Porov. / Flp 2, 10)</text:p>
          </table:table-cell>
          <table:table-cell office:value-type="string">
            <text:p>(Porov. / Flp 2, 10)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sú ti,</text:p>
          </table:table-cell>
          <table:table-cell office:value-type="string">
            <text:p>sú tí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0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ž" v slove "Žalm"</text:p>
          </table:table-cell>
          <table:table-cell table:style-name="ce29" office:value-type="string">
            <text:p>Žalm 95</text:p>
          </table:table-cell>
          <table:table-cell table:style-name="ce29" office:value-type="string">
            <text:p>žalm 95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0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chválte</text:p>
          </table:table-cell>
          <table:table-cell office:value-type="string">
            <text:p>chváľt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1</text:p>
          </table:table-cell>
          <table:table-cell table:style-name="ce17" office:value-type="string">
            <text:p>1. až 4. zhor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krátkeho čítania je šedý, rastrovaný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1</text:p>
          </table:table-cell>
          <table:table-cell table:style-name="ce17" office:value-type="string">
            <text:p>11. až 9. zdol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zvolanie a úvod 1. prosby sú šedou farbou (rastrované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7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ordináriu"</text:p>
          </table:table-cell>
          <table:table-cell table:style-name="ce29" office:value-type="string">
            <text:p>ordinánu</text:p>
          </table:table-cell>
          <table:table-cell table:style-name="ce29" office:value-type="string">
            <text:p>ordinári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9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šťastným"</text:p>
          </table:table-cell>
          <table:table-cell office:value-type="string">
            <text:p>šťastným,</text:p>
          </table:table-cell>
          <table:table-cell office:value-type="string">
            <text:p>šťastný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1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verša namiesto čiarky má byť bodka</text:p>
          </table:table-cell>
          <table:table-cell office:value-type="string">
            <text:p>spaľuje,</text:p>
          </table:table-cell>
          <table:table-cell office:value-type="string">
            <text:p>spaľuje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2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zálubu</text:p>
          </table:table-cell>
          <table:table-cell office:value-type="string">
            <text:p>záľub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3</text:p>
          </table:table-cell>
          <table:table-cell table:style-name="ce17" office:value-type="string">
            <text:p>11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zarovnané (odsadené) pokračovanie 1. prosby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7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ane.*</text:p>
          </table:table-cell>
          <table:table-cell office:value-type="string">
            <text:p>Pane.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8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antifóny namiesto čiarky má byť bodka</text:p>
          </table:table-cell>
          <table:table-cell office:value-type="string">
            <text:p>národy,</text:p>
          </table:table-cell>
          <table:table-cell office:value-type="string">
            <text:p>národy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8</text:p>
          </table:table-cell>
          <table:table-cell table:style-name="ce17" office:value-type="string">
            <text:p>10. až 12. zhor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citát a prvý riadok žalmu sú šedou farbou (rastrované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9</text:p>
          </table:table-cell>
          <table:table-cell table:style-name="ce17" office:value-type="string">
            <text:p>4. a 6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špeciálne znaky "R." a "V." nemajú byť tučným písmom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9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riad</text:p>
          </table:table-cell>
          <table:table-cell office:value-type="string">
            <text:p>riaď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verša namiesto čiarky má byť bodka</text:p>
          </table:table-cell>
          <table:table-cell office:value-type="string">
            <text:p>obľúbil,</text:p>
          </table:table-cell>
          <table:table-cell office:value-type="string">
            <text:p>obľúbil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4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1</text:p>
          </table:table-cell>
          <table:table-cell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6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nim</text:p>
          </table:table-cell>
          <table:table-cell office:value-type="string">
            <text:p>ní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8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alichu,*</text:p>
          </table:table-cell>
          <table:table-cell office:value-type="string">
            <text:p>kalichu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9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verša namiesto čiarky má byť bod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1</text:p>
          </table:table-cell>
          <table:table-cell table:style-name="ce17" office:value-type="string">
            <text:p>1. a 2. zhor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farba textu prvých 2 riadkov je šedá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2</text:p>
          </table:table-cell>
          <table:table-cell table:style-name="ce17" office:value-type="string">
            <text:p>1. a 2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text rubriky má byť menším písmom, červeným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2</text:p>
          </table:table-cell>
          <table:table-cell table:style-name="ce17" office:value-type="string">
            <text:p>6. a 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e zalomený verš ("a" má byť už na konci 6. riadka)</text:p>
          </table:table-cell>
          <table:table-cell office:value-type="string">
            <text:p>moc / a dobrotu</text:p>
          </table:table-cell>
          <table:table-cell office:value-type="string">
            <text:p>moc a / dobrot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3</text:p>
          </table:table-cell>
          <table:table-cell table:style-name="ce17" office:value-type="string">
            <text:p>1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4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ánovom.*</text:p>
          </table:table-cell>
          <table:table-cell office:value-type="string">
            <text:p>Pánovom.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4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za slovom "Pán"</text:p>
          </table:table-cell>
          <table:table-cell office:value-type="string">
            <text:p>Pán je</text:p>
          </table:table-cell>
          <table:table-cell office:value-type="string">
            <text:p>Pán, j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8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(za zátvorkami) nemá byť bodka</text:p>
          </table:table-cell>
          <table:table-cell office:value-type="string">
            <text:p>17).</text:p>
          </table:table-cell>
          <table:table-cell office:value-type="string">
            <text:p>17)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8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íst</text:p>
          </table:table-cell>
          <table:table-cell office:value-type="string">
            <text:p>ís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9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(nemá byť dĺžeň na u)</text:p>
          </table:table-cell>
          <table:table-cell office:value-type="string">
            <text:p>lúky</text:p>
          </table:table-cell>
          <table:table-cell office:value-type="string">
            <text:p>luky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9</text:p>
          </table:table-cell>
          <table:table-cell table:style-name="ce17"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10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pred číslovkou 5 za bodkou má byť medzera</text:p>
          </table:table-cell>
          <table:table-cell table:style-name="ce29" office:value-type="string">
            <text:p>Rim 5, 1-2.5</text:p>
          </table:table-cell>
          <table:table-cell table:style-name="ce29" office:value-type="string">
            <text:p>Rim 5, 1-2. 5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1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začiatku riadka má byť malé písmeno</text:p>
          </table:table-cell>
          <table:table-cell office:value-type="string">
            <text:p>A sám</text:p>
          </table:table-cell>
          <table:table-cell office:value-type="string">
            <text:p>a sá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3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ýba "Porov." pred bibli. odkazom (str. 1083, 1349)</text:p>
          </table:table-cell>
          <table:table-cell office:value-type="string">
            <text:p>(1 Kor</text:p>
          </table:table-cell>
          <table:table-cell office:value-type="string">
            <text:p>(Porov. 1 Kor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3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odsadený riadok (má byť pod "pred východom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4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vernost.</text:p>
          </table:table-cell>
          <table:table-cell office:value-type="string">
            <text:p>vernosť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1</text:p>
          </table:table-cell>
          <table:table-cell table:style-name="ce17" office:value-type="string">
            <text:p>11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sláviacich"</text:p>
          </table:table-cell>
          <table:table-cell office:value-type="string">
            <text:p>staviacich</text:p>
          </table:table-cell>
          <table:table-cell office:value-type="string">
            <text:p>sláviacich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4</text:p>
          </table:table-cell>
          <table:table-cell table:style-name="ce17" office:value-type="string">
            <text:p>Ž 19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žalmu aj citátu sú šedou farbou (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7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ý znak (0 -&gt; O, namiesto veľkého o je znak nula)</text:p>
          </table:table-cell>
          <table:table-cell office:value-type="string">
            <text:p>0 tvojej</text:p>
          </table:table-cell>
          <table:table-cell office:value-type="string">
            <text:p>O tvojej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228</text:p>
          </table:table-cell>
          <table:table-cell table:style-name="ce17" office:value-type="string">
            <text:p>3. až 1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odstadené 3 riadky (majú byť ešte o jeden tab); správne pozri str. 576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9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hľadajú, +</text:p>
          </table:table-cell>
          <table:table-cell office:value-type="string">
            <text:p>hľadajú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9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riadok má byť odsadený (pod "príď mi"), pozri str. 577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33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33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36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37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ý slovosled</text:p>
          </table:table-cell>
          <table:table-cell office:value-type="string">
            <text:p>ako slovo Božie;</text:p>
          </table:table-cell>
          <table:table-cell office:value-type="string">
            <text:p>ako Božie slovo;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40</text:p>
          </table:table-cell>
          <table:table-cell table:style-name="ce17" office:value-type="string">
            <text:p>hymnus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hymnu je šedou farbou (vyblednutý/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41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útočište, +</text:p>
          </table:table-cell>
          <table:table-cell office:value-type="string">
            <text:p>útočište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41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lesaním,*</text:p>
          </table:table-cell>
          <table:table-cell office:value-type="string">
            <text:p>plesaním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44</text:p>
          </table:table-cell>
          <table:table-cell table:style-name="ce17" office:value-type="string">
            <text:p>celá strana</text:p>
          </table:table-cell>
          <table:table-cell office:value-type="string">
            <text:p>5</text:p>
          </table:table-cell>
          <table:table-cell office:value-type="string">
            <text:p>namiesto čiernej je text šedou (vyblednutý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49</text:p>
          </table:table-cell>
          <table:table-cell table:style-name="ce17" office:value-type="string">
            <text:p>2. a 3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medzi veršami má byť voľný riadok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50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office:value-type="string">
            <text:p>bolí sme</text:p>
          </table:table-cell>
          <table:table-cell office:value-type="string">
            <text:p>boli sm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52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office:value-type="string">
            <text:p>chýba čiarka za slovom „Bohu“</text:p>
          </table:table-cell>
          <table:table-cell office:value-type="string">
            <text:p>aj Bohu aj mamone.</text:p>
          </table:table-cell>
          <table:table-cell office:value-type="string">
            <text:p>aj Bohu, aj mamone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53</text:p>
          </table:table-cell>
          <table:table-cell table:style-name="ce17" office:value-type="string">
            <text:p>15. zhora</text:p>
          </table:table-cell>
          <table:table-cell table:style-name="ce26" office:value-type="string">
            <text:p>3</text:p>
          </table:table-cell>
          <table:table-cell office:value-type="string">
            <text:p>chýba čiarka za slovom „Bohu“</text:p>
          </table:table-cell>
          <table:table-cell office:value-type="string">
            <text:p>aj Bohu aj mamone.</text:p>
          </table:table-cell>
          <table:table-cell office:value-type="string">
            <text:p>aj Bohu, aj mamone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53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(má byť dĺžeň na ú)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55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58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258</text:p>
          </table:table-cell>
          <table:table-cell table:style-name="ce17" office:value-type="string">
            <text:p>8. a 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e zalomený verš ("slnko" má byť až na ďalšom riadku); správne str. 1524</text:p>
          </table:table-cell>
          <table:table-cell office:value-type="string">
            <text:p>rozdávaš slnko, / že môžu</text:p>
          </table:table-cell>
          <table:table-cell office:value-type="string">
            <text:p>rozdávaš / slnko, že môž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1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krížikom</text:p>
          </table:table-cell>
          <table:table-cell office:value-type="string">
            <text:p>vôd,+</text:p>
          </table:table-cell>
          <table:table-cell office:value-type="string">
            <text:p>vôd,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2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chlieb,*</text:p>
          </table:table-cell>
          <table:table-cell office:value-type="string">
            <text:p>chlieb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3</text:p>
          </table:table-cell>
          <table:table-cell table:style-name="ce17" office:value-type="string">
            <text:p>1. až 3. riadok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prvé tri riadky sú šedou (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3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3</text:p>
          </table:table-cell>
          <table:table-cell table:style-name="ce17" office:value-type="string">
            <text:p>12. a 11. zdol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citátu je šedou farbou (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263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text odkazu v zátvorke má byť bezprostredne za textom, nie zarovnaný na pravý okraj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4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za slovom "jasaj"</text:p>
          </table:table-cell>
          <table:table-cell office:value-type="string">
            <text:p>jasaj zem.</text:p>
          </table:table-cell>
          <table:table-cell office:value-type="string">
            <text:p>jasaj, zem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6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0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bodka za slovom "Vy"</text:p>
          </table:table-cell>
          <table:table-cell office:value-type="string">
            <text:p>Vy. po-</text:p>
          </table:table-cell>
          <table:table-cell office:value-type="string">
            <text:p>Vy po-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1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 (LH, zv. IV, str. 861)</text:p>
          </table:table-cell>
          <table:table-cell office:value-type="string">
            <text:p>srdce</text:p>
          </table:table-cell>
          <table:table-cell office:value-type="string">
            <text:p>srdce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4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5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ž" v slove "Žalm"</text:p>
          </table:table-cell>
          <table:table-cell table:style-name="ce29" office:value-type="string">
            <text:p>Žalm 95</text:p>
          </table:table-cell>
          <table:table-cell table:style-name="ce29" office:value-type="string">
            <text:p>žalm 95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5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riadok verša má byť odsadený (ako "a spravuješ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8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milost</text:p>
          </table:table-cell>
          <table:table-cell office:value-type="string">
            <text:p>milos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9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table:style-name="ce29" office:value-type="string">
            <text:p>),</text:p>
          </table:table-cell>
          <table:table-cell table:style-name="ce29" office:value-type="string">
            <text:p>)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9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3</text:p>
          </table:table-cell>
          <table:table-cell table:style-name="ce17" office:value-type="string">
            <text:p>chválospev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chválospevu na tejto strane je šedý (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9" office:value-type="string">
            <text:p>1283</text:p>
          </table:table-cell>
          <table:table-cell table:style-name="ce18"/>
          <table:table-cell table:style-name="ce27"/>
          <table:table-cell table:style-name="ce18" office:value-type="string">
            <text:p>delenie slova: ja-drom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3</text:p>
          </table:table-cell>
          <table:table-cell table:style-name="ce17" office:value-type="string">
            <text:p>8. až 6. zdol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citát a prvý riadok Ž 81 sú č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3</text:p>
          </table:table-cell>
          <table:table-cell table:style-name="ce17"/>
          <table:table-cell table:style-name="ce26" office:value-type="string">
            <text:p>8</text:p>
          </table:table-cell>
          <table:table-cell table:style-name="ce17" office:value-type="string">
            <text:p>biblický odkaz v zátvorke nemá byť zarovnaný vpravo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4</text:p>
          </table:table-cell>
          <table:table-cell table:style-name="ce17" office:value-type="string">
            <text:p>žalm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celý text Ž 81 na tejto strane je š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8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urobil;*</text:p>
          </table:table-cell>
          <table:table-cell office:value-type="string">
            <text:p>urobil;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90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krížikom</text:p>
          </table:table-cell>
          <table:table-cell office:value-type="string">
            <text:p>moja,+</text:p>
          </table:table-cell>
          <table:table-cell office:value-type="string">
            <text:p>moja,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94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raľovať*</text:p>
          </table:table-cell>
          <table:table-cell office:value-type="string">
            <text:p>kraľovať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04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v biblickom odkaze za čiarkou</text:p>
          </table:table-cell>
          <table:table-cell office:value-type="string">
            <text:p>Zjv 21,9</text:p>
          </table:table-cell>
          <table:table-cell office:value-type="string">
            <text:p>Zjv 21, 9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04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08</text:p>
          </table:table-cell>
          <table:table-cell table:style-name="ce17" office:value-type="string">
            <text:p>žalm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celý text Ž 59 na tejto strane je š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08</text:p>
          </table:table-cell>
          <table:table-cell table:style-name="ce17" office:value-type="string">
            <text:p>1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pred druhé "ani"</text:p>
          </table:table-cell>
          <table:table-cell office:value-type="string">
            <text:p>ani priestupok ani hriech; *</text:p>
          </table:table-cell>
          <table:table-cell office:value-type="string">
            <text:p>ani priestupok, ani hriech; *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311</text:p>
          </table:table-cell>
          <table:table-cell table:style-name="ce17" office:value-type="string">
            <text:p>4. a 5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vypadlo slovo "nás" (správne str. 1573)</text:p>
          </table:table-cell>
          <table:table-cell office:value-type="string">
            <text:p>a pred budúcimi / chráň.</text:p>
          </table:table-cell>
          <table:table-cell office:value-type="string">
            <text:p>a pred budúcimi nás chráň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3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vojst</text:p>
          </table:table-cell>
          <table:table-cell office:value-type="string">
            <text:p>vojs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3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5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žíznit,</text:p>
          </table:table-cell>
          <table:table-cell office:value-type="string">
            <text:p>žízniť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5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(dorá-)žat</text:p>
          </table:table-cell>
          <table:table-cell office:value-type="string">
            <text:p>(dorá-)ža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5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319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za skratkou "Ant" má byť bodka červen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20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počítačového apostrofu má byť typografický</text:p>
          </table:table-cell>
          <table:table-cell office:value-type="string">
            <text:p>Tys'</text:p>
          </table:table-cell>
          <table:table-cell office:value-type="string">
            <text:p>Tys’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20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ň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1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zapál</text:p>
          </table:table-cell>
          <table:table-cell office:value-type="string">
            <text:p>zapáľ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5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office:value-type="string">
            <text:p>uponížíl,</text:p>
          </table:table-cell>
          <table:table-cell office:value-type="string">
            <text:p>uponížil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5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riadok verša má byť odsadený (ako "bol pokladaný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7</text:p>
          </table:table-cell>
          <table:table-cell table:style-name="ce17" office:value-type="string">
            <text:p>13. zhora/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9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namiesto "jasajme" má byť "plesajme" (SSV)</text:p>
          </table:table-cell>
          <table:table-cell office:value-type="string">
            <text:p>a jasajme,</text:p>
          </table:table-cell>
          <table:table-cell office:value-type="string">
            <text:p>a plesajme,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339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krížik na začiatku veršového riadka má byť červený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41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veľké začiatočné písmeno v slove "Požehnaný"</text:p>
          </table:table-cell>
          <table:table-cell office:value-type="string">
            <text:p>požehnaný</text:p>
          </table:table-cell>
          <table:table-cell office:value-type="string">
            <text:p>Požehnaný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41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 (červenou farbou).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41</text:p>
          </table:table-cell>
          <table:table-cell table:style-name="ce17" office:value-type="string">
            <text:p>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43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dosial</text:p>
          </table:table-cell>
          <table:table-cell office:value-type="string">
            <text:p>dosiaľ</text:p>
          </table:table-cell>
          <table:table-cell table:style-name="ce15"/>
          <table:table-cell table:number-columns-repeated="1017"/>
        </table:table-row>
        <table:table-row table:style-name="ro3" table:number-rows-repeated="7">
          <table:table-cell table:style-name="ce8"/>
          <table:table-cell table:style-name="ce17"/>
          <table:table-cell table:style-name="ce26"/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10" office:value-type="string">
            <text:p>1344-1632</text:p>
          </table:table-cell>
          <table:table-cell table:style-name="ce19"/>
          <table:table-cell table:style-name="ce28"/>
          <table:table-cell table:style-name="ce19" office:value-type="string">
            <text:p>treba spísať</text:p>
          </table:table-cell>
          <table:table-cell table:style-name="ce16" table:number-columns-repeated="3"/>
          <table:table-cell table:number-columns-repeated="1017"/>
        </table:table-row>
        <table:table-row table:style-name="ro3">
          <table:table-cell table:number-columns-repeated="6"/>
          <table:table-cell table:style-name="ce15"/>
          <table:table-cell table:number-columns-repeated="1017"/>
        </table:table-row>
        <table:table-row table:style-name="ro4">
          <table:table-cell table:style-name="ce10" office:value-type="string">
            <text:p>2101-2206</text:p>
          </table:table-cell>
          <table:table-cell table:style-name="ce19"/>
          <table:table-cell table:style-name="ce28"/>
          <table:table-cell table:style-name="ce19" office:value-type="string">
            <text:p>treba spísať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10" office:value-type="string">
            <text:p>2207-...</text:p>
          </table:table-cell>
          <table:table-cell table:style-name="ce19"/>
          <table:table-cell table:style-name="ce28"/>
          <table:table-cell table:style-name="ce19" office:value-type="string">
            <text:p>treba skontrolovať</text:p>
          </table:table-cell>
          <table:table-cell table:style-name="ce16" table:number-columns-repeated="3"/>
          <table:table-cell table:number-columns-repeated="1017"/>
        </table:table-row>
      </table:table>
      <table:table table:name="Vysvetlivky" table:style-name="ta1">
        <table:table-column table:style-name="co7" table:default-cell-style-name="Default"/>
        <table:table-column table:style-name="co9" table:number-columns-repeated="1023" table:default-cell-style-name="Default"/>
        <table:table-row table:style-name="ro5">
          <table:table-cell table:style-name="ce36" office:value-type="string">
            <text:p>typ chyby</text:p>
          </table:table-cell>
          <table:table-cell table:style-name="ce36" office:value-type="string">
            <text:p>popis chyby</text:p>
          </table:table-cell>
          <table:table-cell table:number-columns-repeated="1022"/>
        </table:table-row>
        <table:table-row table:style-name="ro5">
          <table:table-cell table:style-name="ce37" office:value-type="float" office:value="1">
            <text:p>1</text:p>
          </table:table-cell>
          <table:table-cell table:style-name="ce39" office:value-type="string">
            <text:p>najzávažnejšie chyby (vypadnuté slová, chybný text)</text:p>
          </table:table-cell>
          <table:table-cell table:number-columns-repeated="1022"/>
        </table:table-row>
        <table:table-row table:style-name="ro5">
          <table:table-cell table:style-name="ce38" office:value-type="float" office:value="2">
            <text:p>2</text:p>
          </table:table-cell>
          <table:table-cell table:style-name="ce40" office:value-type="string">
            <text:p>drobné chyby samotného textu (zlé písmeno, chýbajúca diakritika) – chyby zo skenovania</text:p>
          </table:table-cell>
          <table:table-cell table:number-columns-repeated="1022"/>
        </table:table-row>
        <table:table-row table:style-name="ro5">
          <table:table-cell table:style-name="ce38" office:value-type="float" office:value="3">
            <text:p>3</text:p>
          </table:table-cell>
          <table:table-cell table:style-name="ce40" office:value-type="string">
            <text:p>interpunkcia (čiarky, bodky), hviezdičky, medzery, zarovnanie textu, odsadenie</text:p>
          </table:table-cell>
          <table:table-cell table:number-columns-repeated="1022"/>
        </table:table-row>
        <table:table-row table:style-name="ro5">
          <table:table-cell table:style-name="ce38" office:value-type="float" office:value="4">
            <text:p>4</text:p>
          </table:table-cell>
          <table:table-cell table:style-name="ce40" office:value-type="string">
            <text:p>farby (červená/čierna), rezy písma (tučné/obyčajné)</text:p>
          </table:table-cell>
          <table:table-cell table:number-columns-repeated="1022"/>
        </table:table-row>
        <table:table-row table:style-name="ro5">
          <table:table-cell table:style-name="ce38" office:value-type="float" office:value="5">
            <text:p>5</text:p>
          </table:table-cell>
          <table:table-cell table:style-name="ce40" office:value-type="string">
            <text:p>farba textu nie je čierna, ale „šedá“, vyblednutá</text:p>
          </table:table-cell>
          <table:table-cell table:number-columns-repeated="1022"/>
        </table:table-row>
        <table:table-row table:style-name="ro5">
          <table:table-cell table:style-name="ce38" office:value-type="float" office:value="6">
            <text:p>6</text:p>
          </table:table-cell>
          <table:table-cell table:style-name="ce40" office:value-type="string">
            <text:p>posunutá tlač červeného a čierneho textu</text:p>
          </table:table-cell>
          <table:table-cell table:number-columns-repeated="1022"/>
        </table:table-row>
        <table:table-row table:style-name="ro5">
          <table:table-cell table:style-name="ce38" office:value-type="float" office:value="7">
            <text:p>7</text:p>
          </table:table-cell>
          <table:table-cell table:style-name="ce40" office:value-type="string">
            <text:p>delenie slov (niekedy som si nie istý)</text:p>
          </table:table-cell>
          <table:table-cell table:number-columns-repeated="1022"/>
        </table:table-row>
        <table:table-row table:style-name="ro5">
          <table:table-cell table:style-name="ce38" office:value-type="float" office:value="8">
            <text:p>8</text:p>
          </table:table-cell>
          <table:table-cell table:style-name="ce40" office:value-type="string">
            <text:p>typografické prehrešky (príliš veľká medzera v porovnaní s ostatným textom a pod.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36" office:value-type="string">
            <text:p>skratka</text:p>
          </table:table-cell>
          <table:table-cell table:style-name="ce36" office:value-type="string">
            <text:p>vysvetlenie</text:p>
          </table:table-cell>
          <table:table-cell table:number-columns-repeated="1022"/>
        </table:table-row>
        <table:table-row table:style-name="ro5">
          <table:table-cell table:style-name="ce39" office:value-type="string">
            <text:p>ST-SS</text:p>
          </table:table-cell>
          <table:table-cell table:style-name="ce39" office:value-type="string">
            <text:p>spoločné texty na slávnosti a sviatky (vložená príloha)</text:p>
          </table:table-cell>
          <table:table-cell table:number-columns-repeated="1022"/>
        </table:table-row>
        <table:table-row table:style-name="ro5">
          <table:table-cell table:style-name="ce40" office:value-type="string">
            <text:p>ST-I</text:p>
          </table:table-cell>
          <table:table-cell table:style-name="ce40" office:value-type="string">
            <text:p>spoločné texty I (vložená príloha)</text:p>
          </table:table-cell>
          <table:table-cell table:number-columns-repeated="1022"/>
        </table:table-row>
        <table:table-row table:style-name="ro5">
          <table:table-cell table:style-name="ce40" office:value-type="string">
            <text:p>ST-II</text:p>
          </table:table-cell>
          <table:table-cell table:style-name="ce40" office:value-type="string">
            <text:p>spoločné texty II (vložená príloha)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41" office:value-type="string">
            <text:p>riadok</text:p>
          </table:table-cell>
          <table:table-cell table:style-name="ce40" office:value-type="string">
            <text:p>ak nie je uvedené inak, ide o riadok zhora/zdola celej strany (nepočítajúc záhlavie)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string">
            <text:p>do číslovania riadkov sa počítajú všetky riadky textu; voľné riadky sa nepočítajú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string">
            <text:p>ak je to potrebné (resp. jednoduchšie), uvádzame odkaz na konkrétnu časť na danej strane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string">
            <text:p>(napr. riadok vzťahujúci sa na prosby, na krátke responzórium a pod.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40" office:value-type="string">
            <text:p>POSUN</text:p>
          </table:table-cell>
          <table:table-cell table:style-name="ce40" office:value-type="string">
            <text:p>niekedy chýbajúca medzera môže byť spôsobená posunutou tlačou červenej a čiernej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40" office:value-type="string">
            <text:p>?</text:p>
          </table:table-cell>
          <table:table-cell table:style-name="ce40" office:value-type="string">
            <text:p>nie som si istý (týka sa napr. čiarok v „Ó antifónach“)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/>
          <table:table-cell table:style-name="ce42" office:value-type="string">
            <text:p>Poznámka. Od istého momentu som prestal písať typografické chyby (napr. príliš veľké alebo nerovnomerné medzery), nakoľko ich je veľmi veľa...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40" office:value-type="string">
            <text:p>SSV</text:p>
          </table:table-cell>
          <table:table-cell table:style-name="ce12" office:value-type="string">
            <text:p>Vo vydaniach lekcionárov a Svätého písma sú doplnené čiarky (napr. pred opakovanou spojkou „aj“, „ani“ a pod.</text:p>
          </table:table-cell>
          <table:table-cell table:number-columns-repeated="1022"/>
        </table:table-row>
        <table:table-row table:style-name="ro5">
          <table:table-cell table:style-name="ce40" office:value-type="string">
            <text:p>chyba LH</text:p>
          </table:table-cell>
          <table:table-cell table:style-name="ce40" office:value-type="string">
            <text:p>Táto chyba sa vyskytuje aj v Liturgii hodín (jednozväzková, tlačená v Ríme, 1989)</text:p>
          </table:table-cell>
          <table:table-cell table:number-columns-repeated="102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4.11.2012</text:date>, <text:time>09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1-04T09:00:49.50</dc:date>
    <meta:print-date>1969-12-31T16:00:00</meta:print-date>
    <dc:creator>Juraj Vidéky</dc:creator>
    <meta:editing-duration>PT57S</meta:editing-duration>
    <meta:editing-cycles>2</meta:editing-cycles>
    <meta:generator>OpenOffice.org/3.4.1$Win32 OpenOffice.org_project/341m1$Build-9593</meta:generator>
    <meta:document-statistic meta:table-count="2" meta:cell-count="4404" meta:object-count="0"/>
  </office:meta>
</office:document-meta>
</file>